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t@jetsontx2:/home/mareiter/w251/github-mareiter/w251/hw11/Attempt2# sudo docker run -it --rm --net=host --runtime nvidia <text:s/>-e DISPLAY=$DISPLAY -v /tmp/.X11-unix/:/tmp/.X11-unix:rw --privileged -v /data/videos:/tmp/videos lander2</text:p>
      <text:p text:style-name="Standard">Using TensorFlow backend.</text:p>
      <text:p text:style-name="Standard">2020-03-16 13:58:05.072380: I tensorflow/stream_executor/platform/default/dso_loader.cc:44] Successfully opened dynamic library libcudart.so.10.0</text:p>
      <text:p text:style-name="Standard">2020-03-16 13:58:14.384065: I tensorflow/stream_executor/platform/default/dso_loader.cc:44] Successfully opened dynamic library libcuda.so.1</text:p>
      <text:p text:style-name="Standard">2020-03-16 13:58:14.414583: I tensorflow/stream_executor/cuda/cuda_gpu_executor.cc:973] ARM64 does not support NUMA - returning NUMA node zero</text:p>
      <text:p text:style-name="Standard">2020-03-16 13:58:14.414998: I tensorflow/core/common_runtime/gpu/gpu_device.cc:1618] Found device 0 with properties: </text:p>
      <text:p text:style-name="Standard">name: NVIDIA Tegra X2 major: 6 minor: 2 memoryClockRate(GHz): 1.3</text:p>
      <text:p text:style-name="Standard">pciBusID: 0000:00:00.0</text:p>
      <text:p text:style-name="Standard">2020-03-16 13:58:14.415103: I tensorflow/stream_executor/platform/default/dso_loader.cc:44] Successfully opened dynamic library libcudart.so.10.0</text:p>
      <text:p text:style-name="Standard">2020-03-16 13:58:14.432139: I tensorflow/stream_executor/platform/default/dso_loader.cc:44] Successfully opened dynamic library libcublas.so.10.0</text:p>
      <text:p text:style-name="Standard">2020-03-16 13:58:14.446965: I tensorflow/stream_executor/platform/default/dso_loader.cc:44] Successfully opened dynamic library libcufft.so.10.0</text:p>
      <text:p text:style-name="Standard">2020-03-16 13:58:14.461425: I tensorflow/stream_executor/platform/default/dso_loader.cc:44] Successfully opened dynamic library libcurand.so.10.0</text:p>
      <text:p text:style-name="Standard">2020-03-16 13:58:14.492612: I tensorflow/stream_executor/platform/default/dso_loader.cc:44] Successfully opened dynamic library libcusolver.so.10.0</text:p>
      <text:p text:style-name="Standard">2020-03-16 13:58:14.506244: I tensorflow/stream_executor/platform/default/dso_loader.cc:44] Successfully opened dynamic library libcusparse.so.10.0</text:p>
      <text:p text:style-name="Standard">2020-03-16 13:58:14.585760: I tensorflow/stream_executor/platform/default/dso_loader.cc:44] Successfully opened dynamic library libcudnn.so.7</text:p>
      <text:p text:style-name="Standard">2020-03-16 13:58:14.586605: I tensorflow/stream_executor/cuda/cuda_gpu_executor.cc:973] ARM64 does not support NUMA - returning NUMA node zero</text:p>
      <text:p text:style-name="Standard">2020-03-16 13:58:14.587360: I tensorflow/stream_executor/cuda/cuda_gpu_executor.cc:973] ARM64 does not support NUMA - returning NUMA node zero</text:p>
      <text:p text:style-name="Standard">2020-03-16 13:58:14.587592: I tensorflow/core/common_runtime/gpu/gpu_device.cc:1746] Adding visible gpu devices: 0</text:p>
      <text:p text:style-name="Standard">2020-03-16 13:58:14.633848: W tensorflow/core/platform/profile_utils/cpu_utils.cc:98] Failed to find bogomips in /proc/cpuinfo; cannot determine CPU frequency</text:p>
      <text:p text:style-name="Standard">2020-03-16 13:58:14.636226: I tensorflow/compiler/xla/service/service.cc:168] XLA service 0x281fded0 executing computations on platform Host. Devices:</text:p>
      <text:p text:style-name="Standard">2020-03-16 13:58:14.636339: I tensorflow/compiler/xla/service/service.cc:175] <text:s text:c="2"/>StreamExecutor device (0): Host, Default Version</text:p>
      <text:p text:style-name="Standard">2020-03-16 13:58:14.769512: I tensorflow/stream_executor/cuda/cuda_gpu_executor.cc:973] ARM64 does not support NUMA - returning NUMA node zero</text:p>
      <text:p text:style-name="Standard">2020-03-16 13:58:14.770056: I tensorflow/compiler/xla/service/service.cc:168] XLA service 0x2616cb10 executing computations on platform CUDA. Devices:</text:p>
      <text:p text:style-name="Standard">2020-03-16 13:58:14.770128: I tensorflow/compiler/xla/service/service.cc:175] <text:s text:c="2"/>StreamExecutor device (0): NVIDIA Tegra X2, Compute Capability 6.2</text:p>
      <text:p text:style-name="Standard">2020-03-16 13:58:14.771208: I tensorflow/stream_executor/cuda/cuda_gpu_executor.cc:973] ARM64 does not support NUMA - returning NUMA node zero</text:p>
      <text:p text:style-name="Standard"><text:soft-page-break/>2020-03-16 13:58:14.771629: I tensorflow/core/common_runtime/gpu/gpu_device.cc:1618] Found device 0 with properties: </text:p>
      <text:p text:style-name="Standard">name: NVIDIA Tegra X2 major: 6 minor: 2 memoryClockRate(GHz): 1.3</text:p>
      <text:p text:style-name="Standard">pciBusID: 0000:00:00.0</text:p>
      <text:p text:style-name="Standard">2020-03-16 13:58:14.771749: I tensorflow/stream_executor/platform/default/dso_loader.cc:44] Successfully opened dynamic library libcudart.so.10.0</text:p>
      <text:p text:style-name="Standard">2020-03-16 13:58:14.771892: I tensorflow/stream_executor/platform/default/dso_loader.cc:44] Successfully opened dynamic library libcublas.so.10.0</text:p>
      <text:p text:style-name="Standard">2020-03-16 13:58:14.772042: I tensorflow/stream_executor/platform/default/dso_loader.cc:44] Successfully opened dynamic library libcufft.so.10.0</text:p>
      <text:p text:style-name="Standard">2020-03-16 13:58:14.772179: I tensorflow/stream_executor/platform/default/dso_loader.cc:44] Successfully opened dynamic library libcurand.so.10.0</text:p>
      <text:p text:style-name="Standard">2020-03-16 13:58:14.772331: I tensorflow/stream_executor/platform/default/dso_loader.cc:44] Successfully opened dynamic library libcusolver.so.10.0</text:p>
      <text:p text:style-name="Standard">2020-03-16 13:58:14.772471: I tensorflow/stream_executor/platform/default/dso_loader.cc:44] Successfully opened dynamic library libcusparse.so.10.0</text:p>
      <text:p text:style-name="Standard">2020-03-16 13:58:14.772619: I tensorflow/stream_executor/platform/default/dso_loader.cc:44] Successfully opened dynamic library libcudnn.so.7</text:p>
      <text:p text:style-name="Standard">2020-03-16 13:58:14.773441: I tensorflow/stream_executor/cuda/cuda_gpu_executor.cc:973] ARM64 does not support NUMA - returning NUMA node zero</text:p>
      <text:p text:style-name="Standard">2020-03-16 13:58:14.774404: I tensorflow/stream_executor/cuda/cuda_gpu_executor.cc:973] ARM64 does not support NUMA - returning NUMA node zero</text:p>
      <text:p text:style-name="Standard">2020-03-16 13:58:14.774635: I tensorflow/core/common_runtime/gpu/gpu_device.cc:1746] Adding visible gpu devices: 0</text:p>
      <text:p text:style-name="Standard">2020-03-16 13:58:14.777558: I tensorflow/stream_executor/platform/default/dso_loader.cc:44] Successfully opened dynamic library libcudart.so.10.0</text:p>
      <text:p text:style-name="Standard">2020-03-16 13:58:17.978943: I tensorflow/core/common_runtime/gpu/gpu_device.cc:1159] Device interconnect StreamExecutor with strength 1 edge matrix:</text:p>
      <text:p text:style-name="Standard">2020-03-16 13:58:17.979049: I tensorflow/core/common_runtime/gpu/gpu_device.cc:1165] <text:s text:c="5"/>0 </text:p>
      <text:p text:style-name="Standard">2020-03-16 13:58:17.979102: I tensorflow/core/common_runtime/gpu/gpu_device.cc:1178] 0: <text:s text:c="2"/>N </text:p>
      <text:p text:style-name="Standard">2020-03-16 13:58:17.981060: I tensorflow/stream_executor/cuda/cuda_gpu_executor.cc:973] ARM64 does not support NUMA - returning NUMA node zero</text:p>
      <text:p text:style-name="Standard">2020-03-16 13:58:17.981659: I tensorflow/stream_executor/cuda/cuda_gpu_executor.cc:973] ARM64 does not support NUMA - returning NUMA node zero</text:p>
      <text:p text:style-name="Standard">2020-03-16 13:58:17.983127: I tensorflow/core/common_runtime/gpu/gpu_device.cc:1304] Created TensorFlow device (/job:localhost/replica:0/task:0/device:GPU:0 with 1003 MB memory) -&gt; physical GPU (device: 0, name: NVIDIA Tegra X2, pci bus id: 0000:00:00.0, compute capability: 6.2)</text:p>
      <text:p text:style-name="Standard">At step <text:s/>0</text:p>
      <text:p text:style-name="Standard">reward: <text:s/>12.525848542184917</text:p>
      <text:p text:style-name="Standard">total rewards <text:s/>0</text:p>
      <text:p text:style-name="Standard">[ 3.55689907e-01 -9.26552232e-02 <text:s/>1.94790999e+00 -5.60751279e-01</text:p>
      <text:p text:style-name="Standard"><text:s/>-4.07356173e-01 <text:s/>6.34931287e-07 <text:s/>1.00000000e+00 <text:s/>1.00000000e+00]</text:p>
      <text:p text:style-name="Standard">At step <text:s/>100</text:p>
      <text:p text:style-name="Standard">reward: <text:s/>-5.354543166552586</text:p>
      <text:p text:style-name="Standard">total rewards <text:s/>-298.07978461318794</text:p>
      <text:p text:style-name="Standard">[ 0.83554726 <text:s/>0.10271726 <text:s/>0.82392136 <text:s/>0.02711419 -0.47965616 <text:s/>2.30889543</text:p>
      <text:p text:style-name="Standard"><text:s text:c="2"/>1. <text:s text:c="9"/>0. <text:s text:c="7"/>]</text:p>
      <text:p text:style-name="Standard">[-4.52244234e-01 <text:s/>4.63948886e-03 -1.28860879e+00 -1.20916441e+00</text:p>
      <text:p text:style-name="Standard"><text:s/>-1.23053022e-01 <text:s/>8.49561882e+00 <text:s/>1.00000000e+00 <text:s/>0.00000000e+00]</text:p>
      <text:p text:style-name="Standard"><text:soft-page-break/>At step <text:s/>200</text:p>
      <text:p text:style-name="Standard">reward: <text:s/>-13.05706926518019</text:p>
      <text:p text:style-name="Standard">total rewards <text:s/>-212.29401081468944</text:p>
      <text:p text:style-name="Standard">[-0.23198924 <text:s/>0.0087803 <text:s text:c="2"/>0.36661204 -0.15283683 <text:s/>0.4666326 <text:s/>-2.20482779</text:p>
      <text:p text:style-name="Standard"><text:s text:c="2"/>0. <text:s text:c="9"/>1. <text:s text:c="7"/>]</text:p>
      <text:p text:style-name="Standard">[ 0.49451447 -0.04003109 <text:s/>1.27157386 -1.27519057 -0.29318306 <text:s/>7.22863324</text:p>
      <text:p text:style-name="Standard"><text:s text:c="2"/>1. <text:s text:c="9"/>1. <text:s text:c="7"/>]</text:p>
      <text:p text:style-name="Standard">At step <text:s/>300</text:p>
      <text:p text:style-name="Standard">reward: <text:s/>16.590444304301737</text:p>
      <text:p text:style-name="Standard">total rewards <text:s/>-107.17210256660637</text:p>
      <text:p text:style-name="Standard">[ 0.37912521 -0.05278136 <text:s/>1.07370845 -0.95373196 -0.16652596 <text:s/>7.70088387</text:p>
      <text:p text:style-name="Standard"><text:s text:c="2"/>1. <text:s text:c="9"/>1. <text:s text:c="7"/>]</text:p>
      <text:p text:style-name="Standard">At step <text:s/>400</text:p>
      <text:p text:style-name="Standard">reward: <text:s/>-8.412228160144009</text:p>
      <text:p text:style-name="Standard">total rewards <text:s/>-569.3013028068838</text:p>
      <text:p text:style-name="Standard">[-0.53859181 <text:s/>0.05002185 -1.59957123 -1.3137277 <text:s text:c="2"/>0.36692011 -6.90277735</text:p>
      <text:p text:style-name="Standard"><text:s text:c="2"/>1. <text:s text:c="9"/>0. <text:s text:c="7"/>]</text:p>
      <text:p text:style-name="Standard">[-0.33807998 <text:s/>0.06818758 <text:s/>0.32553095 -0.89456516 -0.04993116 -6.91133944</text:p>
      <text:p text:style-name="Standard"><text:s text:c="2"/>0. <text:s text:c="9"/>1. <text:s text:c="7"/>]</text:p>
      <text:p text:style-name="Standard">At step <text:s/>500</text:p>
      <text:p text:style-name="Standard">reward: <text:s/>-12.863462732897801</text:p>
      <text:p text:style-name="Standard">total rewards <text:s/>-452.58946631067636</text:p>
      <text:p text:style-name="Standard">[ 7.21293449e-01 -9.08756193e-02 <text:s/>2.52849213e+00 -8.19162846e-01</text:p>
      <text:p text:style-name="Standard"><text:s/>-4.52095211e-01 -7.92636229e-07 <text:s/>1.00000000e+00 <text:s/>1.00000000e+00]</text:p>
      <text:p text:style-name="Standard">[ 0.84123688 <text:s/>0.05777507 -0.40027527 -0.58453035 -1.20235717 <text:s/>2.89534187</text:p>
      <text:p text:style-name="Standard"><text:s text:c="2"/>1. <text:s text:c="9"/>0. <text:s text:c="7"/>]</text:p>
      <text:p text:style-name="Standard">At step <text:s/>600</text:p>
      <text:p text:style-name="Standard">reward: <text:s/>-13.657565671536702</text:p>
      <text:p text:style-name="Standard">total rewards <text:s/>-303.2828075114855</text:p>
      <text:p text:style-name="Standard">[ 0.32632647 <text:s/>0.02522374 -0.12465167 -0.50464471 -0.3565357 <text:s text:c="2"/>5.92498589</text:p>
      <text:p text:style-name="Standard"><text:s text:c="2"/>1. <text:s text:c="9"/>0. <text:s text:c="7"/>]</text:p>
      <text:p text:style-name="Standard">[ 0.16756573 -0.01707012 <text:s/>0.4622856 <text:s/>-0.78648504 -0.15842378 <text:s/>7.66934077</text:p>
      <text:p text:style-name="Standard"><text:s text:c="2"/>1. <text:s text:c="9"/>0. <text:s text:c="7"/>]</text:p>
      <text:p text:style-name="Standard">At step <text:s/>700</text:p>
      <text:p text:style-name="Standard">reward: <text:s/>-19.428108419510544</text:p>
      <text:p text:style-name="Standard">total rewards <text:s/>-325.82266778764694</text:p>
      <text:p text:style-name="Standard">[-0.69942758 -0.12827091 -0.90674202 <text:s/>0.13781083 <text:s/>1.8862437 <text:s text:c="2"/>0.98694396</text:p>
      <text:p text:style-name="Standard"><text:s text:c="2"/>0. <text:s text:c="9"/>1. <text:s text:c="7"/>]</text:p>
      <text:p text:style-name="Standard">At step <text:s/>800</text:p>
      <text:p text:style-name="Standard">reward: <text:s/>-9.952150625460098</text:p>
      <text:p text:style-name="Standard">total rewards <text:s/>-548.1827383082511</text:p>
      <text:p text:style-name="Standard">[ 5.34412861e-01 -5.60530837e-02 <text:s/>8.74523958e-01 -3.87992263e-02</text:p>
      <text:p text:style-name="Standard"><text:s/>-6.61403090e-02 <text:s/>4.72507224e-08 <text:s/>0.00000000e+00 <text:s/>1.00000000e+00]</text:p>
      <text:p text:style-name="Standard">[-0.44212108 -0.03734614 -1.23631414 -0.98736869 <text:s/>0.24661741 -7.15744781</text:p>
      <text:p text:style-name="Standard"><text:s text:c="2"/>0. <text:s text:c="9"/>1. <text:s text:c="7"/>]</text:p>
      <text:p text:style-name="Standard">At step <text:s/>900</text:p>
      <text:p text:style-name="Standard">reward: <text:s/>0.9183310618096181</text:p>
      <text:p text:style-name="Standard">total rewards <text:s/>-342.08235563625834</text:p>
      <text:p text:style-name="Standard">[ 1.84769249e-01 -2.49307092e-02 <text:s/>5.26417724e-09 <text:s/>1.23905634e-08</text:p>
      <text:p text:style-name="Standard"><text:soft-page-break/><text:s text:c="2"/>6.48872107e-02 -2.77036468e-08 <text:s/>1.00000000e+00 <text:s/>1.00000000e+00]</text:p>
      <text:p text:style-name="Standard">[ 0.62623692 <text:s/>0.00990124 -0.1802901 <text:s/>-0.11889585 -2.85233688 <text:s/>0.40989927</text:p>
      <text:p text:style-name="Standard"><text:s text:c="2"/>0. <text:s text:c="9"/>0. <text:s text:c="7"/>]</text:p>
      <text:p text:style-name="Standard">At step <text:s/>1000</text:p>
      <text:p text:style-name="Standard">reward: <text:s/>-5.206673938589373</text:p>
      <text:p text:style-name="Standard">total rewards <text:s/>-167.6734503451245</text:p>
      <text:p text:style-name="Standard">[-2.47143793e-01 -4.14271053e-02 -1.12050041e+00 -2.30429331e-01</text:p>
      <text:p text:style-name="Standard"><text:s text:c="2"/>2.99211890e-01 -5.18874610e-07 <text:s/>1.00000000e+00 <text:s/>1.00000000e+00]</text:p>
      <text:p text:style-name="Standard">At step <text:s/>1100</text:p>
      <text:p text:style-name="Standard">reward: <text:s/>-13.97168967458947</text:p>
      <text:p text:style-name="Standard">total rewards <text:s/>-699.6945816010652</text:p>
      <text:p text:style-name="Standard">[ 9.67038727e-01 <text:s/>6.13206069e-03 <text:s/>2.59734233e+00 -3.45494641e-01</text:p>
      <text:p text:style-name="Standard"><text:s/>-1.56277311e+00 -1.11141243e+01 <text:s/>1.00000000e+00 <text:s/>0.00000000e+00]</text:p>
      <text:p text:style-name="Standard">[-0.53523912 -0.08146149 -0.81443111 <text:s/>0.05830833 <text:s/>0.89460087 <text:s/>2.27035952</text:p>
      <text:p text:style-name="Standard"><text:s text:c="2"/>0. <text:s text:c="9"/>1. <text:s text:c="7"/>]</text:p>
      <text:p text:style-name="Standard">At step <text:s/>1200</text:p>
      <text:p text:style-name="Standard">reward: <text:s/>-5.199089815319972</text:p>
      <text:p text:style-name="Standard">total rewards <text:s/>-465.97533243200087</text:p>
      <text:p text:style-name="Standard">[-0.62869873 <text:s/>0.01981536 -0.85725538 -0.3014867 <text:s text:c="2"/>0.32280472 -2.63145113</text:p>
      <text:p text:style-name="Standard"><text:s text:c="2"/>0. <text:s text:c="9"/>1. <text:s text:c="7"/>]</text:p>
      <text:p text:style-name="Standard">[ 3.27881050e-01 -2.70616372e-03 <text:s/>2.57919014e-01 -8.74046908e-01</text:p>
      <text:p text:style-name="Standard"><text:s/>-2.41588041e-01 <text:s/>8.31414859e+00 <text:s/>1.00000000e+00 <text:s/>0.00000000e+00]</text:p>
      <text:p text:style-name="Standard">At step <text:s/>1300</text:p>
      <text:p text:style-name="Standard">reward: <text:s/>-6.879004545625088</text:p>
      <text:p text:style-name="Standard">total rewards <text:s/>-436.4786441427897</text:p>
      <text:p text:style-name="Standard">[ 0.96197052 -0.03277921 <text:s/>1.43899107 -0.43040331 -1.02499437 -8.67758306</text:p>
      <text:p text:style-name="Standard"><text:s text:c="2"/>1. <text:s text:c="9"/>0. <text:s text:c="7"/>]</text:p>
      <text:p text:style-name="Standard">[-0.4444293 <text:s text:c="2"/>0.07049618 -0.55279414 <text:s/>0.24794226 <text:s/>1.78485417 <text:s/>1.77042023</text:p>
      <text:p text:style-name="Standard"><text:s text:c="2"/>0. <text:s text:c="9"/>0. <text:s text:c="7"/>]</text:p>
      <text:p text:style-name="Standard">At step <text:s/>1400</text:p>
      <text:p text:style-name="Standard">reward: <text:s/>-13.168338653114063</text:p>
      <text:p text:style-name="Standard">total rewards <text:s/>-251.33070003242392</text:p>
      <text:p text:style-name="Standard">[-0.17405434 -0.02517509 -0.3866837 <text:s/>-1.17873287 -0.02213344 <text:s/>8.60358429</text:p>
      <text:p text:style-name="Standard"><text:s text:c="2"/>1. <text:s text:c="9"/>0. <text:s text:c="7"/>]</text:p>
      <text:p text:style-name="Standard">[ 0.26803894 <text:s/>0.04779401 -0.65220936 -0.27399355 -0.30226144 <text:s/>2.13744354</text:p>
      <text:p text:style-name="Standard"><text:s text:c="2"/>1. <text:s text:c="9"/>0. <text:s text:c="7"/>]</text:p>
      <text:p text:style-name="Standard">At step <text:s/>1500</text:p>
      <text:p text:style-name="Standard">reward: <text:s/>-1.8646895850811183</text:p>
      <text:p text:style-name="Standard">total rewards <text:s/>-381.65166239159674</text:p>
      <text:p text:style-name="Standard">[-1.29387665e-01 -2.85449441e-02 -2.21719129e-08 <text:s/>1.69861399e-09</text:p>
      <text:p text:style-name="Standard"><text:s text:c="2"/>2.94004712e-04 <text:s/>9.84731325e-08 <text:s/>1.00000000e+00 <text:s/>1.00000000e+00]</text:p>
      <text:p text:style-name="Standard">[ 2.23863888e-01 -4.09042199e-03 -6.91649516e-01 -1.09780227e+00</text:p>
      <text:p text:style-name="Standard"><text:s text:c="2"/>2.51315176e-01 <text:s/>8.38896434e+00 <text:s/>1.00000000e+00 <text:s/>1.00000000e+00]</text:p>
      <text:p text:style-name="Standard">At step <text:s/>1600</text:p>
      <text:p text:style-name="Standard">reward: <text:s/>1.54617354337604</text:p>
      <text:p text:style-name="Standard">total rewards <text:s/>-482.93648699376524</text:p>
      <text:p text:style-name="Standard">[-0.21572089 -0.00974247 <text:s/>0.26027099 -0.03433603 -0.38336569 <text:s/>0.28601575</text:p>
      <text:p text:style-name="Standard"><text:s text:c="2"/>1. <text:s text:c="9"/>1. <text:s text:c="7"/>]</text:p>
      <text:p text:style-name="Standard">[-0.30481372 -0.07459349 -1.27293626 -1.90272797 <text:s/>0.42126328 <text:s/>7.44560814</text:p>
      <text:p text:style-name="Standard"><text:soft-page-break/><text:s text:c="2"/>1. <text:s text:c="9"/>1. <text:s text:c="7"/>]</text:p>
      <text:p text:style-name="Standard">At step <text:s/>1700</text:p>
      <text:p text:style-name="Standard">reward: <text:s/>-19.1016160076311</text:p>
      <text:p text:style-name="Standard">total rewards <text:s/>-515.541425685547</text:p>
      <text:p text:style-name="Standard">[-0.76836522 <text:s/>0.11072841 -1.38383166 -0.3359762 <text:s text:c="2"/>1.48503673 10.38629468</text:p>
      <text:p text:style-name="Standard"><text:s text:c="2"/>0. <text:s text:c="9"/>1. <text:s text:c="7"/>]</text:p>
      <text:p text:style-name="Standard">[ 0.37540693 -0.09445946 <text:s/>1.11724273 -1.01998721 -0.32804149 <text:s/>8.89744123</text:p>
      <text:p text:style-name="Standard"><text:s text:c="2"/>0. <text:s text:c="9"/>1. <text:s text:c="7"/>]</text:p>
      <text:p text:style-name="Standard">At step <text:s/>1800</text:p>
      <text:p text:style-name="Standard">reward: <text:s/>-10.955006869302792</text:p>
      <text:p text:style-name="Standard">total rewards <text:s/>-360.7422660727756</text:p>
      <text:p text:style-name="Standard">[-2.67298841e-01 -2.50585731e-02 -3.43398293e-01 <text:s/>1.16544623e-02</text:p>
      <text:p text:style-name="Standard"><text:s/>-5.06180860e-02 -1.68116287e-07 <text:s/>1.00000000e+00 <text:s/>1.00000000e+00]</text:p>
      <text:p text:style-name="Standard">[-0.0517827 <text:s/>-0.01401731 <text:s/>0.1217349 <text:s/>-0.609725 <text:s text:c="2"/>-0.21874997 <text:s/>6.79340235</text:p>
      <text:p text:style-name="Standard"><text:s text:c="2"/>1. <text:s text:c="9"/>0. <text:s text:c="7"/>]</text:p>
      <text:p text:style-name="Standard">At step <text:s/>1900</text:p>
      <text:p text:style-name="Standard">reward: <text:s/>6.191156838438291</text:p>
      <text:p text:style-name="Standard">total rewards <text:s/>-286.910066792692</text:p>
      <text:p text:style-name="Standard">[-3.26501703e-01 -1.11010011e-02 <text:s/>8.90577932e-02 -8.03819961e-03</text:p>
      <text:p text:style-name="Standard"><text:s/>-1.34266526e-01 -9.80225347e-08 <text:s/>1.00000000e+00 <text:s/>1.00000000e+00]</text:p>
      <text:p text:style-name="Standard">[-0.411199 <text:s text:c="3"/>0.12199617 -0.08471079 <text:s/>0.02311964 <text:s/>0.52935684 <text:s/>0.25370588</text:p>
      <text:p text:style-name="Standard"><text:s text:c="2"/>0. <text:s text:c="9"/>1. <text:s text:c="7"/>]</text:p>
      <text:p text:style-name="Standard">At step <text:s/>2000</text:p>
      <text:p text:style-name="Standard">reward: <text:s/>-16.87500956375344</text:p>
      <text:p text:style-name="Standard">total rewards <text:s/>-356.97810825585265</text:p>
      <text:p text:style-name="Standard">[ 0.35022402 -0.02931179 <text:s/>1.13113626 -1.07381524 -0.34619805 <text:s/>7.52703476</text:p>
      <text:p text:style-name="Standard"><text:s text:c="2"/>1. <text:s text:c="9"/>0. <text:s text:c="7"/>]</text:p>
      <text:p text:style-name="Standard">[-2.87204361e-01 -6.64111789e-02 -1.77388477e+00 -5.64500650e-01</text:p>
      <text:p text:style-name="Standard"><text:s text:c="2"/>4.45659578e-01 <text:s/>2.24324765e-07 <text:s/>1.00000000e+00 <text:s/>1.00000000e+00]</text:p>
      <text:p text:style-name="Standard">At step <text:s/>2100</text:p>
      <text:p text:style-name="Standard">reward: <text:s/>-8.349891600428181</text:p>
      <text:p text:style-name="Standard">total rewards <text:s/>-178.71037830914307</text:p>
      <text:p text:style-name="Standard">Landed it!</text:p>
      <text:p text:style-name="Standard">[ 3.94639969e-03 -2.80429777e-02 -2.13247162e-08 <text:s/>1.26464952e-09</text:p>
      <text:p text:style-name="Standard"><text:s/>-8.36395565e-03 <text:s/>9.59232125e-08 <text:s/>1.00000000e+00 <text:s/>1.00000000e+00]</text:p>
      <text:p text:style-name="Standard">Successful Landing!!! <text:s/>2143</text:p>
      <text:p text:style-name="Standard">Total successes are: <text:s/>1</text:p>
      <text:p text:style-name="Standard">[ 2.94058704e-01 -5.08130487e-02 <text:s/>1.17855899e+00 -1.94936964e-01</text:p>
      <text:p text:style-name="Standard"><text:s/>-2.42933169e-01 <text:s/>6.68075851e-07 <text:s/>1.00000000e+00 <text:s/>1.00000000e+00]</text:p>
      <text:p text:style-name="Standard">At step <text:s/>2200</text:p>
      <text:p text:style-name="Standard">reward: <text:s/>-11.274527712664327</text:p>
      <text:p text:style-name="Standard">total rewards <text:s/>-186.71101400405541</text:p>
      <text:p text:style-name="Standard">[ 3.00614452e-01 -6.06348213e-02 <text:s/>1.69224517e+00 -3.81478283e-01</text:p>
      <text:p text:style-name="Standard"><text:s/>-3.25750291e-01 <text:s/>5.32657092e-07 <text:s/>1.00000000e+00 <text:s/>1.00000000e+00]</text:p>
      <text:p text:style-name="Standard">[ 1.01696224 <text:s/>0.09881125 <text:s/>2.89802901 -1.61739508 -2.57944632 -5.89615822</text:p>
      <text:p text:style-name="Standard"><text:s text:c="2"/>0. <text:s text:c="9"/>0. <text:s text:c="7"/>]</text:p>
      <text:p text:style-name="Standard">At step <text:s/>2300</text:p>
      <text:p text:style-name="Standard">reward: <text:s/>-11.872895018052695</text:p>
      <text:p text:style-name="Standard">total rewards <text:s/>-169.1888440000902</text:p>
      <text:p text:style-name="Standard"><text:soft-page-break/>[-2.35309410e-01 -1.61797365e-03 <text:s/>7.50145912e-02 -1.03568268e+00</text:p>
      <text:p text:style-name="Standard"><text:s text:c="2"/>1.23459235e-01 -8.37411563e+00 <text:s/>0.00000000e+00 <text:s/>1.00000000e+00]</text:p>
      <text:p text:style-name="Standard">[ 5.13594723e-01 <text:s/>2.05460135e-02 <text:s/>2.22534736e+00 -7.08831840e-01</text:p>
      <text:p text:style-name="Standard"><text:s/>-4.45476383e-01 -1.75422694e-07 <text:s/>1.00000000e+00 <text:s/>1.00000000e+00]</text:p>
      <text:p text:style-name="Standard">At step <text:s/>2400</text:p>
      <text:p text:style-name="Standard">reward: <text:s/>-14.511405593819006</text:p>
      <text:p text:style-name="Standard">total rewards <text:s/>-315.9042050529208</text:p>
      <text:p text:style-name="Standard">[ 0.62598305 -0.13842367 <text:s/>2.15102212 -0.86382076 -0.34569541 -6.89306132</text:p>
      <text:p text:style-name="Standard"><text:s text:c="2"/>1. <text:s text:c="9"/>1. <text:s text:c="7"/>]</text:p>
      <text:p text:style-name="Standard">[-4.88189697e-02 <text:s/>5.03689448e-04 -1.79172039e-01 -3.88336745e-02</text:p>
      <text:p text:style-name="Standard"><text:s text:c="2"/>7.18612790e-01 -8.66538207e-01 <text:s/>0.00000000e+00 <text:s/>1.00000000e+00]</text:p>
      <text:p text:style-name="Standard">At step <text:s/>2500</text:p>
      <text:p text:style-name="Standard">reward: <text:s/>-17.6953509036816</text:p>
      <text:p text:style-name="Standard">total rewards <text:s/>-250.9553919918664</text:p>
      <text:p text:style-name="Standard">[ 0.60443821 <text:s/>0.00913916 <text:s/>1.30618207 -1.40040451 -0.09473905 <text:s/>7.4649353</text:p>
      <text:p text:style-name="Standard"><text:s text:c="2"/>1. <text:s text:c="9"/>0. <text:s text:c="7"/>]</text:p>
      <text:p text:style-name="Standard">At step <text:s/>2600</text:p>
      <text:p text:style-name="Standard">reward: <text:s/>-1.3735820086510786</text:p>
      <text:p text:style-name="Standard">total rewards <text:s/>-361.6398770663866</text:p>
      <text:p text:style-name="Standard">[-0.11883507 -0.02595729 -0.05394936 -1.29123402 <text:s/>0.04065914 -7.86618741</text:p>
      <text:p text:style-name="Standard"><text:s text:c="2"/>1. <text:s text:c="9"/>1. <text:s text:c="7"/>]</text:p>
      <text:p text:style-name="Standard">[-0.38967056 -0.02160019 -0.42113002 -1.02160517 -0.08106104 -7.8973999</text:p>
      <text:p text:style-name="Standard"><text:s text:c="2"/>1. <text:s text:c="9"/>1. <text:s text:c="7"/>]</text:p>
      <text:p text:style-name="Standard">At step <text:s/>2700</text:p>
      <text:p text:style-name="Standard">reward: <text:s/>-9.490785784327038</text:p>
      <text:p text:style-name="Standard">total rewards <text:s/>-469.21063586113326</text:p>
      <text:p text:style-name="Standard">[ 0.36132145 -0.06526369 <text:s/>1.1201721 <text:s/>-1.17639372 -0.36436629 <text:s/>6.080218</text:p>
      <text:p text:style-name="Standard"><text:s text:c="2"/>0. <text:s text:c="9"/>1. <text:s text:c="7"/>]</text:p>
      <text:p text:style-name="Standard">[-0.25496631 <text:s/>0.02206536 -0.47188644 -0.11813153 <text:s/>0.89801276 <text:s/>3.97429498</text:p>
      <text:p text:style-name="Standard"><text:s text:c="2"/>0. <text:s text:c="9"/>1. <text:s text:c="7"/>]</text:p>
      <text:p text:style-name="Standard">At step <text:s/>2800</text:p>
      <text:p text:style-name="Standard">reward: <text:s/>111.08781074484182</text:p>
      <text:p text:style-name="Standard">total rewards <text:s/>-340.21479248345133</text:p>
      <text:p text:style-name="Standard">[-1.88765907e-01 -3.04288228e-03 <text:s/>1.20934145e+00 -7.70815531e-01</text:p>
      <text:p text:style-name="Standard"><text:s/>-2.22860277e-02 -4.63901965e+00 <text:s/>1.00000000e+00 <text:s/>1.00000000e+00]</text:p>
      <text:p text:style-name="Standard">[-0.52998691 -0.0131421 <text:s/>-2.05682468 <text:s/>0.07373712 <text:s/>2.14253616 <text:s/>2.34562842</text:p>
      <text:p text:style-name="Standard"><text:s text:c="2"/>0. <text:s text:c="9"/>1. <text:s text:c="7"/>]</text:p>
      <text:p text:style-name="Standard">At step <text:s/>2900</text:p>
      <text:p text:style-name="Standard">reward: <text:s/>-12.286163635478632</text:p>
      <text:p text:style-name="Standard">total rewards <text:s/>-288.2255677238559</text:p>
      <text:p text:style-name="Standard">[ 0.73621216 <text:s/>0.09433962 <text:s/>2.00158135 -0.66656976 -0.28925833 -1.4292949</text:p>
      <text:p text:style-name="Standard"><text:s text:c="2"/>1. <text:s text:c="9"/>1. <text:s text:c="7"/>]</text:p>
      <text:p text:style-name="Standard">[ 0.63750896 -0.07890269 <text:s/>2.02984174 -0.33814332 -1.23062849 -5.79961268</text:p>
      <text:p text:style-name="Standard"><text:s text:c="2"/>1. <text:s text:c="9"/>0. <text:s text:c="7"/>]</text:p>
      <text:p text:style-name="Standard">At step <text:s/>3000</text:p>
      <text:p text:style-name="Standard">reward: <text:s/>0.23897531741192096</text:p>
      <text:p text:style-name="Standard">total rewards <text:s/>-113.33874731332428</text:p>
      <text:p text:style-name="Standard">[ 0.5628149 <text:s text:c="2"/>0.47442523 <text:s/>1.49626621 -1.81719928 -0.55953586 -0.0257687</text:p>
      <text:p text:style-name="Standard"><text:s text:c="2"/>0. <text:s text:c="9"/>0. <text:s text:c="7"/>]</text:p>
      <text:p text:style-name="Standard"><text:soft-page-break/>[-2.72905970e-01 <text:s/>3.51164977e-03 <text:s/>7.43684918e-02 -5.18604967e-01</text:p>
      <text:p text:style-name="Standard"><text:s text:c="2"/>1.00168139e-01 -6.43289439e+00 <text:s/>0.00000000e+00 <text:s/>1.00000000e+00]</text:p>
      <text:p text:style-name="Standard">At step <text:s/>3100</text:p>
      <text:p text:style-name="Standard">reward: <text:s/>-11.135485872315883</text:p>
      <text:p text:style-name="Standard">total rewards <text:s/>-219.0071024063294</text:p>
      <text:p text:style-name="Standard">[-0.01937122 -0.02626156 <text:s/>0.02593748 -1.24067858 <text:s/>0.01506884 -8.43287849</text:p>
      <text:p text:style-name="Standard"><text:s text:c="2"/>1. <text:s text:c="9"/>1. <text:s text:c="7"/>]</text:p>
      <text:p text:style-name="Standard">[-1.60409737e-01 -2.39746030e-02 <text:s/>3.14241250e-01 -1.25045331e+00</text:p>
      <text:p text:style-name="Standard"><text:s text:c="2"/>4.75689769e-04 -9.10378710e+00 <text:s/>1.00000000e+00 <text:s/>1.00000000e+00]</text:p>
      <text:p text:style-name="Standard">At step <text:s/>3200</text:p>
      <text:p text:style-name="Standard">reward: <text:s/>-14.564842316839304</text:p>
      <text:p text:style-name="Standard">total rewards <text:s/>-328.93077387262923</text:p>
      <text:p text:style-name="Standard">[ 0.39233274 <text:s/>0.48649169 <text:s/>1.30977233 -1.74492412 -0.93912435 -0.62582044</text:p>
      <text:p text:style-name="Standard"><text:s text:c="2"/>0. <text:s text:c="9"/>0. <text:s text:c="7"/>]</text:p>
      <text:p text:style-name="Standard">[-2.27312279e-01 -2.79724058e-02 -9.17937597e-01 -7.49906328e-01</text:p>
      <text:p text:style-name="Standard"><text:s text:c="2"/>4.98860702e-03 <text:s/>8.27523994e+00 <text:s/>1.00000000e+00 <text:s/>0.00000000e+00]</text:p>
      <text:p text:style-name="Standard">[-0.07717466 -0.01049926 -0.25653535 -0.93695323 -0.36560026 <text:s/>7.7039299</text:p>
      <text:p text:style-name="Standard"><text:s text:c="2"/>1. <text:s text:c="9"/>0. <text:s text:c="7"/>]</text:p>
      <text:p text:style-name="Standard">At step <text:s/>3300</text:p>
      <text:p text:style-name="Standard">reward: <text:s/>-3.7888531469773676</text:p>
      <text:p text:style-name="Standard">total rewards <text:s/>-241.80818950709494</text:p>
      <text:p text:style-name="Standard">[-0.1936347 <text:s text:c="2"/>0.02181974 -0.73760017 -2.36091974 <text:s/>0.52984965 <text:s/>0.36570418</text:p>
      <text:p text:style-name="Standard"><text:s text:c="2"/>0. <text:s text:c="9"/>0. <text:s text:c="7"/>]</text:p>
      <text:p text:style-name="Standard">[-0.37917237 -0.08641173 -1.42098475 -1.7309263 <text:s text:c="2"/>0.19530557 <text:s/>7.93626086</text:p>
      <text:p text:style-name="Standard"><text:s text:c="2"/>1. <text:s text:c="9"/>1. <text:s text:c="7"/>]</text:p>
      <text:p text:style-name="Standard">At step <text:s/>3400</text:p>
      <text:p text:style-name="Standard">reward: <text:s/>-13.091049657927556</text:p>
      <text:p text:style-name="Standard">total rewards <text:s/>-348.9410355632272</text:p>
      <text:p text:style-name="Standard">[ 0.40471592 <text:s/>0.03758493 <text:s/>0.85143073 -0.02833977 -0.86935401 -4.10151132</text:p>
      <text:p text:style-name="Standard"><text:s text:c="2"/>1. <text:s text:c="9"/>0. <text:s text:c="7"/>]</text:p>
      <text:p text:style-name="Standard">[ 0.52625961 <text:s/>0.4567915 <text:s text:c="2"/>1.34421666 -1.76059246 -0.46305734 -0.18212346</text:p>
      <text:p text:style-name="Standard"><text:s text:c="2"/>0. <text:s text:c="9"/>0. <text:s text:c="7"/>]</text:p>
      <text:p text:style-name="Standard">At step <text:s/>3500</text:p>
      <text:p text:style-name="Standard">reward: <text:s/>-12.336277696821298</text:p>
      <text:p text:style-name="Standard">total rewards <text:s/>-299.0867138797627</text:p>
      <text:p text:style-name="Standard">[-0.57615294 -0.17541644 -0.77748386 -0.21046087 <text:s/>0.42467684 -4.54988194</text:p>
      <text:p text:style-name="Standard"><text:s text:c="2"/>1. <text:s text:c="9"/>1. <text:s text:c="7"/>]</text:p>
      <text:p text:style-name="Standard">[-0.50291352 <text:s/>0.45860568 -1.67894427 -1.37890487 <text:s/>0.37183359 <text:s/>0.24316565</text:p>
      <text:p text:style-name="Standard"><text:s text:c="2"/>0. <text:s text:c="9"/>0. <text:s text:c="7"/>]</text:p>
      <text:p text:style-name="Standard">At step <text:s/>3600</text:p>
      <text:p text:style-name="Standard">reward: <text:s/>7.745314928144854</text:p>
      <text:p text:style-name="Standard">total rewards <text:s/>-294.0428855130264</text:p>
      <text:p text:style-name="Standard">[-0.02729101 -0.02389693 -0.14045008 -1.18741915 -0.06090274 <text:s/>8.37294833</text:p>
      <text:p text:style-name="Standard"><text:s text:c="2"/>1. <text:s text:c="9"/>1. <text:s text:c="7"/>]</text:p>
      <text:p text:style-name="Standard">[-0.25309081 <text:s/>0.264214 <text:s text:c="2"/>-0.78493921 -2.04645369 <text:s/>0.43065053 <text:s/>0.29949282</text:p>
      <text:p text:style-name="Standard"><text:s text:c="2"/>0. <text:s text:c="9"/>0. <text:s text:c="7"/>]</text:p>
      <text:p text:style-name="Standard">At step <text:s/>3700</text:p>
      <text:p text:style-name="Standard">reward: <text:s/>-11.361552443769142</text:p>
      <text:p text:style-name="Standard">total rewards <text:s/>-324.9021392213005</text:p>
      <text:p text:style-name="Standard"><text:soft-page-break/>[ 0.40189705 <text:s/>0.01511532 <text:s/>1.59020821 -0.54594771 -0.22733188 <text:s/>4.35463365</text:p>
      <text:p text:style-name="Standard"><text:s text:c="2"/>1. <text:s text:c="9"/>0. <text:s text:c="7"/>]</text:p>
      <text:p text:style-name="Standard">[-0.33962407 <text:s/>0.29734383 -1.0397114 <text:s/>-2.13436657 <text:s/>0.54369408 <text:s/>0.34042954</text:p>
      <text:p text:style-name="Standard"><text:s text:c="2"/>0. <text:s text:c="9"/>0. <text:s text:c="7"/>]</text:p>
      <text:p text:style-name="Standard">[-0.3086926 <text:s/>-0.06511227 -1.37172492 -1.70148436 <text:s/>0.35315222 <text:s/>8.05423673</text:p>
      <text:p text:style-name="Standard"><text:s text:c="2"/>0. <text:s text:c="9"/>1. <text:s text:c="7"/>]</text:p>
      <text:p text:style-name="Standard">At step <text:s/>3800</text:p>
      <text:p text:style-name="Standard">reward: <text:s/>-12.065997789096457</text:p>
      <text:p text:style-name="Standard">total rewards <text:s/>-167.6994325205284</text:p>
      <text:p text:style-name="Standard">[ 0.07853432 -0.01281354 <text:s/>0.10202321 -0.77998198 -0.28329206 <text:s/>7.78612709</text:p>
      <text:p text:style-name="Standard"><text:s text:c="2"/>1. <text:s text:c="9"/>0. <text:s text:c="7"/>]</text:p>
      <text:p text:style-name="Standard">[ 0.25560551 <text:s/>0.19396792 <text:s/>1.06847755 -2.02418073 -0.56429785 -0.30229644</text:p>
      <text:p text:style-name="Standard"><text:s text:c="2"/>0. <text:s text:c="9"/>0. <text:s text:c="7"/>]</text:p>
      <text:p text:style-name="Standard">At step <text:s/>3900</text:p>
      <text:p text:style-name="Standard">reward: <text:s/>-17.40443575030859</text:p>
      <text:p text:style-name="Standard">total rewards <text:s/>-44.50305078164519</text:p>
      <text:p text:style-name="Standard">[ 0.58568993 <text:s/>0.06113792 <text:s/>1.2247746 <text:s/>-1.00366433 -0.18565801 <text:s/>7.39156469</text:p>
      <text:p text:style-name="Standard"><text:s text:c="2"/>1. <text:s text:c="9"/>0. <text:s text:c="7"/>]</text:p>
      <text:p text:style-name="Standard">[-0.27990923 <text:s/>0.01081753 -0.0189998 <text:s/>-0.82154364 <text:s/>0.20798624 -7.65846316</text:p>
      <text:p text:style-name="Standard"><text:s text:c="2"/>0. <text:s text:c="9"/>1. <text:s text:c="7"/>]</text:p>
      <text:p text:style-name="Standard">training model model</text:p>
      <text:p text:style-name="Standard">Epoch 1/10</text:p>
      <text:p text:style-name="Standard">2020-03-16 14:05:07.249116: I tensorflow/stream_executor/platform/default/dso_loader.cc:44] Successfully opened dynamic library libcublas.so.10.0</text:p>
      <text:p text:style-name="Standard">4001/4001 [==============================] - 7s 2ms/step - loss: 630.1534 - accuracy: 0.0000e+00</text:p>
      <text:p text:style-name="Standard">Epoch 2/10</text:p>
      <text:p text:style-name="Standard">4001/4001 [==============================] - 5s 1ms/step - loss: 595.0249 - accuracy: 0.0000e+00</text:p>
      <text:p text:style-name="Standard">Epoch 3/10</text:p>
      <text:p text:style-name="Standard">4001/4001 [==============================] - 5s 1ms/step - loss: 578.8086 - accuracy: 0.0000e+00</text:p>
      <text:p text:style-name="Standard">Epoch 4/10</text:p>
      <text:p text:style-name="Standard">4001/4001 [==============================] - 5s 1ms/step - loss: 564.3157 - accuracy: 0.0000e+00</text:p>
      <text:p text:style-name="Standard">Epoch 5/10</text:p>
      <text:p text:style-name="Standard">4001/4001 [==============================] - 5s 1ms/step - loss: 554.8538 - accuracy: 0.0000e+00</text:p>
      <text:p text:style-name="Standard">Epoch 6/10</text:p>
      <text:p text:style-name="Standard">4001/4001 [==============================] - 5s 1ms/step - loss: 545.4443 - accuracy: 0.0000e+00</text:p>
      <text:p text:style-name="Standard">Epoch 7/10</text:p>
      <text:p text:style-name="Standard">4001/4001 [==============================] - 5s 1ms/step - loss: 535.1648 - accuracy: 0.0000e+00</text:p>
      <text:p text:style-name="Standard">Epoch 8/10</text:p>
      <text:p text:style-name="Standard">4001/4001 [==============================] - 5s 1ms/step - loss: 526.6614 - accuracy: 0.0000e+00</text:p>
      <text:p text:style-name="Standard">Epoch 9/10</text:p>
      <text:p text:style-name="Standard"><text:soft-page-break/>4001/4001 [==============================] - 5s 1ms/step - loss: 519.4512 - accuracy: 0.0000e+00</text:p>
      <text:p text:style-name="Standard">Epoch 10/10</text:p>
      <text:p text:style-name="Standard">4001/4001 [==============================] - 5s 1ms/step - loss: 514.4457 - accuracy: 0.0000e+00</text:p>
      <text:p text:style-name="Standard">At step <text:s/>4000</text:p>
      <text:p text:style-name="Standard">reward: <text:s/>-3.9664963529164328</text:p>
      <text:p text:style-name="Standard">total rewards <text:s/>-338.68529789357643</text:p>
      <text:p text:style-name="Standard">[-6.85720801e-01 <text:s/>1.58467833e-02 -1.64072053e+00 -7.13828935e-01</text:p>
      <text:p text:style-name="Standard"><text:s text:c="2"/>1.44201517e-03 <text:s/>4.08179410e+00 <text:s/>1.00000000e+00 <text:s/>1.00000000e+00]</text:p>
      <text:p text:style-name="Standard">At step <text:s/>4100</text:p>
      <text:p text:style-name="Standard">reward: <text:s/>-7.595466846903203</text:p>
      <text:p text:style-name="Standard">total rewards <text:s/>-172.46305035507712</text:p>
      <text:p text:style-name="Standard">At step <text:s/>4200</text:p>
      <text:p text:style-name="Standard">reward: <text:s/>-2.0817518115663525</text:p>
      <text:p text:style-name="Standard">total rewards <text:s/>-296.8433343487489</text:p>
      <text:p text:style-name="Standard">[ 0.06450758 -0.02198595 <text:s/>2.00239627 -0.31077973 <text:s/>0.12030033 -1.87379217</text:p>
      <text:p text:style-name="Standard"><text:s text:c="2"/>1. <text:s text:c="9"/>1. <text:s text:c="7"/>]</text:p>
      <text:p text:style-name="Standard">At step <text:s/>4300</text:p>
      <text:p text:style-name="Standard">reward: <text:s/>-4.202948104879607</text:p>
      <text:p text:style-name="Standard">total rewards <text:s/>-167.112119917521</text:p>
      <text:p text:style-name="Standard">At step <text:s/>4400</text:p>
      <text:p text:style-name="Standard">reward: <text:s/>-4.429086253632446</text:p>
      <text:p text:style-name="Standard">total rewards <text:s/>-304.4558285872204</text:p>
      <text:p text:style-name="Standard">[-0.20531406 <text:s/>0.46064816 -1.83314466 -0.64058124 <text:s/>0.31695467 -1.22840683</text:p>
      <text:p text:style-name="Standard"><text:s text:c="2"/>0. <text:s text:c="9"/>0. <text:s text:c="7"/>]</text:p>
      <text:p text:style-name="Standard">At step <text:s/>4500</text:p>
      <text:p text:style-name="Standard">reward: <text:s/>-3.7879965658743417</text:p>
      <text:p text:style-name="Standard">total rewards <text:s/>35.343056099950104</text:p>
      <text:p text:style-name="Standard">[-0.11408987 -0.02626457 -0.38224947 -0.08086133 <text:s/>0.04007609 -0.44880327</text:p>
      <text:p text:style-name="Standard"><text:s text:c="2"/>1. <text:s text:c="9"/>1. <text:s text:c="7"/>]</text:p>
      <text:p text:style-name="Standard">At step <text:s/>4600</text:p>
      <text:p text:style-name="Standard">reward: <text:s/>-1.4375868415514816</text:p>
      <text:p text:style-name="Standard">total rewards <text:s/>-304.87273096548205</text:p>
      <text:p text:style-name="Standard">[ 2.69490051e-01 -3.61260732e-03 <text:s/>1.10099745e+00 -5.10759989e-01</text:p>
      <text:p text:style-name="Standard"><text:s text:c="2"/>3.57003242e-01 -4.00667922e+00 <text:s/>1.00000000e+00 <text:s/>1.00000000e+00]</text:p>
      <text:p text:style-name="Standard">At step <text:s/>4700</text:p>
      <text:p text:style-name="Standard">reward: <text:s/>5.505279700920305</text:p>
      <text:p text:style-name="Standard">total rewards <text:s/>-168.0005096482389</text:p>
      <text:p text:style-name="Standard">[-0.09877691 -0.02197334 -0.25208978 -0.16124083 -0.12054095 <text:s/>0.97131697</text:p>
      <text:p text:style-name="Standard"><text:s text:c="2"/>1. <text:s text:c="9"/>1. <text:s text:c="7"/>]</text:p>
      <text:p text:style-name="Standard">At step <text:s/>4800</text:p>
      <text:p text:style-name="Standard">reward: <text:s/>1.129549461135284</text:p>
      <text:p text:style-name="Standard">total rewards <text:s/>-176.69904678076568</text:p>
      <text:p text:style-name="Standard">At step <text:s/>4900</text:p>
      <text:p text:style-name="Standard">reward: <text:s/>-7.365109698168399</text:p>
      <text:p text:style-name="Standard">total rewards <text:s/>-210.00164290936172</text:p>
      <text:p text:style-name="Standard">[-0.14473248 <text:s/>0.00403629 <text:s/>1.1029288 <text:s text:c="2"/>0.09040256 -1.99533808 -1.09546582</text:p>
      <text:p text:style-name="Standard"><text:s text:c="2"/>1. <text:s text:c="9"/>0. <text:s text:c="7"/>]</text:p>
      <text:p text:style-name="Standard"><text:soft-page-break/>training model model</text:p>
      <text:p text:style-name="Standard">Epoch 1/10</text:p>
      <text:p text:style-name="Standard">5001/5001 [==============================] - 6s 1ms/step - loss: 445.1837 - accuracy: 0.0000e+00</text:p>
      <text:p text:style-name="Standard">Epoch 2/10</text:p>
      <text:p text:style-name="Standard">5001/5001 [==============================] - 6s 1ms/step - loss: 441.2668 - accuracy: 0.0000e+00</text:p>
      <text:p text:style-name="Standard">Epoch 3/10</text:p>
      <text:p text:style-name="Standard">5001/5001 [==============================] - 6s 1ms/step - loss: 437.3640 - accuracy: 0.0000e+00</text:p>
      <text:p text:style-name="Standard">Epoch 4/10</text:p>
      <text:p text:style-name="Standard">5001/5001 [==============================] - 6s 1ms/step - loss: 434.0110 - accuracy: 0.0000e+00</text:p>
      <text:p text:style-name="Standard">Epoch 5/10</text:p>
      <text:p text:style-name="Standard">5001/5001 [==============================] - 6s 1ms/step - loss: 430.8460 - accuracy: 0.0000e+00</text:p>
      <text:p text:style-name="Standard">Epoch 6/10</text:p>
      <text:p text:style-name="Standard">5001/5001 [==============================] - 6s 1ms/step - loss: 428.1141 - accuracy: 0.0000e+00</text:p>
      <text:p text:style-name="Standard">Epoch 7/10</text:p>
      <text:p text:style-name="Standard">5001/5001 [==============================] - 6s 1ms/step - loss: 425.0638 - accuracy: 0.0000e+00</text:p>
      <text:p text:style-name="Standard">Epoch 8/10</text:p>
      <text:p text:style-name="Standard">5001/5001 [==============================] - 6s 1ms/step - loss: 422.6029 - accuracy: 0.0000e+00</text:p>
      <text:p text:style-name="Standard">Epoch 9/10</text:p>
      <text:p text:style-name="Standard">5001/5001 [==============================] - 6s 1ms/step - loss: 420.3446 - accuracy: 0.0000e+00</text:p>
      <text:p text:style-name="Standard">Epoch 10/10</text:p>
      <text:p text:style-name="Standard">5001/5001 [==============================] - 6s 1ms/step - loss: 417.9297 - accuracy: 0.0000e+00</text:p>
      <text:p text:style-name="Standard">At step <text:s/>5000</text:p>
      <text:p text:style-name="Standard">reward: <text:s/>-5.023612719253396</text:p>
      <text:p text:style-name="Standard">total rewards <text:s/>-145.67200911780898</text:p>
      <text:p text:style-name="Standard">At step <text:s/>5100</text:p>
      <text:p text:style-name="Standard">reward: <text:s/>0.45147552479493736</text:p>
      <text:p text:style-name="Standard">total rewards <text:s/>106.45541319517103</text:p>
      <text:p text:style-name="Standard">At step <text:s/>5200</text:p>
      <text:p text:style-name="Standard">reward: <text:s/>-5.6995949271795645</text:p>
      <text:p text:style-name="Standard">total rewards <text:s/>24.189410879177274</text:p>
      <text:p text:style-name="Standard">[ 0.8687252 <text:s/>-0.0621102 <text:s text:c="2"/>0.91006454 <text:s/>0.1792798 <text:s text:c="2"/>0.81434906 -1.40401602</text:p>
      <text:p text:style-name="Standard"><text:s text:c="2"/>0. <text:s text:c="9"/>1. <text:s text:c="7"/>]</text:p>
      <text:p text:style-name="Standard">At step <text:s/>5300</text:p>
      <text:p text:style-name="Standard">reward: <text:s/>-3.5110572971057894</text:p>
      <text:p text:style-name="Standard">total rewards <text:s/>-187.39146023775618</text:p>
      <text:p text:style-name="Standard">At step <text:s/>5400</text:p>
      <text:p text:style-name="Standard">reward: <text:s/>-3.1472612289301174</text:p>
      <text:p text:style-name="Standard">total rewards <text:s/>-408.6849859023646</text:p>
      <text:p text:style-name="Standard">[ 0.58518791 -0.09827396 <text:s/>0.14731645 -0.10097634 <text:s/>1.53198111 -0.63465496</text:p>
      <text:p text:style-name="Standard"><text:soft-page-break/><text:s text:c="2"/>0. <text:s text:c="9"/>1. <text:s text:c="7"/>]</text:p>
      <text:p text:style-name="Standard">At step <text:s/>5500</text:p>
      <text:p text:style-name="Standard">reward: <text:s/>-3.7951810773213515</text:p>
      <text:p text:style-name="Standard">total rewards <text:s/>-193.56079717211185</text:p>
      <text:p text:style-name="Standard">[ 0.84003429 <text:s/>0.09724007 -0.00606087 <text:s/>0.00245799 <text:s/>1.49424827 <text:s/>0.02477659</text:p>
      <text:p text:style-name="Standard"><text:s text:c="2"/>0. <text:s text:c="9"/>1. <text:s text:c="7"/>]</text:p>
      <text:p text:style-name="Standard">At step <text:s/>5600</text:p>
      <text:p text:style-name="Standard">reward: <text:s/>-8.790277040949782</text:p>
      <text:p text:style-name="Standard">total rewards <text:s/>-95.6004420587062</text:p>
      <text:p text:style-name="Standard">At step <text:s/>5700</text:p>
      <text:p text:style-name="Standard">reward: <text:s/>-9.328080781938754</text:p>
      <text:p text:style-name="Standard">total rewards <text:s/>-215.99190062635498</text:p>
      <text:p text:style-name="Standard">[-0.0457675 <text:s text:c="2"/>0.00773822 <text:s/>1.81079896 <text:s/>0.14510761 -2.11946058 -2.11103423</text:p>
      <text:p text:style-name="Standard"><text:s text:c="2"/>1. <text:s text:c="9"/>0. <text:s text:c="7"/>]</text:p>
      <text:p text:style-name="Standard">At step <text:s/>5800</text:p>
      <text:p text:style-name="Standard">reward: <text:s/>-3.3592115916696805</text:p>
      <text:p text:style-name="Standard">total rewards <text:s/>-112.74115323907513</text:p>
      <text:p text:style-name="Standard">[ 0.05101604 -0.02727496 <text:s/>1.13187122 -0.3109991 <text:s text:c="2"/>0.02066362 -1.984972</text:p>
      <text:p text:style-name="Standard"><text:s text:c="2"/>1. <text:s text:c="9"/>1. <text:s text:c="7"/>]</text:p>
      <text:p text:style-name="Standard">At step <text:s/>5900</text:p>
      <text:p text:style-name="Standard">reward: <text:s/>12.906413052092653</text:p>
      <text:p text:style-name="Standard">total rewards <text:s/>-194.35182293956322</text:p>
      <text:p text:style-name="Standard">training model model</text:p>
      <text:p text:style-name="Standard">Epoch 1/10</text:p>
      <text:p text:style-name="Standard">6001/6001 [==============================] - 6s 965us/step - loss: 380.7060 - accuracy: 0.0000e+00</text:p>
      <text:p text:style-name="Standard">Epoch 2/10</text:p>
      <text:p text:style-name="Standard">6001/6001 [==============================] - 7s 1ms/step - loss: 374.3699 - accuracy: 0.0000e+00</text:p>
      <text:p text:style-name="Standard">Epoch 3/10</text:p>
      <text:p text:style-name="Standard">6001/6001 [==============================] - 7s 1ms/step - loss: 371.3785 - accuracy: 0.0000e+00</text:p>
      <text:p text:style-name="Standard">Epoch 4/10</text:p>
      <text:p text:style-name="Standard">6001/6001 [==============================] - 7s 1ms/step - loss: 368.7704 - accuracy: 0.0000e+00</text:p>
      <text:p text:style-name="Standard">Epoch 5/10</text:p>
      <text:p text:style-name="Standard">6001/6001 [==============================] - 7s 1ms/step - loss: 366.3348 - accuracy: 0.0000e+00</text:p>
      <text:p text:style-name="Standard">Epoch 6/10</text:p>
      <text:p text:style-name="Standard">6001/6001 [==============================] - 7s 1ms/step - loss: 364.0787 - accuracy: 0.0000e+00</text:p>
      <text:p text:style-name="Standard">Epoch 7/10</text:p>
      <text:p text:style-name="Standard">6001/6001 [==============================] - 7s 1ms/step - loss: 360.9348 - accuracy: 0.0000e+00</text:p>
      <text:p text:style-name="Standard">Epoch 8/10</text:p>
      <text:p text:style-name="Standard">6001/6001 [==============================] - 7s 1ms/step - loss: 358.2588 - accuracy: 0.0000e+00</text:p>
      <text:p text:style-name="Standard">Epoch 9/10</text:p>
      <text:p text:style-name="Standard"><text:soft-page-break/>6001/6001 [==============================] - 7s 1ms/step - loss: 355.3906 - accuracy: 0.0000e+00</text:p>
      <text:p text:style-name="Standard">Epoch 10/10</text:p>
      <text:p text:style-name="Standard">6001/6001 [==============================] - 7s 1ms/step - loss: 352.9550 - accuracy: 0.0000e+00</text:p>
      <text:p text:style-name="Standard">At step <text:s/>6000</text:p>
      <text:p text:style-name="Standard">reward: <text:s/>-7.129719443723878</text:p>
      <text:p text:style-name="Standard">total rewards <text:s/>-477.5330525405714</text:p>
      <text:p text:style-name="Standard">[ 0.60264683 <text:s/>0.01075035 <text:s/>0.5528851 <text:s/>-1.06449763 <text:s/>1.65613282 <text:s/>3.58011659</text:p>
      <text:p text:style-name="Standard"><text:s text:c="2"/>0. <text:s text:c="9"/>0. <text:s text:c="7"/>]</text:p>
      <text:p text:style-name="Standard">At step <text:s/>6100</text:p>
      <text:p text:style-name="Standard">reward: <text:s/>3.3562402167002263</text:p>
      <text:p text:style-name="Standard">total rewards <text:s/>-14.683522699716043</text:p>
      <text:p text:style-name="Standard">[ 0.28782597 <text:s/>0.03604794 <text:s/>1.71183729 <text:s/>0.27509764 -0.23829702 <text:s/>2.73497168</text:p>
      <text:p text:style-name="Standard"><text:s text:c="2"/>1. <text:s text:c="9"/>0. <text:s text:c="7"/>]</text:p>
      <text:p text:style-name="Standard">At step <text:s/>6200</text:p>
      <text:p text:style-name="Standard">reward: <text:s/>-3.8276922938483136</text:p>
      <text:p text:style-name="Standard">total rewards <text:s/>-152.2829943343458</text:p>
      <text:p text:style-name="Standard">At step <text:s/>6300</text:p>
      <text:p text:style-name="Standard">reward: <text:s/>-12.457166460880678</text:p>
      <text:p text:style-name="Standard">total rewards <text:s/>-231.64345208433315</text:p>
      <text:p text:style-name="Standard">[ 0.49725132 <text:s/>0.12951584 <text:s/>1.83307807 <text:s/>0.19794896 -2.28186822 -3.28141562</text:p>
      <text:p text:style-name="Standard"><text:s text:c="2"/>0. <text:s text:c="9"/>0. <text:s text:c="7"/>]</text:p>
      <text:p text:style-name="Standard">At step <text:s/>6400</text:p>
      <text:p text:style-name="Standard">reward: <text:s/>2.8645714952150603</text:p>
      <text:p text:style-name="Standard">total rewards <text:s/>-98.6461725338901</text:p>
      <text:p text:style-name="Standard">[ 1.00344353 -0.22303686 <text:s/>1.15170185 -0.23697729 -0.74005282 -1.77034696</text:p>
      <text:p text:style-name="Standard"><text:s text:c="2"/>0. <text:s text:c="9"/>0. <text:s text:c="7"/>]</text:p>
      <text:p text:style-name="Standard">At step <text:s/>6500</text:p>
      <text:p text:style-name="Standard">reward: <text:s/>4.2331484686004295</text:p>
      <text:p text:style-name="Standard">total rewards <text:s/>-185.4920763287131</text:p>
      <text:p text:style-name="Standard">At step <text:s/>6600</text:p>
      <text:p text:style-name="Standard">reward: <text:s/>-8.949421646385307</text:p>
      <text:p text:style-name="Standard">total rewards <text:s/>-412.602912586869</text:p>
      <text:p text:style-name="Standard">[ 0.5860775 <text:s text:c="2"/>0.31451035 <text:s/>2.05060387 -0.90801016 <text:s/>0.42354858 <text:s/>1.10027981</text:p>
      <text:p text:style-name="Standard"><text:s text:c="2"/>0. <text:s text:c="9"/>0. <text:s text:c="7"/>]</text:p>
      <text:p text:style-name="Standard">At step <text:s/>6700</text:p>
      <text:p text:style-name="Standard">reward: <text:s/>-7.919270312006613</text:p>
      <text:p text:style-name="Standard">total rewards <text:s/>7.472271458449004</text:p>
      <text:p text:style-name="Standard">At step <text:s/>6800</text:p>
      <text:p text:style-name="Standard">reward: <text:s/>0.15321504038489048</text:p>
      <text:p text:style-name="Standard">total rewards <text:s/>-201.06681820404918</text:p>
      <text:p text:style-name="Standard">[-9.17020798e-02 -5.90389570e-04 <text:s/>1.74042066e+00 <text:s/>3.08217684e-01</text:p>
      <text:p text:style-name="Standard"><text:s/>-1.86225092e+00 -2.48364178e+00 <text:s/>1.00000000e+00 <text:s/>0.00000000e+00]</text:p>
      <text:p text:style-name="Standard">At step <text:s/>6900</text:p>
      <text:p text:style-name="Standard">reward: <text:s/>-6.798589207437259</text:p>
      <text:p text:style-name="Standard">total rewards <text:s/>-190.06367518428604</text:p>
      <text:p text:style-name="Standard">training model model</text:p>
      <text:p text:style-name="Standard">Epoch 1/10</text:p>
      <text:p text:style-name="Standard"><text:soft-page-break/>7001/7001 [==============================] - 8s 1ms/step - loss: 325.5074 - accuracy: 0.0000e+00</text:p>
      <text:p text:style-name="Standard">Epoch 2/10</text:p>
      <text:p text:style-name="Standard">7001/7001 [==============================] - 7s 1ms/step - loss: 322.2426 - accuracy: 0.0000e+00</text:p>
      <text:p text:style-name="Standard">Epoch 3/10</text:p>
      <text:p text:style-name="Standard">7001/7001 [==============================] - 8s 1ms/step - loss: 320.0249 - accuracy: 0.0000e+00</text:p>
      <text:p text:style-name="Standard">Epoch 4/10</text:p>
      <text:p text:style-name="Standard">7001/7001 [==============================] - 8s 1ms/step - loss: 318.2032 - accuracy: 0.0000e+00</text:p>
      <text:p text:style-name="Standard">Epoch 5/10</text:p>
      <text:p text:style-name="Standard">7001/7001 [==============================] - 8s 1ms/step - loss: 315.7673 - accuracy: 0.0000e+00</text:p>
      <text:p text:style-name="Standard">Epoch 6/10</text:p>
      <text:p text:style-name="Standard">7001/7001 [==============================] - 8s 1ms/step - loss: 314.0921 - accuracy: 0.0000e+00</text:p>
      <text:p text:style-name="Standard">Epoch 7/10</text:p>
      <text:p text:style-name="Standard">7001/7001 [==============================] - 8s 1ms/step - loss: 312.6583 - accuracy: 0.0000e+00</text:p>
      <text:p text:style-name="Standard">Epoch 8/10</text:p>
      <text:p text:style-name="Standard">7001/7001 [==============================] - 8s 1ms/step - loss: 309.8676 - accuracy: 0.0000e+00</text:p>
      <text:p text:style-name="Standard">Epoch 9/10</text:p>
      <text:p text:style-name="Standard">7001/7001 [==============================] - 8s 1ms/step - loss: 308.7416 - accuracy: 0.0000e+00</text:p>
      <text:p text:style-name="Standard">Epoch 10/10</text:p>
      <text:p text:style-name="Standard">7001/7001 [==============================] - 8s 1ms/step - loss: 305.9580 - accuracy: 0.0000e+00</text:p>
      <text:p text:style-name="Standard">At step <text:s/>7000</text:p>
      <text:p text:style-name="Standard">reward: <text:s/>-15.440406374422672</text:p>
      <text:p text:style-name="Standard">total rewards <text:s/>-426.13506868769554</text:p>
      <text:p text:style-name="Standard">[-0.29844689 -0.01278352 <text:s/>0.8186876 <text:s text:c="2"/>0.19121604 -1.82643116 -1.0579021</text:p>
      <text:p text:style-name="Standard"><text:s text:c="2"/>1. <text:s text:c="9"/>0. <text:s text:c="7"/>]</text:p>
      <text:p text:style-name="Standard">At step <text:s/>7100</text:p>
      <text:p text:style-name="Standard">reward: <text:s/>3.249873125614095</text:p>
      <text:p text:style-name="Standard">total rewards <text:s/>-81.09173604620197</text:p>
      <text:p text:style-name="Standard">At step <text:s/>7200</text:p>
      <text:p text:style-name="Standard">reward: <text:s/>-6.6093305182900615</text:p>
      <text:p text:style-name="Standard">total rewards <text:s/>-233.54306508934675</text:p>
      <text:p text:style-name="Standard">[0.68059368 0.18175607 1.20278279 0.00252205 0.44493961 0.21089294</text:p>
      <text:p text:style-name="Standard"><text:s/>0. <text:s text:c="8"/>1. <text:s text:c="7"/>]</text:p>
      <text:p text:style-name="Standard">At step <text:s/>7300</text:p>
      <text:p text:style-name="Standard">reward: <text:s/>6.522749065781252</text:p>
      <text:p text:style-name="Standard">total rewards <text:s/>-168.58459558690132</text:p>
      <text:p text:style-name="Standard">At step <text:s/>7400</text:p>
      <text:p text:style-name="Standard">reward: <text:s/>-12.429868781424455</text:p>
      <text:p text:style-name="Standard">total rewards <text:s/>283.18536476053697</text:p>
      <text:p text:style-name="Standard">At step <text:s/>7500</text:p>
      <text:p text:style-name="Standard"><text:soft-page-break/>reward: <text:s/>-3.4847212881724086</text:p>
      <text:p text:style-name="Standard">total rewards <text:s/>165.73128661129024</text:p>
      <text:p text:style-name="Standard">At step <text:s/>7600</text:p>
      <text:p text:style-name="Standard">reward: <text:s/>-1.7048412287367636</text:p>
      <text:p text:style-name="Standard">total rewards <text:s/>149.65924511040282</text:p>
      <text:p text:style-name="Standard">At step <text:s/>7700</text:p>
      <text:p text:style-name="Standard">reward: <text:s/>-15.43428249749978</text:p>
      <text:p text:style-name="Standard">total rewards <text:s/>136.94785731778043</text:p>
      <text:p text:style-name="Standard">At step <text:s/>7800</text:p>
      <text:p text:style-name="Standard">reward: <text:s/>10.246709335559204</text:p>
      <text:p text:style-name="Standard">total rewards <text:s/>77.95968456161191</text:p>
      <text:p text:style-name="Standard">At step <text:s/>7900</text:p>
      <text:p text:style-name="Standard">reward: <text:s/>-3.6952292907205555</text:p>
      <text:p text:style-name="Standard">total rewards <text:s/>-35.780887282842954</text:p>
      <text:p text:style-name="Standard">[ 1.00075245 -0.02312238 <text:s/>2.20749871 -0.16746347 -0.43041062 -0.66778302</text:p>
      <text:p text:style-name="Standard"><text:s text:c="2"/>0. <text:s text:c="9"/>0. <text:s text:c="7"/>]</text:p>
      <text:p text:style-name="Standard">training model model</text:p>
      <text:p text:style-name="Standard">Epoch 1/10</text:p>
      <text:p text:style-name="Standard">8001/8001 [==============================] - 9s 1ms/step - loss: 308.3049 - accuracy: 0.0000e+00</text:p>
      <text:p text:style-name="Standard">Epoch 2/10</text:p>
      <text:p text:style-name="Standard">8001/8001 [==============================] - 10s 1ms/step - loss: 303.8838 - accuracy: 0.0000e+00</text:p>
      <text:p text:style-name="Standard">Epoch 3/10</text:p>
      <text:p text:style-name="Standard">8001/8001 [==============================] - 10s 1ms/step - loss: 301.4919 - accuracy: 0.0000e+00</text:p>
      <text:p text:style-name="Standard">Epoch 4/10</text:p>
      <text:p text:style-name="Standard">8001/8001 [==============================] - 10s 1ms/step - loss: 299.5426 - accuracy: 0.0000e+00</text:p>
      <text:p text:style-name="Standard">Epoch 5/10</text:p>
      <text:p text:style-name="Standard">8001/8001 [==============================] - 9s 1ms/step - loss: 297.2492 - accuracy: 0.0000e+00</text:p>
      <text:p text:style-name="Standard">Epoch 6/10</text:p>
      <text:p text:style-name="Standard">8001/8001 [==============================] - 10s 1ms/step - loss: 295.5556 - accuracy: 0.0000e+00</text:p>
      <text:p text:style-name="Standard">Epoch 7/10</text:p>
      <text:p text:style-name="Standard">8001/8001 [==============================] - 10s 1ms/step - loss: 293.8024 - accuracy: 0.0000e+00</text:p>
      <text:p text:style-name="Standard">Epoch 8/10</text:p>
      <text:p text:style-name="Standard">8001/8001 [==============================] - 9s 1ms/step - loss: 292.8845 - accuracy: 0.0000e+00</text:p>
      <text:p text:style-name="Standard">Epoch 9/10</text:p>
      <text:p text:style-name="Standard">8001/8001 [==============================] - 9s 1ms/step - loss: 290.7626 - accuracy: 0.0000e+00</text:p>
      <text:p text:style-name="Standard">Epoch 10/10</text:p>
      <text:p text:style-name="Standard">8001/8001 [==============================] - 10s 1ms/step - loss: 289.3678 - accuracy: 0.0000e+00</text:p>
      <text:p text:style-name="Standard">At step <text:s/>8000</text:p>
      <text:p text:style-name="Standard">reward: <text:s/>-0.29297533802722814</text:p>
      <text:p text:style-name="Standard"><text:soft-page-break/>total rewards <text:s/>-112.08334944672097</text:p>
      <text:p text:style-name="Standard">At step <text:s/>8100</text:p>
      <text:p text:style-name="Standard">reward: <text:s/>-6.307121777915954</text:p>
      <text:p text:style-name="Standard">total rewards <text:s/>-146.4845870548406</text:p>
      <text:p text:style-name="Standard">[ 2.79035378e-01 -5.14050659e-02 <text:s/>1.47326533e+00 -3.04358270e-01</text:p>
      <text:p text:style-name="Standard"><text:s/>-3.00192028e-01 -1.22079683e-07 <text:s/>1.00000000e+00 <text:s/>1.00000000e+00]</text:p>
      <text:p text:style-name="Standard">At step <text:s/>8200</text:p>
      <text:p text:style-name="Standard">reward: <text:s/>-1.6181426047749305</text:p>
      <text:p text:style-name="Standard">total rewards <text:s/>-221.63838429276987</text:p>
      <text:p text:style-name="Standard">At step <text:s/>8300</text:p>
      <text:p text:style-name="Standard">reward: <text:s/>-33.523131032244386</text:p>
      <text:p text:style-name="Standard">total rewards <text:s/>-141.0209179978933</text:p>
      <text:p text:style-name="Standard">[ 0.79290943 -0.13246452 <text:s/>3.04542891 -0.4348188 <text:s/>-0.77959752 -0.24299884</text:p>
      <text:p text:style-name="Standard"><text:s text:c="2"/>0. <text:s text:c="9"/>0. <text:s text:c="7"/>]</text:p>
      <text:p text:style-name="Standard">At step <text:s/>8400</text:p>
      <text:p text:style-name="Standard">reward: <text:s/>-6.12934660651412</text:p>
      <text:p text:style-name="Standard">total rewards <text:s/>-17.3383936947752</text:p>
      <text:p text:style-name="Standard">At step <text:s/>8500</text:p>
      <text:p text:style-name="Standard">reward: <text:s/>-10.106993870297417</text:p>
      <text:p text:style-name="Standard">total rewards <text:s/>-214.52229253429132</text:p>
      <text:p text:style-name="Standard">At step <text:s/>8600</text:p>
      <text:p text:style-name="Standard">reward: <text:s/>16.20676572473365</text:p>
      <text:p text:style-name="Standard">total rewards <text:s/>136.8027126100214</text:p>
      <text:p text:style-name="Standard">Landed it!</text:p>
      <text:p text:style-name="Standard">At step <text:s/>8700</text:p>
      <text:p text:style-name="Standard">reward: <text:s/>200</text:p>
      <text:p text:style-name="Standard">total rewards <text:s/>248.01037677618336</text:p>
      <text:p text:style-name="Standard">[0.1229063 <text:s/>0.00360821 0. <text:s text:c="8"/>0. <text:s text:c="8"/>0.03539873 0.</text:p>
      <text:p text:style-name="Standard"><text:s/>0. <text:s text:c="8"/>0. <text:s text:c="7"/>]</text:p>
      <text:p text:style-name="Standard">Successful Landing!!! <text:s/>8700</text:p>
      <text:p text:style-name="Standard">Total successes are: <text:s/>2</text:p>
      <text:p text:style-name="Standard">At step <text:s/>8800</text:p>
      <text:p text:style-name="Standard">reward: <text:s/>-11.599498395411135</text:p>
      <text:p text:style-name="Standard">total rewards <text:s/>104.27262748870727</text:p>
      <text:p text:style-name="Standard">At step <text:s/>8900</text:p>
      <text:p text:style-name="Standard">reward: <text:s/>-7.770017813993554</text:p>
      <text:p text:style-name="Standard">total rewards <text:s/>180.96303341730527</text:p>
      <text:p text:style-name="Standard">[ 1.00299358 <text:s/>0.06008139 <text:s/>1.02844652 -0.08422933 -0.22296813 -0.8896265</text:p>
      <text:p text:style-name="Standard"><text:s text:c="2"/>0. <text:s text:c="9"/>0. <text:s text:c="7"/>]</text:p>
      <text:p text:style-name="Standard">training model model</text:p>
      <text:p text:style-name="Standard">Epoch 1/10</text:p>
      <text:p text:style-name="Standard">9001/9001 [==============================] - 11s 1ms/step - loss: 290.5823 - accuracy: 0.0000e+00</text:p>
      <text:p text:style-name="Standard">Epoch 2/10</text:p>
      <text:p text:style-name="Standard">9001/9001 [==============================] - 11s 1ms/step - loss: 289.1308 - accuracy: 0.0000e+00</text:p>
      <text:p text:style-name="Standard">Epoch 3/10</text:p>
      <text:p text:style-name="Standard">9001/9001 [==============================] - 11s 1ms/step - loss: 287.3189 - accuracy: 0.0000e+00</text:p>
      <text:p text:style-name="Standard"><text:soft-page-break/>Epoch 4/10</text:p>
      <text:p text:style-name="Standard">9001/9001 [==============================] - 11s 1ms/step - loss: 286.4815 - accuracy: 0.0000e+00</text:p>
      <text:p text:style-name="Standard">Epoch 5/10</text:p>
      <text:p text:style-name="Standard">9001/9001 [==============================] - 11s 1ms/step - loss: 283.9696 - accuracy: 0.0000e+00</text:p>
      <text:p text:style-name="Standard">Epoch 6/10</text:p>
      <text:p text:style-name="Standard">9001/9001 [==============================] - 11s 1ms/step - loss: 283.5165 - accuracy: 0.0000e+00</text:p>
      <text:p text:style-name="Standard">Epoch 7/10</text:p>
      <text:p text:style-name="Standard">9001/9001 [==============================] - 10s 1ms/step - loss: 282.0460 - accuracy: 0.0000e+00</text:p>
      <text:p text:style-name="Standard">Epoch 8/10</text:p>
      <text:p text:style-name="Standard">9001/9001 [==============================] - 9s 1ms/step - loss: 280.8822 - accuracy: 0.0000e+00</text:p>
      <text:p text:style-name="Standard">Epoch 9/10</text:p>
      <text:p text:style-name="Standard">9001/9001 [==============================] - 11s 1ms/step - loss: 279.9959 - accuracy: 0.0000e+00</text:p>
      <text:p text:style-name="Standard">Epoch 10/10</text:p>
      <text:p text:style-name="Standard">9001/9001 [==============================] - 11s 1ms/step - loss: 278.0099 - accuracy: 0.0000e+00</text:p>
      <text:p text:style-name="Standard">At step <text:s/>9000</text:p>
      <text:p text:style-name="Standard">reward: <text:s/>3.957637657118111</text:p>
      <text:p text:style-name="Standard">total rewards <text:s/>-185.93720755303707</text:p>
      <text:p text:style-name="Standard">At step <text:s/>9100</text:p>
      <text:p text:style-name="Standard">reward: <text:s/>-5.608233979299346</text:p>
      <text:p text:style-name="Standard">total rewards <text:s/>-405.5927115935733</text:p>
      <text:p text:style-name="Standard">[-0.9152307 <text:s text:c="2"/>0.55071498 -1.5481712 <text:s/>-0.29083896 <text:s/>0.0413816 <text:s/>-0.07066089</text:p>
      <text:p text:style-name="Standard"><text:s text:c="2"/>0. <text:s text:c="9"/>0. <text:s text:c="7"/>]</text:p>
      <text:p text:style-name="Standard">At step <text:s/>9200</text:p>
      <text:p text:style-name="Standard">reward: <text:s/>3.0357596955617647</text:p>
      <text:p text:style-name="Standard">total rewards <text:s/>37.28589244278625</text:p>
      <text:p text:style-name="Standard">[ 1.01702766 -0.10070307 <text:s/>2.11538029 -0.43788542 -0.51992512 -0.1055106</text:p>
      <text:p text:style-name="Standard"><text:s text:c="2"/>0. <text:s text:c="9"/>0. <text:s text:c="7"/>]</text:p>
      <text:p text:style-name="Standard">At step <text:s/>9300</text:p>
      <text:p text:style-name="Standard">reward: <text:s/>-3.1589554119255934</text:p>
      <text:p text:style-name="Standard">total rewards <text:s/>-181.05065658281026</text:p>
      <text:p text:style-name="Standard">At step <text:s/>9400</text:p>
      <text:p text:style-name="Standard">reward: <text:s/>-1.156981992191827</text:p>
      <text:p text:style-name="Standard">total rewards <text:s/>-337.82640814795735</text:p>
      <text:p text:style-name="Standard">At step <text:s/>9500</text:p>
      <text:p text:style-name="Standard">reward: <text:s/>-5.4173176139037</text:p>
      <text:p text:style-name="Standard">total rewards <text:s/>-354.18041729963977</text:p>
      <text:p text:style-name="Standard">[-0.84206088 <text:s/>0.06701222 <text:s/>0.10242503 -0.07038511 <text:s/>0.10171558 -0.40885087</text:p>
      <text:p text:style-name="Standard"><text:s text:c="2"/>1. <text:s text:c="9"/>1. <text:s text:c="7"/>]</text:p>
      <text:p text:style-name="Standard">At step <text:s/>9600</text:p>
      <text:p text:style-name="Standard">reward: <text:s/>5.4877086605433</text:p>
      <text:p text:style-name="Standard">total rewards <text:s/>-147.79146844031345</text:p>
      <text:p text:style-name="Standard">[ 0.32738743 -0.03790163 <text:s/>0.48502672 -0.12282425 -0.03917213 -0.50111703</text:p>
      <text:p text:style-name="Standard"><text:soft-page-break/><text:s text:c="2"/>0. <text:s text:c="9"/>1. <text:s text:c="7"/>]</text:p>
      <text:p text:style-name="Standard">At step <text:s/>9700</text:p>
      <text:p text:style-name="Standard">reward: <text:s/>0.13358892148339563</text:p>
      <text:p text:style-name="Standard">total rewards <text:s/>-143.82410018883144</text:p>
      <text:p text:style-name="Standard">At step <text:s/>9800</text:p>
      <text:p text:style-name="Standard">reward: <text:s/>0.644487809607762</text:p>
      <text:p text:style-name="Standard">total rewards <text:s/>-178.7466466979444</text:p>
      <text:p text:style-name="Standard">At step <text:s/>9900</text:p>
      <text:p text:style-name="Standard">reward: <text:s/>-9.635988470151673</text:p>
      <text:p text:style-name="Standard">total rewards <text:s/>-177.1425684022356</text:p>
      <text:p text:style-name="Standard">[ 0.75239811 -0.0441327 <text:s text:c="2"/>2.38862308 -0.16579209 -1.29802096 -2.38128185</text:p>
      <text:p text:style-name="Standard"><text:s text:c="2"/>1. <text:s text:c="9"/>0. <text:s text:c="7"/>]</text:p>
      <text:p text:style-name="Standard">training model model</text:p>
      <text:p text:style-name="Standard">Epoch 1/10</text:p>
      <text:p text:style-name="Standard">10001/10001 [==============================] - 12s 1ms/step - loss: 263.7919 - accuracy: 0.0000e+00</text:p>
      <text:p text:style-name="Standard">Epoch 2/10</text:p>
      <text:p text:style-name="Standard">10001/10001 [==============================] - 12s 1ms/step - loss: 262.6144 - accuracy: 0.0000e+00</text:p>
      <text:p text:style-name="Standard">Epoch 3/10</text:p>
      <text:p text:style-name="Standard">10001/10001 [==============================] - 12s 1ms/step - loss: 262.0315 - accuracy: 0.0000e+00</text:p>
      <text:p text:style-name="Standard">Epoch 4/10</text:p>
      <text:p text:style-name="Standard">10001/10001 [==============================] - 12s 1ms/step - loss: 260.9474 - accuracy: 0.0000e+00</text:p>
      <text:p text:style-name="Standard">Epoch 5/10</text:p>
      <text:p text:style-name="Standard">10001/10001 [==============================] - 12s 1ms/step - loss: 260.1390 - accuracy: 0.0000e+00</text:p>
      <text:p text:style-name="Standard">Epoch 6/10</text:p>
      <text:p text:style-name="Standard">10001/10001 [==============================] - 12s 1ms/step - loss: 258.9354 - accuracy: 0.0000e+00</text:p>
      <text:p text:style-name="Standard">Epoch 7/10</text:p>
      <text:p text:style-name="Standard">10001/10001 [==============================] - 10s 1ms/step - loss: 258.8586 - accuracy: 0.0000e+00</text:p>
      <text:p text:style-name="Standard">Epoch 8/10</text:p>
      <text:p text:style-name="Standard">10001/10001 [==============================] - 11s 1ms/step - loss: 256.8868 - accuracy: 0.0000e+00</text:p>
      <text:p text:style-name="Standard">Epoch 9/10</text:p>
      <text:p text:style-name="Standard">10001/10001 [==============================] - 11s 1ms/step - loss: 256.8780 - accuracy: 0.0000e+00</text:p>
      <text:p text:style-name="Standard">Epoch 10/10</text:p>
      <text:p text:style-name="Standard">10001/10001 [==============================] - 12s 1ms/step - loss: 255.4709 - accuracy: 0.0000e+00</text:p>
      <text:p text:style-name="Standard">At step <text:s/>10000</text:p>
      <text:p text:style-name="Standard">reward: <text:s/>-1.2779157996706607</text:p>
      <text:p text:style-name="Standard">total rewards <text:s/>30.1867650456677</text:p>
      <text:p text:style-name="Standard">At step <text:s/>10100</text:p>
      <text:p text:style-name="Standard">reward: <text:s/>-30.117187010887886</text:p>
      <text:p text:style-name="Standard">total rewards <text:s/>-149.1772684564576</text:p>
      <text:p text:style-name="Standard"><text:soft-page-break/>[ 0.93422737 -0.14542291 <text:s/>3.20468966 -0.91787656 -1.69115448 -1.26753211</text:p>
      <text:p text:style-name="Standard"><text:s text:c="2"/>0. <text:s text:c="9"/>0. <text:s text:c="7"/>]</text:p>
      <text:p text:style-name="Standard">[ 0.11934004 -0.02648265 <text:s/>0.8242019 <text:s/>-0.82869334 <text:s/>0.03546766 -4.76461315</text:p>
      <text:p text:style-name="Standard"><text:s text:c="2"/>1. <text:s text:c="9"/>1. <text:s text:c="7"/>]</text:p>
      <text:p text:style-name="Standard">At step <text:s/>10200</text:p>
      <text:p text:style-name="Standard">reward: <text:s/>-4.090587338714543</text:p>
      <text:p text:style-name="Standard">total rewards <text:s/>-106.09394916968247</text:p>
      <text:p text:style-name="Standard">At step <text:s/>10300</text:p>
      <text:p text:style-name="Standard">reward: <text:s/>-3.614579182505579</text:p>
      <text:p text:style-name="Standard">total rewards <text:s/>-86.18296938660629</text:p>
      <text:p text:style-name="Standard">At step <text:s/>10400</text:p>
      <text:p text:style-name="Standard">reward: <text:s/>-1.6503783027470396</text:p>
      <text:p text:style-name="Standard">total rewards <text:s/>-80.2945968569277</text:p>
      <text:p text:style-name="Standard">[ 0.1508914 <text:s/>-0.02270617 <text:s/>0.69447414 -0.04651444 -0.1089744 <text:s text:c="2"/>0.27455378</text:p>
      <text:p text:style-name="Standard"><text:s text:c="2"/>1. <text:s text:c="9"/>1. <text:s text:c="7"/>]</text:p>
      <text:p text:style-name="Standard">At step <text:s/>10500</text:p>
      <text:p text:style-name="Standard">reward: <text:s/>0.3810306174595677</text:p>
      <text:p text:style-name="Standard">total rewards <text:s/>-91.87396362797038</text:p>
      <text:p text:style-name="Standard">At step <text:s/>10600</text:p>
      <text:p text:style-name="Standard">reward: <text:s/>5.14473605028388</text:p>
      <text:p text:style-name="Standard">total rewards <text:s/>-66.42359042491266</text:p>
      <text:p text:style-name="Standard">[ 0.31744452 -0.00367424 <text:s/>0.52710517 -0.09696817 <text:s/>0.30079439 -0.91349514</text:p>
      <text:p text:style-name="Standard"><text:s text:c="2"/>0. <text:s text:c="9"/>1. <text:s text:c="7"/>]</text:p>
      <text:p text:style-name="Standard">At step <text:s/>10700</text:p>
      <text:p text:style-name="Standard">reward: <text:s/>5.696446170734902</text:p>
      <text:p text:style-name="Standard">total rewards <text:s/>-164.83742388488818</text:p>
      <text:p text:style-name="Standard">[ 0.24333324 -0.04378189 <text:s/>0.70827031 -0.57749181 -0.39857796 -3.34371344</text:p>
      <text:p text:style-name="Standard"><text:s text:c="2"/>1. <text:s text:c="9"/>1. <text:s text:c="7"/>]</text:p>
      <text:p text:style-name="Standard">At step <text:s/>10800</text:p>
      <text:p text:style-name="Standard">reward: <text:s/>7.473620483101688</text:p>
      <text:p text:style-name="Standard">total rewards <text:s/>-103.82903065767462</text:p>
      <text:p text:style-name="Standard">[ 0.95721531 -0.21652864 <text:s/>2.10940552 -0.13182791 <text:s/>0.16471814 -0.83289766</text:p>
      <text:p text:style-name="Standard"><text:s text:c="2"/>0. <text:s text:c="9"/>1. <text:s text:c="7"/>]</text:p>
      <text:p text:style-name="Standard">At step <text:s/>10900</text:p>
      <text:p text:style-name="Standard">reward: <text:s/>0.6358180764997392</text:p>
      <text:p text:style-name="Standard">total rewards <text:s/>-128.63284982345473</text:p>
      <text:p text:style-name="Standard">training model model</text:p>
      <text:p text:style-name="Standard">Epoch 1/10</text:p>
      <text:p text:style-name="Standard">11001/11001 [==============================] - 13s 1ms/step - loss: 246.7322 - accuracy: 0.0000e+00</text:p>
      <text:p text:style-name="Standard">Epoch 2/10</text:p>
      <text:p text:style-name="Standard">11001/11001 [==============================] - 13s 1ms/step - loss: 246.7459 - accuracy: 0.0000e+00</text:p>
      <text:p text:style-name="Standard">Epoch 3/10</text:p>
      <text:p text:style-name="Standard">11001/11001 [==============================] - 13s 1ms/step - loss: 245.8241 - accuracy: 0.0000e+00</text:p>
      <text:p text:style-name="Standard">Epoch 4/10</text:p>
      <text:p text:style-name="Standard">11001/11001 [==============================] - 13s 1ms/step - loss: 245.5494 - accuracy: 0.0000e+00</text:p>
      <text:p text:style-name="Standard"><text:soft-page-break/>Epoch 5/10</text:p>
      <text:p text:style-name="Standard">11001/11001 [==============================] - 13s 1ms/step - loss: 243.6023 - accuracy: 0.0000e+00</text:p>
      <text:p text:style-name="Standard">Epoch 6/10</text:p>
      <text:p text:style-name="Standard">11001/11001 [==============================] - 13s 1ms/step - loss: 243.7268 - accuracy: 0.0000e+00</text:p>
      <text:p text:style-name="Standard">Epoch 7/10</text:p>
      <text:p text:style-name="Standard">11001/11001 [==============================] - 13s 1ms/step - loss: 242.5913 - accuracy: 0.0000e+00</text:p>
      <text:p text:style-name="Standard">Epoch 8/10</text:p>
      <text:p text:style-name="Standard">11001/11001 [==============================] - 13s 1ms/step - loss: 242.1951 - accuracy: 0.0000e+00</text:p>
      <text:p text:style-name="Standard">Epoch 9/10</text:p>
      <text:p text:style-name="Standard">11001/11001 [==============================] - 11s 975us/step - loss: 241.8704 - accuracy: 0.0000e+00</text:p>
      <text:p text:style-name="Standard">Epoch 10/10</text:p>
      <text:p text:style-name="Standard">11001/11001 [==============================] - 13s 1ms/step - loss: 241.7692 - accuracy: 0.0000e+00</text:p>
      <text:p text:style-name="Standard">At step <text:s/>11000</text:p>
      <text:p text:style-name="Standard">reward: <text:s/>1.9194499515083228</text:p>
      <text:p text:style-name="Standard">total rewards <text:s/>-183.88978085499235</text:p>
      <text:p text:style-name="Standard">At step <text:s/>11100</text:p>
      <text:p text:style-name="Standard">reward: <text:s/>6.3801264465586245</text:p>
      <text:p text:style-name="Standard">total rewards <text:s/>-112.53409556269291</text:p>
      <text:p text:style-name="Standard">At step <text:s/>11200</text:p>
      <text:p text:style-name="Standard">reward: <text:s/>2.4848667660776393</text:p>
      <text:p text:style-name="Standard">total rewards <text:s/>-129.31467301965574</text:p>
      <text:p text:style-name="Standard">Landed it!</text:p>
      <text:p text:style-name="Standard">[0.6636013 <text:s/>0.12815166 0. <text:s text:c="8"/>0. <text:s text:c="8"/>0.13547535 0.</text:p>
      <text:p text:style-name="Standard"><text:s/>1. <text:s text:c="8"/>1. <text:s text:c="7"/>]</text:p>
      <text:p text:style-name="Standard">Successful Landing!!! <text:s/>11232</text:p>
      <text:p text:style-name="Standard">Total successes are: <text:s/>3</text:p>
      <text:p text:style-name="Standard">At step <text:s/>11300</text:p>
      <text:p text:style-name="Standard">reward: <text:s/>27.746727625666775</text:p>
      <text:p text:style-name="Standard">total rewards <text:s/>241.1697401242263</text:p>
      <text:p text:style-name="Standard">[ 0.122861 <text:s text:c="2"/>-0.02686767 <text:s/>0.8889579 <text:s/>-0.25245187 <text:s/>0.0289089 <text:s/>-1.40489229</text:p>
      <text:p text:style-name="Standard"><text:s text:c="2"/>0. <text:s text:c="9"/>1. <text:s text:c="7"/>]</text:p>
      <text:p text:style-name="Standard">At step <text:s/>11400</text:p>
      <text:p text:style-name="Standard">reward: <text:s/>0.7522631135981046</text:p>
      <text:p text:style-name="Standard">total rewards <text:s/>-195.6537324618146</text:p>
      <text:p text:style-name="Standard">At step <text:s/>11500</text:p>
      <text:p text:style-name="Standard">reward: <text:s/>3.0437147070716013</text:p>
      <text:p text:style-name="Standard">total rewards <text:s/>-229.98322696412015</text:p>
      <text:p text:style-name="Standard">At step <text:s/>11600</text:p>
      <text:p text:style-name="Standard">reward: <text:s/>-8.147609692594841</text:p>
      <text:p text:style-name="Standard">total rewards <text:s/>-262.6705757974778</text:p>
      <text:p text:style-name="Standard">[ 0.62243347 -0.03422589 <text:s/>2.74988429 -0.31131278 -1.01886833 -1.00732541</text:p>
      <text:p text:style-name="Standard"><text:s text:c="2"/>0. <text:s text:c="9"/>0. <text:s text:c="7"/>]</text:p>
      <text:p text:style-name="Standard">At step <text:s/>11700</text:p>
      <text:p text:style-name="Standard"><text:soft-page-break/>reward: <text:s/>-4.060396502617985</text:p>
      <text:p text:style-name="Standard">total rewards <text:s/>-47.441018213686874</text:p>
      <text:p text:style-name="Standard">At step <text:s/>11800</text:p>
      <text:p text:style-name="Standard">reward: <text:s/>1.8541816028439304</text:p>
      <text:p text:style-name="Standard">total rewards <text:s/>-48.09975895987758</text:p>
      <text:p text:style-name="Standard">At step <text:s/>11900</text:p>
      <text:p text:style-name="Standard">reward: <text:s/>-8.475032235380828</text:p>
      <text:p text:style-name="Standard">total rewards <text:s/>-203.69962808247215</text:p>
      <text:p text:style-name="Standard">[ 0.8594389 <text:s text:c="2"/>0.07713214 <text:s/>1.89053885 -0.30472263 -2.01753688 -3.05419858</text:p>
      <text:p text:style-name="Standard"><text:s text:c="2"/>0. <text:s text:c="9"/>0. <text:s text:c="7"/>]</text:p>
      <text:p text:style-name="Standard">training model model</text:p>
      <text:p text:style-name="Standard">Epoch 1/10</text:p>
      <text:p text:style-name="Standard">12001/12001 [==============================] - 14s 1ms/step - loss: 234.4757 - accuracy: 0.0000e+00</text:p>
      <text:p text:style-name="Standard">Epoch 2/10</text:p>
      <text:p text:style-name="Standard">12001/12001 [==============================] - 14s 1ms/step - loss: 233.2296 - accuracy: 0.0000e+00</text:p>
      <text:p text:style-name="Standard">Epoch 3/10</text:p>
      <text:p text:style-name="Standard">12001/12001 [==============================] - 14s 1ms/step - loss: 233.7895 - accuracy: 0.0000e+00</text:p>
      <text:p text:style-name="Standard">Epoch 4/10</text:p>
      <text:p text:style-name="Standard">12001/12001 [==============================] - 14s 1ms/step - loss: 232.8021 - accuracy: 0.0000e+00</text:p>
      <text:p text:style-name="Standard">Epoch 5/10</text:p>
      <text:p text:style-name="Standard">12001/12001 [==============================] - 14s 1ms/step - loss: 232.9546 - accuracy: 0.0000e+00</text:p>
      <text:p text:style-name="Standard">Epoch 6/10</text:p>
      <text:p text:style-name="Standard">12001/12001 [==============================] - 14s 1ms/step - loss: 232.2603 - accuracy: 0.0000e+00</text:p>
      <text:p text:style-name="Standard">Epoch 7/10</text:p>
      <text:p text:style-name="Standard">12001/12001 [==============================] - 14s 1ms/step - loss: 232.3157 - accuracy: 0.0000e+00</text:p>
      <text:p text:style-name="Standard">Epoch 8/10</text:p>
      <text:p text:style-name="Standard">12001/12001 [==============================] - 14s 1ms/step - loss: 231.4807 - accuracy: 0.0000e+00</text:p>
      <text:p text:style-name="Standard">Epoch 9/10</text:p>
      <text:p text:style-name="Standard">12001/12001 [==============================] - 14s 1ms/step - loss: 230.7329 - accuracy: 0.0000e+00</text:p>
      <text:p text:style-name="Standard">Epoch 10/10</text:p>
      <text:p text:style-name="Standard">12001/12001 [==============================] - 14s 1ms/step - loss: 229.9367 - accuracy: 0.0000e+00</text:p>
      <text:p text:style-name="Standard">At step <text:s/>12000</text:p>
      <text:p text:style-name="Standard">reward: <text:s/>-5.91507242413956</text:p>
      <text:p text:style-name="Standard">total rewards <text:s/>-44.58504998002398</text:p>
      <text:p text:style-name="Standard">At step <text:s/>12100</text:p>
      <text:p text:style-name="Standard">reward: <text:s/>5.591911484811612</text:p>
      <text:p text:style-name="Standard">total rewards <text:s/>-32.13796599464159</text:p>
      <text:p text:style-name="Standard">At step <text:s/>12200</text:p>
      <text:p text:style-name="Standard">reward: <text:s/>3.379655010131559</text:p>
      <text:p text:style-name="Standard"><text:soft-page-break/>total rewards <text:s/>-6.195829611928327</text:p>
      <text:p text:style-name="Standard">Landed it!</text:p>
      <text:p text:style-name="Standard">[0.18936424 0.01695986 0. <text:s text:c="8"/>0. <text:s text:c="8"/>0.22816354 0.</text:p>
      <text:p text:style-name="Standard"><text:s/>1. <text:s text:c="8"/>1. <text:s text:c="7"/>]</text:p>
      <text:p text:style-name="Standard">Successful Landing!!! <text:s/>12258</text:p>
      <text:p text:style-name="Standard">Total successes are: <text:s/>4</text:p>
      <text:p text:style-name="Standard">At step <text:s/>12300</text:p>
      <text:p text:style-name="Standard">reward: <text:s/>2.695164638997882</text:p>
      <text:p text:style-name="Standard">total rewards <text:s/>275.2951544222106</text:p>
      <text:p text:style-name="Standard">[ 0.0590271 <text:s/>-0.02717475 <text:s/>0.09043568 -0.68322632 -0.02348141 <text:s/>3.8545866</text:p>
      <text:p text:style-name="Standard"><text:s text:c="2"/>1. <text:s text:c="9"/>1. <text:s text:c="7"/>]</text:p>
      <text:p text:style-name="Standard">At step <text:s/>12400</text:p>
      <text:p text:style-name="Standard">reward: <text:s/>-3.0357292142125605</text:p>
      <text:p text:style-name="Standard">total rewards <text:s/>-244.22916306375535</text:p>
      <text:p text:style-name="Standard">At step <text:s/>12500</text:p>
      <text:p text:style-name="Standard">reward: <text:s/>4.838503359503885</text:p>
      <text:p text:style-name="Standard">total rewards <text:s/>-186.30098223170307</text:p>
      <text:p text:style-name="Standard">At step <text:s/>12600</text:p>
      <text:p text:style-name="Standard">reward: <text:s/>-5.153171211071043</text:p>
      <text:p text:style-name="Standard">total rewards <text:s/>-166.00084387284397</text:p>
      <text:p text:style-name="Standard">[ 1.66526890e-01 -2.85076555e-02 <text:s/>1.65206766e+00 <text:s/>9.35694487e-05</text:p>
      <text:p text:style-name="Standard"><text:s text:c="2"/>8.49588032e-05 <text:s/>1.67518266e-08 <text:s/>1.00000000e+00 <text:s/>1.00000000e+00]</text:p>
      <text:p text:style-name="Standard">At step <text:s/>12700</text:p>
      <text:p text:style-name="Standard">reward: <text:s/>-5.405359869262894</text:p>
      <text:p text:style-name="Standard">total rewards <text:s/>-58.118735760274156</text:p>
      <text:p text:style-name="Standard">At step <text:s/>12800</text:p>
      <text:p text:style-name="Standard">reward: <text:s/>6.462555722993033</text:p>
      <text:p text:style-name="Standard">total rewards <text:s/>-129.27471359210912</text:p>
      <text:p text:style-name="Standard">At step <text:s/>12900</text:p>
      <text:p text:style-name="Standard">reward: <text:s/>-0.32815975091446</text:p>
      <text:p text:style-name="Standard">total rewards <text:s/>-172.04762981047173</text:p>
      <text:p text:style-name="Standard">training model model</text:p>
      <text:p text:style-name="Standard">Epoch 1/10</text:p>
      <text:p text:style-name="Standard">13001/13001 [==============================] - 15s 1ms/step - loss: 225.1917 - accuracy: 0.0000e+00</text:p>
      <text:p text:style-name="Standard">Epoch 2/10</text:p>
      <text:p text:style-name="Standard">13001/13001 [==============================] - 15s 1ms/step - loss: 225.6101 - accuracy: 0.0000e+00</text:p>
      <text:p text:style-name="Standard">Epoch 3/10</text:p>
      <text:p text:style-name="Standard">13001/13001 [==============================] - 15s 1ms/step - loss: 223.9554 - accuracy: 0.0000e+00</text:p>
      <text:p text:style-name="Standard">Epoch 4/10</text:p>
      <text:p text:style-name="Standard">13001/13001 [==============================] - 15s 1ms/step - loss: 223.1213 - accuracy: 0.0000e+00</text:p>
      <text:p text:style-name="Standard">Epoch 5/10</text:p>
      <text:p text:style-name="Standard">13001/13001 [==============================] - 15s 1ms/step - loss: 223.1396 - accuracy: 0.0000e+00</text:p>
      <text:p text:style-name="Standard">Epoch 6/10</text:p>
      <text:p text:style-name="Standard"><text:soft-page-break/>13001/13001 [==============================] - 15s 1ms/step - loss: 222.6378 - accuracy: 0.0000e+00</text:p>
      <text:p text:style-name="Standard">Epoch 7/10</text:p>
      <text:p text:style-name="Standard">13001/13001 [==============================] - 15s 1ms/step - loss: 223.5814 - accuracy: 0.0000e+00</text:p>
      <text:p text:style-name="Standard">Epoch 8/10</text:p>
      <text:p text:style-name="Standard">13001/13001 [==============================] - 15s 1ms/step - loss: 221.9986 - accuracy: 0.0000e+00</text:p>
      <text:p text:style-name="Standard">Epoch 9/10</text:p>
      <text:p text:style-name="Standard">13001/13001 [==============================] - 15s 1ms/step - loss: 221.3122 - accuracy: 0.0000e+00</text:p>
      <text:p text:style-name="Standard">Epoch 10/10</text:p>
      <text:p text:style-name="Standard">13001/13001 [==============================] - 15s 1ms/step - loss: 221.3846 - accuracy: 0.0000e+00</text:p>
      <text:p text:style-name="Standard">At step <text:s/>13000</text:p>
      <text:p text:style-name="Standard">reward: <text:s/>-30.55360322520387</text:p>
      <text:p text:style-name="Standard">total rewards <text:s/>165.5491872033868</text:p>
      <text:p text:style-name="Standard">At step <text:s/>13100</text:p>
      <text:p text:style-name="Standard">reward: <text:s/>-0.5452093947823795</text:p>
      <text:p text:style-name="Standard">total rewards <text:s/>104.33733873582493</text:p>
      <text:p text:style-name="Standard">Landed it!</text:p>
      <text:p text:style-name="Standard">[ 0.32975826 -0.00268924 <text:s/>0. <text:s text:c="9"/>0. <text:s text:c="8"/>-0.03102863 <text:s/>0.</text:p>
      <text:p text:style-name="Standard"><text:s text:c="2"/>0. <text:s text:c="9"/>1. <text:s text:c="7"/>]</text:p>
      <text:p text:style-name="Standard">Successful Landing!!! <text:s/>13154</text:p>
      <text:p text:style-name="Standard">Total successes are: <text:s/>5</text:p>
      <text:p text:style-name="Standard">At step <text:s/>13200</text:p>
      <text:p text:style-name="Standard">reward: <text:s/>-3.204728979345976</text:p>
      <text:p text:style-name="Standard">total rewards <text:s/>264.594360609338</text:p>
      <text:p text:style-name="Standard">At step <text:s/>13300</text:p>
      <text:p text:style-name="Standard">reward: <text:s/>-5.95841206189315</text:p>
      <text:p text:style-name="Standard">total rewards <text:s/>426.23159366358385</text:p>
      <text:p text:style-name="Standard">At step <text:s/>13400</text:p>
      <text:p text:style-name="Standard">reward: <text:s/>-3.171514781867155</text:p>
      <text:p text:style-name="Standard">total rewards <text:s/>291.8076993563922</text:p>
      <text:p text:style-name="Standard">[ 1.01550217 -0.01320502 <text:s/>1.99637127 -0.54512612 -0.03242165 <text:s/>0.11414886</text:p>
      <text:p text:style-name="Standard"><text:s text:c="2"/>0. <text:s text:c="9"/>0. <text:s text:c="7"/>]</text:p>
      <text:p text:style-name="Standard">At step <text:s/>13500</text:p>
      <text:p text:style-name="Standard">reward: <text:s/>4.134590946128617</text:p>
      <text:p text:style-name="Standard">total rewards <text:s/>-83.90093906446769</text:p>
      <text:p text:style-name="Standard">Landed it!</text:p>
      <text:p text:style-name="Standard">[ 0.08312321 -0.00918204 <text:s/>0.15734922 <text:s/>0.01708298 <text:s/>0.07043039 -0.16541724</text:p>
      <text:p text:style-name="Standard"><text:s text:c="2"/>1. <text:s text:c="9"/>1. <text:s text:c="7"/>]</text:p>
      <text:p text:style-name="Standard">Successful Landing!!! <text:s/>13568</text:p>
      <text:p text:style-name="Standard">Total successes are: <text:s/>6</text:p>
      <text:p text:style-name="Standard">At step <text:s/>13600</text:p>
      <text:p text:style-name="Standard">reward: <text:s/>1.2442688697378315</text:p>
      <text:p text:style-name="Standard">total rewards <text:s/>197.06761254181038</text:p>
      <text:p text:style-name="Standard">At step <text:s/>13700</text:p>
      <text:p text:style-name="Standard">reward: <text:s/>0.28201221352416367</text:p>
      <text:p text:style-name="Standard"><text:soft-page-break/>total rewards <text:s/>113.47852200142255</text:p>
      <text:p text:style-name="Standard">At step <text:s/>13800</text:p>
      <text:p text:style-name="Standard">reward: <text:s/>-3.81480164600741</text:p>
      <text:p text:style-name="Standard">total rewards <text:s/>107.34270938634795</text:p>
      <text:p text:style-name="Standard">At step <text:s/>13900</text:p>
      <text:p text:style-name="Standard">reward: <text:s/>-3.8512077728911334</text:p>
      <text:p text:style-name="Standard">total rewards <text:s/>114.68273825142198</text:p>
      <text:p text:style-name="Standard">training model model</text:p>
      <text:p text:style-name="Standard">Epoch 1/10</text:p>
      <text:p text:style-name="Standard">14001/14001 [==============================] - 17s 1ms/step - loss: 215.9295 - accuracy: 0.0000e+00</text:p>
      <text:p text:style-name="Standard">Epoch 2/10</text:p>
      <text:p text:style-name="Standard">14001/14001 [==============================] - 16s 1ms/step - loss: 217.1622 - accuracy: 0.0000e+00</text:p>
      <text:p text:style-name="Standard">Epoch 3/10</text:p>
      <text:p text:style-name="Standard">14001/14001 [==============================] - 16s 1ms/step - loss: 215.4684 - accuracy: 0.0000e+00</text:p>
      <text:p text:style-name="Standard">Epoch 4/10</text:p>
      <text:p text:style-name="Standard">14001/14001 [==============================] - 16s 1ms/step - loss: 214.9660 - accuracy: 0.0000e+00</text:p>
      <text:p text:style-name="Standard">Epoch 5/10</text:p>
      <text:p text:style-name="Standard">14001/14001 [==============================] - 17s 1ms/step - loss: 215.6488 - accuracy: 0.0000e+00</text:p>
      <text:p text:style-name="Standard">Epoch 6/10</text:p>
      <text:p text:style-name="Standard">14001/14001 [==============================] - 16s 1ms/step - loss: 213.8264 - accuracy: 0.0000e+00</text:p>
      <text:p text:style-name="Standard">Epoch 7/10</text:p>
      <text:p text:style-name="Standard">14001/14001 [==============================] - 17s 1ms/step - loss: 215.1410 - accuracy: 0.0000e+00</text:p>
      <text:p text:style-name="Standard">Epoch 8/10</text:p>
      <text:p text:style-name="Standard">14001/14001 [==============================] - 17s 1ms/step - loss: 213.6343 - accuracy: 0.0000e+00</text:p>
      <text:p text:style-name="Standard">Epoch 9/10</text:p>
      <text:p text:style-name="Standard">14001/14001 [==============================] - 17s 1ms/step - loss: 213.8232 - accuracy: 0.0000e+00</text:p>
      <text:p text:style-name="Standard">Epoch 10/10</text:p>
      <text:p text:style-name="Standard">14001/14001 [==============================] - 17s 1ms/step - loss: 213.1516 - accuracy: 0.0000e+00</text:p>
      <text:p text:style-name="Standard">At step <text:s/>14000</text:p>
      <text:p text:style-name="Standard">reward: <text:s/>-10.212290377543804</text:p>
      <text:p text:style-name="Standard">total rewards <text:s/>-36.107103976927604</text:p>
      <text:p text:style-name="Standard">[ 0.62411709 -0.00497383 <text:s/>1.40695794 <text:s/>0.14963479 <text:s/>0.53768492 -1.66006676</text:p>
      <text:p text:style-name="Standard"><text:s text:c="2"/>1. <text:s text:c="9"/>0. <text:s text:c="7"/>]</text:p>
      <text:p text:style-name="Standard">At step <text:s/>14100</text:p>
      <text:p text:style-name="Standard">reward: <text:s/>-2.53415763009282</text:p>
      <text:p text:style-name="Standard">total rewards <text:s/>-21.529651487305753</text:p>
      <text:p text:style-name="Standard">Landed it!</text:p>
      <text:p text:style-name="Standard">[0.26423388 0.01234804 0. <text:s text:c="8"/>0. <text:s text:c="8"/>0.15948632 0.</text:p>
      <text:p text:style-name="Standard"><text:s/>0. <text:s text:c="8"/>1. <text:s text:c="7"/>]</text:p>
      <text:p text:style-name="Standard"><text:soft-page-break/>Successful Landing!!! <text:s/>14181</text:p>
      <text:p text:style-name="Standard">Total successes are: <text:s/>7</text:p>
      <text:p text:style-name="Standard">At step <text:s/>14200</text:p>
      <text:p text:style-name="Standard">reward: <text:s/>-5.820912858071662</text:p>
      <text:p text:style-name="Standard">total rewards <text:s/>195.32471013946468</text:p>
      <text:p text:style-name="Standard">[ 0.96753445 -0.16291143 <text:s/>1.82449881 <text:s/>0.05484352 -1.13937843 -5.60573705</text:p>
      <text:p text:style-name="Standard"><text:s text:c="2"/>1. <text:s text:c="9"/>0. <text:s text:c="7"/>]</text:p>
      <text:p text:style-name="Standard">At step <text:s/>14300</text:p>
      <text:p text:style-name="Standard">reward: <text:s/>-4.079105875763281</text:p>
      <text:p text:style-name="Standard">total rewards <text:s/>-201.91883969521055</text:p>
      <text:p text:style-name="Standard">At step <text:s/>14400</text:p>
      <text:p text:style-name="Standard">reward: <text:s/>5.5804565746307375</text:p>
      <text:p text:style-name="Standard">total rewards <text:s/>-298.8143678492918</text:p>
      <text:p text:style-name="Standard">[ 0.30178709 <text:s/>0.04939824 <text:s/>0.78592904 <text:s/>0.2163827 <text:s/>-1.62529826 -0.11810338</text:p>
      <text:p text:style-name="Standard"><text:s text:c="2"/>1. <text:s text:c="9"/>0. <text:s text:c="7"/>]</text:p>
      <text:p text:style-name="Standard">At step <text:s/>14500</text:p>
      <text:p text:style-name="Standard">reward: <text:s/>9.732708104381228</text:p>
      <text:p text:style-name="Standard">total rewards <text:s/>-172.16293029951498</text:p>
      <text:p text:style-name="Standard">[-1.00182198 <text:s/>0.67697955 -1.57289489 -0.29571207 <text:s/>0.10534978 -0.09378572</text:p>
      <text:p text:style-name="Standard"><text:s text:c="2"/>0. <text:s text:c="9"/>0. <text:s text:c="7"/>]</text:p>
      <text:p text:style-name="Standard">At step <text:s/>14600</text:p>
      <text:p text:style-name="Standard">reward: <text:s/>0.41615931516289717</text:p>
      <text:p text:style-name="Standard">total rewards <text:s/>-165.5063174740514</text:p>
      <text:p text:style-name="Standard">At step <text:s/>14700</text:p>
      <text:p text:style-name="Standard">reward: <text:s/>10.117888122391758</text:p>
      <text:p text:style-name="Standard">total rewards <text:s/>-173.34425975740083</text:p>
      <text:p text:style-name="Standard">At step <text:s/>14800</text:p>
      <text:p text:style-name="Standard">reward: <text:s/>-0.11345758460923319</text:p>
      <text:p text:style-name="Standard">total rewards <text:s/>121.4940557563961</text:p>
      <text:p text:style-name="Standard">Landed it!</text:p>
      <text:p text:style-name="Standard">[0.13449917 0.00176485 0. <text:s text:c="8"/>0. <text:s text:c="8"/>0.02197802 0.</text:p>
      <text:p text:style-name="Standard"><text:s/>1. <text:s text:c="8"/>1. <text:s text:c="7"/>]</text:p>
      <text:p text:style-name="Standard">Successful Landing!!! <text:s/>14805</text:p>
      <text:p text:style-name="Standard">Total successes are: <text:s/>8</text:p>
      <text:p text:style-name="Standard">At step <text:s/>14900</text:p>
      <text:p text:style-name="Standard">reward: <text:s/>0.4096235341098714</text:p>
      <text:p text:style-name="Standard">total rewards <text:s/>213.79512266032938</text:p>
      <text:p text:style-name="Standard">training model model</text:p>
      <text:p text:style-name="Standard">Epoch 1/10</text:p>
      <text:p text:style-name="Standard">15001/15001 [==============================] - 18s 1ms/step - loss: 213.2269 - accuracy: 0.0000e+00</text:p>
      <text:p text:style-name="Standard">Epoch 2/10</text:p>
      <text:p text:style-name="Standard">15001/15001 [==============================] - 18s 1ms/step - loss: 214.2280 - accuracy: 0.0000e+00</text:p>
      <text:p text:style-name="Standard">Epoch 3/10</text:p>
      <text:p text:style-name="Standard">15001/15001 [==============================] - 18s 1ms/step - loss: 212.4056 - accuracy: 0.0000e+00</text:p>
      <text:p text:style-name="Standard">Epoch 4/10</text:p>
      <text:p text:style-name="Standard"><text:soft-page-break/>15001/15001 [==============================] - 18s 1ms/step - loss: 211.1158 - accuracy: 0.0000e+00</text:p>
      <text:p text:style-name="Standard">Epoch 5/10</text:p>
      <text:p text:style-name="Standard">15001/15001 [==============================] - 18s 1ms/step - loss: 211.3738 - accuracy: 0.0000e+00</text:p>
      <text:p text:style-name="Standard">Epoch 6/10</text:p>
      <text:p text:style-name="Standard">15001/15001 [==============================] - 18s 1ms/step - loss: 211.7661 - accuracy: 0.0000e+00</text:p>
      <text:p text:style-name="Standard">Epoch 7/10</text:p>
      <text:p text:style-name="Standard">15001/15001 [==============================] - 17s 1ms/step - loss: 209.9563 - accuracy: 0.0000e+00</text:p>
      <text:p text:style-name="Standard">Epoch 8/10</text:p>
      <text:p text:style-name="Standard">15001/15001 [==============================] - 17s 1ms/step - loss: 209.4425 - accuracy: 0.0000e+00</text:p>
      <text:p text:style-name="Standard">Epoch 9/10</text:p>
      <text:p text:style-name="Standard">15001/15001 [==============================] - 18s 1ms/step - loss: 209.5178 - accuracy: 0.0000e+00</text:p>
      <text:p text:style-name="Standard">Epoch 10/10</text:p>
      <text:p text:style-name="Standard">15001/15001 [==============================] - 17s 1ms/step - loss: 209.5135 - accuracy: 0.0000e+00</text:p>
      <text:p text:style-name="Standard">At step <text:s/>15000</text:p>
      <text:p text:style-name="Standard">reward: <text:s/>1.3013306230640698</text:p>
      <text:p text:style-name="Standard">total rewards <text:s/>197.63286244364568</text:p>
      <text:p text:style-name="Standard">At step <text:s/>15100</text:p>
      <text:p text:style-name="Standard">reward: <text:s/>2.0513354593022473</text:p>
      <text:p text:style-name="Standard">total rewards <text:s/>39.541431765927115</text:p>
      <text:p text:style-name="Standard">[ 1.00935535 -0.00290026 <text:s/>1.39821943 -0.48299223 -0.34317905 <text:s/>0.08050829</text:p>
      <text:p text:style-name="Standard"><text:s text:c="2"/>0. <text:s text:c="9"/>0. <text:s text:c="7"/>]</text:p>
      <text:p text:style-name="Standard">[ 1.89615250e-02 -2.84924920e-02 <text:s/>6.03033106e-02 <text:s/>3.71614885e-04</text:p>
      <text:p text:style-name="Standard"><text:s/>-2.74036574e-04 <text:s/>1.19158832e-07 <text:s/>0.00000000e+00 <text:s/>1.00000000e+00]</text:p>
      <text:p text:style-name="Standard">At step <text:s/>15200</text:p>
      <text:p text:style-name="Standard">reward: <text:s/>-8.316537158125668</text:p>
      <text:p text:style-name="Standard">total rewards <text:s/>-126.60765104469525</text:p>
      <text:p text:style-name="Standard">At step <text:s/>15300</text:p>
      <text:p text:style-name="Standard">reward: <text:s/>-7.92674984709956</text:p>
      <text:p text:style-name="Standard">total rewards <text:s/>-274.72269039095033</text:p>
      <text:p text:style-name="Standard">[-0.91263333 <text:s/>0.78931838 -1.82495848 -0.16298827 <text:s/>0.32424432 <text:s/>0.00941047</text:p>
      <text:p text:style-name="Standard"><text:s text:c="2"/>0. <text:s text:c="9"/>0. <text:s text:c="7"/>]</text:p>
      <text:p text:style-name="Standard">At step <text:s/>15400</text:p>
      <text:p text:style-name="Standard">reward: <text:s/>4.078774769041318</text:p>
      <text:p text:style-name="Standard">total rewards <text:s/>-65.90535721227324</text:p>
      <text:p text:style-name="Standard">At step <text:s/>15500</text:p>
      <text:p text:style-name="Standard">reward: <text:s/>0.8968968136518216</text:p>
      <text:p text:style-name="Standard">total rewards <text:s/>24.293787728939286</text:p>
      <text:p text:style-name="Standard">At step <text:s/>15600</text:p>
      <text:p text:style-name="Standard">reward: <text:s/>8.60334209523941</text:p>
      <text:p text:style-name="Standard">total rewards <text:s/>74.35606125399914</text:p>
      <text:p text:style-name="Standard">Landed it!</text:p>
      <text:p text:style-name="Standard">[-0.1842351 <text:s/>-0.00626599 <text:s/>0. <text:s text:c="9"/>0. <text:s text:c="9"/>0.07355741 <text:s/>0.</text:p>
      <text:p text:style-name="Standard"><text:soft-page-break/><text:s text:c="2"/>1. <text:s text:c="9"/>1. <text:s text:c="7"/>]</text:p>
      <text:p text:style-name="Standard">Successful Landing!!! <text:s/>15653</text:p>
      <text:p text:style-name="Standard">Total successes are: <text:s/>9</text:p>
      <text:p text:style-name="Standard">At step <text:s/>15700</text:p>
      <text:p text:style-name="Standard">reward: <text:s/>4.014625122511166</text:p>
      <text:p text:style-name="Standard">total rewards <text:s/>174.35044690157366</text:p>
      <text:p text:style-name="Standard">At step <text:s/>15800</text:p>
      <text:p text:style-name="Standard">reward: <text:s/>2.015462933957279</text:p>
      <text:p text:style-name="Standard">total rewards <text:s/>240.04559972624196</text:p>
      <text:p text:style-name="Standard">At step <text:s/>15900</text:p>
      <text:p text:style-name="Standard">reward: <text:s/>-6.088601243563417</text:p>
      <text:p text:style-name="Standard">total rewards <text:s/>176.30354399641578</text:p>
      <text:p text:style-name="Standard">training model model</text:p>
      <text:p text:style-name="Standard">Epoch 1/10</text:p>
      <text:p text:style-name="Standard">16001/16001 [==============================] - 19s 1ms/step - loss: 204.6287 - accuracy: 0.0000e+00</text:p>
      <text:p text:style-name="Standard">Epoch 2/10</text:p>
      <text:p text:style-name="Standard">16001/16001 [==============================] - 19s 1ms/step - loss: 205.5204 - accuracy: 0.0000e+00</text:p>
      <text:p text:style-name="Standard">Epoch 3/10</text:p>
      <text:p text:style-name="Standard">16001/16001 [==============================] - 19s 1ms/step - loss: 203.0718 - accuracy: 0.0000e+00</text:p>
      <text:p text:style-name="Standard">Epoch 4/10</text:p>
      <text:p text:style-name="Standard">16001/16001 [==============================] - 19s 1ms/step - loss: 203.9105 - accuracy: 0.0000e+00</text:p>
      <text:p text:style-name="Standard">Epoch 5/10</text:p>
      <text:p text:style-name="Standard">16001/16001 [==============================] - 20s 1ms/step - loss: 203.7447 - accuracy: 0.0000e+00</text:p>
      <text:p text:style-name="Standard">Epoch 6/10</text:p>
      <text:p text:style-name="Standard">16001/16001 [==============================] - 19s 1ms/step - loss: 203.5414 - accuracy: 0.0000e+00</text:p>
      <text:p text:style-name="Standard">Epoch 7/10</text:p>
      <text:p text:style-name="Standard">16001/16001 [==============================] - 19s 1ms/step - loss: 202.8063 - accuracy: 0.0000e+00</text:p>
      <text:p text:style-name="Standard">Epoch 8/10</text:p>
      <text:p text:style-name="Standard">16001/16001 [==============================] - 19s 1ms/step - loss: 203.9373 - accuracy: 0.0000e+00</text:p>
      <text:p text:style-name="Standard">Epoch 9/10</text:p>
      <text:p text:style-name="Standard">16001/16001 [==============================] - 19s 1ms/step - loss: 203.1460 - accuracy: 0.0000e+00</text:p>
      <text:p text:style-name="Standard">Epoch 10/10</text:p>
      <text:p text:style-name="Standard">16001/16001 [==============================] - 19s 1ms/step - loss: 201.4673 - accuracy: 0.0000e+00</text:p>
      <text:p text:style-name="Standard">At step <text:s/>16000</text:p>
      <text:p text:style-name="Standard">reward: <text:s/>-15.7740052122911</text:p>
      <text:p text:style-name="Standard">total rewards <text:s/>205.3116180224565</text:p>
      <text:p text:style-name="Standard">At step <text:s/>16100</text:p>
      <text:p text:style-name="Standard">reward: <text:s/>-15.260567210367004</text:p>
      <text:p text:style-name="Standard">total rewards <text:s/>19.488211666617076</text:p>
      <text:p text:style-name="Standard"><text:soft-page-break/>[-1.0170598 <text:s/>-0.038052 <text:s text:c="2"/>-1.75679906 -0.43153042 <text:s/>0.27343887 -0.75837779</text:p>
      <text:p text:style-name="Standard"><text:s text:c="2"/>0. <text:s text:c="9"/>0. <text:s text:c="7"/>]</text:p>
      <text:p text:style-name="Standard">At step <text:s/>16200</text:p>
      <text:p text:style-name="Standard">reward: <text:s/>-1.7707982644188154</text:p>
      <text:p text:style-name="Standard">total rewards <text:s/>-262.69657347322436</text:p>
      <text:p text:style-name="Standard">[-0.79057422 <text:s/>0.86133443 -1.55418841 -0.19497452 <text:s/>0.48628193 <text:s/>0.61091312</text:p>
      <text:p text:style-name="Standard"><text:s text:c="2"/>0. <text:s text:c="9"/>0. <text:s text:c="7"/>]</text:p>
      <text:p text:style-name="Standard">At step <text:s/>16300</text:p>
      <text:p text:style-name="Standard">reward: <text:s/>5.838723326137344</text:p>
      <text:p text:style-name="Standard">total rewards <text:s/>55.41057666181771</text:p>
      <text:p text:style-name="Standard">At step <text:s/>16400</text:p>
      <text:p text:style-name="Standard">reward: <text:s/>2.569105907071427</text:p>
      <text:p text:style-name="Standard">total rewards <text:s/>285.61695755290975</text:p>
      <text:p text:style-name="Standard">Landed it!</text:p>
      <text:p text:style-name="Standard">[0.21405888 0.01526204 0. <text:s text:c="8"/>0. <text:s text:c="8"/>0.19442594 0.</text:p>
      <text:p text:style-name="Standard"><text:s/>1. <text:s text:c="8"/>1. <text:s text:c="7"/>]</text:p>
      <text:p text:style-name="Standard">Successful Landing!!! <text:s/>16447</text:p>
      <text:p text:style-name="Standard">Total successes are: <text:s/>10</text:p>
      <text:p text:style-name="Standard">At step <text:s/>16500</text:p>
      <text:p text:style-name="Standard">reward: <text:s/>0.3219172992269672</text:p>
      <text:p text:style-name="Standard">total rewards <text:s/>249.51277589043173</text:p>
      <text:p text:style-name="Standard">At step <text:s/>16600</text:p>
      <text:p text:style-name="Standard">reward: <text:s/>-5.656607043483535</text:p>
      <text:p text:style-name="Standard">total rewards <text:s/>69.70049263283363</text:p>
      <text:p text:style-name="Standard">[-1.02426155 <text:s/>0.25136848 -2.61121718 -0.57330153 <text:s/>0.81340665 <text:s/>0.42953944</text:p>
      <text:p text:style-name="Standard"><text:s text:c="2"/>0. <text:s text:c="9"/>0. <text:s text:c="7"/>]</text:p>
      <text:p text:style-name="Standard">At step <text:s/>16700</text:p>
      <text:p text:style-name="Standard">reward: <text:s/>3.683436406837008</text:p>
      <text:p text:style-name="Standard">total rewards <text:s/>-104.23072822136966</text:p>
      <text:p text:style-name="Standard">At step <text:s/>16800</text:p>
      <text:p text:style-name="Standard">reward: <text:s/>9.26037409395984</text:p>
      <text:p text:style-name="Standard">total rewards <text:s/>-28.76884045026251</text:p>
      <text:p text:style-name="Standard">At step <text:s/>16900</text:p>
      <text:p text:style-name="Standard">reward: <text:s/>-13.007809580179869</text:p>
      <text:p text:style-name="Standard">total rewards <text:s/>-170.75967307764247</text:p>
      <text:p text:style-name="Standard">[ 0.99458275 <text:s/>0.01098738 <text:s/>1.02301598 -0.35589907 -0.49751797 -0.11102176</text:p>
      <text:p text:style-name="Standard"><text:s text:c="2"/>0. <text:s text:c="9"/>1. <text:s text:c="7"/>]</text:p>
      <text:p text:style-name="Standard">training model model</text:p>
      <text:p text:style-name="Standard">Epoch 1/10</text:p>
      <text:p text:style-name="Standard">17001/17001 [==============================] - 20s 1ms/step - loss: 202.7318 - accuracy: 0.0000e+00</text:p>
      <text:p text:style-name="Standard">Epoch 2/10</text:p>
      <text:p text:style-name="Standard">17001/17001 [==============================] - 21s 1ms/step - loss: 202.5225 - accuracy: 0.0000e+00</text:p>
      <text:p text:style-name="Standard">Epoch 3/10</text:p>
      <text:p text:style-name="Standard">17001/17001 [==============================] - 20s 1ms/step - loss: 201.0606 - accuracy: 0.0000e+00</text:p>
      <text:p text:style-name="Standard">Epoch 4/10</text:p>
      <text:p text:style-name="Standard"><text:soft-page-break/>17001/17001 [==============================] - 20s 1ms/step - loss: 201.9795 - accuracy: 0.0000e+00</text:p>
      <text:p text:style-name="Standard">Epoch 5/10</text:p>
      <text:p text:style-name="Standard">17001/17001 [==============================] - 21s 1ms/step - loss: 201.1599 - accuracy: 0.0000e+00</text:p>
      <text:p text:style-name="Standard">Epoch 6/10</text:p>
      <text:p text:style-name="Standard">17001/17001 [==============================] - 20s 1ms/step - loss: 200.2598 - accuracy: 0.0000e+00</text:p>
      <text:p text:style-name="Standard">Epoch 7/10</text:p>
      <text:p text:style-name="Standard">17001/17001 [==============================] - 20s 1ms/step - loss: 199.7866 - accuracy: 0.0000e+00</text:p>
      <text:p text:style-name="Standard">Epoch 8/10</text:p>
      <text:p text:style-name="Standard">17001/17001 [==============================] - 21s 1ms/step - loss: 200.4613 - accuracy: 0.0000e+00</text:p>
      <text:p text:style-name="Standard">Epoch 9/10</text:p>
      <text:p text:style-name="Standard">17001/17001 [==============================] - 21s 1ms/step - loss: 200.0388 - accuracy: 0.0000e+00</text:p>
      <text:p text:style-name="Standard">Epoch 10/10</text:p>
      <text:p text:style-name="Standard">17001/17001 [==============================] - 21s 1ms/step - loss: 199.4454 - accuracy: 0.0000e+00</text:p>
      <text:p text:style-name="Standard">At step <text:s/>17000</text:p>
      <text:p text:style-name="Standard">reward: <text:s/>-6.8418241532960575</text:p>
      <text:p text:style-name="Standard">total rewards <text:s/>-145.6007510020721</text:p>
      <text:p text:style-name="Standard">[-1.00096612 <text:s/>0.45635443 -0.2300267 <text:s/>-0.26834297 -0.3102352 <text:s text:c="2"/>0.02056459</text:p>
      <text:p text:style-name="Standard"><text:s text:c="2"/>0. <text:s text:c="9"/>0. <text:s text:c="7"/>]</text:p>
      <text:p text:style-name="Standard">At step <text:s/>17100</text:p>
      <text:p text:style-name="Standard">reward: <text:s/>8.077334973645938</text:p>
      <text:p text:style-name="Standard">total rewards <text:s/>-151.9682468108017</text:p>
      <text:p text:style-name="Standard">At step <text:s/>17200</text:p>
      <text:p text:style-name="Standard">reward: <text:s/>-0.9889261585507001</text:p>
      <text:p text:style-name="Standard">total rewards <text:s/>-164.97601167632598</text:p>
      <text:p text:style-name="Standard">At step <text:s/>17300</text:p>
      <text:p text:style-name="Standard">reward: <text:s/>-4.708034000186076</text:p>
      <text:p text:style-name="Standard">total rewards <text:s/>-136.528021881249</text:p>
      <text:p text:style-name="Standard">At step <text:s/>17400</text:p>
      <text:p text:style-name="Standard">reward: <text:s/>6.0609602640627225</text:p>
      <text:p text:style-name="Standard">total rewards <text:s/>-178.57685248636702</text:p>
      <text:p text:style-name="Standard">At step <text:s/>17500</text:p>
      <text:p text:style-name="Standard">reward: <text:s/>-32.84709276798038</text:p>
      <text:p text:style-name="Standard">total rewards <text:s/>-215.1121068779468</text:p>
      <text:p text:style-name="Standard">[ 0.75637913 -0.16331 <text:s text:c="4"/>2.0108428 <text:s/>-0.44629431 -0.10159706 <text:s/>0.44338413</text:p>
      <text:p text:style-name="Standard"><text:s text:c="2"/>0. <text:s text:c="9"/>0. <text:s text:c="7"/>]</text:p>
      <text:p text:style-name="Standard">At step <text:s/>17600</text:p>
      <text:p text:style-name="Standard">reward: <text:s/>0.24575354834781915</text:p>
      <text:p text:style-name="Standard">total rewards <text:s/>3.541770966984102</text:p>
      <text:p text:style-name="Standard">At step <text:s/>17700</text:p>
      <text:p text:style-name="Standard">reward: <text:s/>-7.434859915749251</text:p>
      <text:p text:style-name="Standard">total rewards <text:s/>-65.2220048313233</text:p>
      <text:p text:style-name="Standard">At step <text:s/>17800</text:p>
      <text:p text:style-name="Standard"><text:soft-page-break/>reward: <text:s/>1.4266881909608842</text:p>
      <text:p text:style-name="Standard">total rewards <text:s/>-67.28590041707638</text:p>
      <text:p text:style-name="Standard">At step <text:s/>17900</text:p>
      <text:p text:style-name="Standard">reward: <text:s/>6.727200243466884</text:p>
      <text:p text:style-name="Standard">total rewards <text:s/>-54.31952069747531</text:p>
      <text:p text:style-name="Standard">training model model</text:p>
      <text:p text:style-name="Standard">Epoch 1/10</text:p>
      <text:p text:style-name="Standard">18001/18001 [==============================] - 22s 1ms/step - loss: 192.0132 - accuracy: 0.0000e+00</text:p>
      <text:p text:style-name="Standard">Epoch 2/10</text:p>
      <text:p text:style-name="Standard">18001/18001 [==============================] - 21s 1ms/step - loss: 191.8914 - accuracy: 0.0000e+00</text:p>
      <text:p text:style-name="Standard">Epoch 3/10</text:p>
      <text:p text:style-name="Standard">18001/18001 [==============================] - 21s 1ms/step - loss: 192.0437 - accuracy: 0.0000e+00</text:p>
      <text:p text:style-name="Standard">Epoch 4/10</text:p>
      <text:p text:style-name="Standard">18001/18001 [==============================] - 21s 1ms/step - loss: 191.4069 - accuracy: 0.0000e+00</text:p>
      <text:p text:style-name="Standard">Epoch 5/10</text:p>
      <text:p text:style-name="Standard">18001/18001 [==============================] - 22s 1ms/step - loss: 192.2503 - accuracy: 0.0000e+00</text:p>
      <text:p text:style-name="Standard">Epoch 6/10</text:p>
      <text:p text:style-name="Standard">18001/18001 [==============================] - 22s 1ms/step - loss: 191.8870 - accuracy: 0.0000e+00</text:p>
      <text:p text:style-name="Standard">Epoch 7/10</text:p>
      <text:p text:style-name="Standard">18001/18001 [==============================] - 22s 1ms/step - loss: 190.7401 - accuracy: 0.0000e+00</text:p>
      <text:p text:style-name="Standard">Epoch 8/10</text:p>
      <text:p text:style-name="Standard">18001/18001 [==============================] - 22s 1ms/step - loss: 191.0642 - accuracy: 0.0000e+00</text:p>
      <text:p text:style-name="Standard">Epoch 9/10</text:p>
      <text:p text:style-name="Standard">18001/18001 [==============================] - 22s 1ms/step - loss: 189.8574 - accuracy: 0.0000e+00</text:p>
      <text:p text:style-name="Standard">Epoch 10/10</text:p>
      <text:p text:style-name="Standard">18001/18001 [==============================] - 22s 1ms/step - loss: 189.8600 - accuracy: 0.0000e+00</text:p>
      <text:p text:style-name="Standard">At step <text:s/>18000</text:p>
      <text:p text:style-name="Standard">reward: <text:s/>2.8796155793041684</text:p>
      <text:p text:style-name="Standard">total rewards <text:s/>-36.82249469619824</text:p>
      <text:p text:style-name="Standard">[ 0.1613039 <text:s/>-0.02064661 <text:s/>0.50475375 -0.02913798 -0.1798334 <text:s/>-0.17064691</text:p>
      <text:p text:style-name="Standard"><text:s text:c="2"/>1. <text:s text:c="9"/>0. <text:s text:c="7"/>]</text:p>
      <text:p text:style-name="Standard">At step <text:s/>18100</text:p>
      <text:p text:style-name="Standard">reward: <text:s/>-150</text:p>
      <text:p text:style-name="Standard">total rewards <text:s/>-347.5776918542073</text:p>
      <text:p text:style-name="Standard">[-1.00914865 <text:s/>0.78004428 -1.47093821 -0.10415286 -0.04373489 -0.14254764</text:p>
      <text:p text:style-name="Standard"><text:s text:c="2"/>0. <text:s text:c="9"/>0. <text:s text:c="7"/>]</text:p>
      <text:p text:style-name="Standard">[-1.01384851 <text:s/>0.40994168 -1.94560178 -0.3469336 <text:s text:c="2"/>0.17832378 <text:s/>0.28828194</text:p>
      <text:p text:style-name="Standard"><text:s text:c="2"/>0. <text:s text:c="9"/>0. <text:s text:c="7"/>]</text:p>
      <text:p text:style-name="Standard">At step <text:s/>18200</text:p>
      <text:p text:style-name="Standard"><text:soft-page-break/>reward: <text:s/>-8.051958031611884</text:p>
      <text:p text:style-name="Standard">total rewards <text:s/>-103.18496134195301</text:p>
      <text:p text:style-name="Standard">[ 0.24124155 -0.03724624 <text:s/>0.39761905 -0.28064452 -0.2326245 <text:s/>-2.0111076</text:p>
      <text:p text:style-name="Standard"><text:s text:c="2"/>1. <text:s text:c="9"/>1. <text:s text:c="7"/>]</text:p>
      <text:p text:style-name="Standard">At step <text:s/>18300</text:p>
      <text:p text:style-name="Standard">reward: <text:s/>-0.6896151704676962</text:p>
      <text:p text:style-name="Standard">total rewards <text:s/>-140.31890066624945</text:p>
      <text:p text:style-name="Standard">At step <text:s/>18400</text:p>
      <text:p text:style-name="Standard">reward: <text:s/>0.7672983014812043</text:p>
      <text:p text:style-name="Standard">total rewards <text:s/>-193.91303171471708</text:p>
      <text:p text:style-name="Standard">At step <text:s/>18500</text:p>
      <text:p text:style-name="Standard">reward: <text:s/>1.0470652461379073</text:p>
      <text:p text:style-name="Standard">total rewards <text:s/>-131.98012421419824</text:p>
      <text:p text:style-name="Standard">[-0.22300239 -0.02996537 -0.27047483 -0.23990472 <text:s/>0.23988919 -1.10358008</text:p>
      <text:p text:style-name="Standard"><text:s text:c="2"/>1. <text:s text:c="9"/>1. <text:s text:c="7"/>]</text:p>
      <text:p text:style-name="Standard">At step <text:s/>18600</text:p>
      <text:p text:style-name="Standard">reward: <text:s/>-6.774553857990863</text:p>
      <text:p text:style-name="Standard">total rewards <text:s/>-109.51252419562164</text:p>
      <text:p text:style-name="Standard">At step <text:s/>18700</text:p>
      <text:p text:style-name="Standard">reward: <text:s/>-5.094767157013422</text:p>
      <text:p text:style-name="Standard">total rewards <text:s/>-38.13098868598734</text:p>
      <text:p text:style-name="Standard">At step <text:s/>18800</text:p>
      <text:p text:style-name="Standard">reward: <text:s/>5.0328846352248835</text:p>
      <text:p text:style-name="Standard">total rewards <text:s/>140.28708660817318</text:p>
      <text:p text:style-name="Standard">Landed it!</text:p>
      <text:p text:style-name="Standard">[ 1.12370205e-01 -2.78418859e-04 <text:s/>0.00000000e+00 <text:s/>0.00000000e+00</text:p>
      <text:p text:style-name="Standard"><text:s text:c="2"/>4.12019528e-03 <text:s/>0.00000000e+00 <text:s/>1.00000000e+00 <text:s/>1.00000000e+00]</text:p>
      <text:p text:style-name="Standard">Successful Landing!!! <text:s/>18840</text:p>
      <text:p text:style-name="Standard">Total successes are: <text:s/>11</text:p>
      <text:p text:style-name="Standard">At step <text:s/>18900</text:p>
      <text:p text:style-name="Standard">reward: <text:s/>-5.615582173147451</text:p>
      <text:p text:style-name="Standard">total rewards <text:s/>169.39099523948403</text:p>
      <text:p text:style-name="Standard">training model model</text:p>
      <text:p text:style-name="Standard">Epoch 1/10</text:p>
      <text:p text:style-name="Standard">19001/19001 [==============================] - 23s 1ms/step - loss: 191.3312 - accuracy: 0.0000e+00</text:p>
      <text:p text:style-name="Standard">Epoch 2/10</text:p>
      <text:p text:style-name="Standard">19001/19001 [==============================] - 23s 1ms/step - loss: 190.9266 - accuracy: 0.0000e+00</text:p>
      <text:p text:style-name="Standard">Epoch 3/10</text:p>
      <text:p text:style-name="Standard">19001/19001 [==============================] - 23s 1ms/step - loss: 189.7030 - accuracy: 0.0000e+00</text:p>
      <text:p text:style-name="Standard">Epoch 4/10</text:p>
      <text:p text:style-name="Standard">19001/19001 [==============================] - 23s 1ms/step - loss: 190.5745 - accuracy: 0.0000e+00</text:p>
      <text:p text:style-name="Standard">Epoch 5/10</text:p>
      <text:p text:style-name="Standard">19001/19001 [==============================] - 23s 1ms/step - loss: 189.4814 - accuracy: 0.0000e+00</text:p>
      <text:p text:style-name="Standard">Epoch 6/10</text:p>
      <text:p text:style-name="Standard"><text:soft-page-break/>19001/19001 [==============================] - 22s 1ms/step - loss: 189.6604 - accuracy: 0.0000e+00</text:p>
      <text:p text:style-name="Standard">Epoch 7/10</text:p>
      <text:p text:style-name="Standard">19001/19001 [==============================] - 23s 1ms/step - loss: 189.9814 - accuracy: 0.0000e+00</text:p>
      <text:p text:style-name="Standard">Epoch 8/10</text:p>
      <text:p text:style-name="Standard">19001/19001 [==============================] - 23s 1ms/step - loss: 188.9701 - accuracy: 0.0000e+00</text:p>
      <text:p text:style-name="Standard">Epoch 9/10</text:p>
      <text:p text:style-name="Standard">19001/19001 [==============================] - 23s 1ms/step - loss: 189.4220 - accuracy: 0.0000e+00</text:p>
      <text:p text:style-name="Standard">Epoch 10/10</text:p>
      <text:p text:style-name="Standard">19001/19001 [==============================] - 23s 1ms/step - loss: 188.8048 - accuracy: 0.0000e+00</text:p>
      <text:p text:style-name="Standard">At step <text:s/>19000</text:p>
      <text:p text:style-name="Standard">reward: <text:s/>-10.61837802615253</text:p>
      <text:p text:style-name="Standard">total rewards <text:s/>149.26590560533276</text:p>
      <text:p text:style-name="Standard">At step <text:s/>19100</text:p>
      <text:p text:style-name="Standard">reward: <text:s/>-6.0360888576176555</text:p>
      <text:p text:style-name="Standard">total rewards <text:s/>140.60544286507624</text:p>
      <text:p text:style-name="Standard">At step <text:s/>19200</text:p>
      <text:p text:style-name="Standard">reward: <text:s/>1.7128280902584205</text:p>
      <text:p text:style-name="Standard">total rewards <text:s/>117.45647753670933</text:p>
      <text:p text:style-name="Standard">At step <text:s/>19300</text:p>
      <text:p text:style-name="Standard">reward: <text:s/>-13.511225429646968</text:p>
      <text:p text:style-name="Standard">total rewards <text:s/>154.36137250251917</text:p>
      <text:p text:style-name="Standard">At step <text:s/>19400</text:p>
      <text:p text:style-name="Standard">reward: <text:s/>-3.807824341685245</text:p>
      <text:p text:style-name="Standard">total rewards <text:s/>140.41813527756486</text:p>
      <text:p text:style-name="Standard">Landed it!</text:p>
      <text:p text:style-name="Standard">[ 3.10216904e-02 <text:s/>4.05613581e-05 <text:s/>1.65133586e-01 <text:s/>4.48110424e-06</text:p>
      <text:p text:style-name="Standard"><text:s/>-4.21379591e-05 <text:s/>1.13674256e-06 <text:s/>1.00000000e+00 <text:s/>1.00000000e+00]</text:p>
      <text:p text:style-name="Standard">Successful Landing!!! <text:s/>19486</text:p>
      <text:p text:style-name="Standard">Total successes are: <text:s/>12</text:p>
      <text:p text:style-name="Standard">At step <text:s/>19500</text:p>
      <text:p text:style-name="Standard">reward: <text:s/>-1.2532674703359603</text:p>
      <text:p text:style-name="Standard">total rewards <text:s/>284.51828157221007</text:p>
      <text:p text:style-name="Standard">At step <text:s/>19600</text:p>
      <text:p text:style-name="Standard">reward: <text:s/>4.53514360426875</text:p>
      <text:p text:style-name="Standard">total rewards <text:s/>313.24156119652537</text:p>
      <text:p text:style-name="Standard">At step <text:s/>19700</text:p>
      <text:p text:style-name="Standard">reward: <text:s/>-9.08383960142069</text:p>
      <text:p text:style-name="Standard">total rewards <text:s/>417.9798802526704</text:p>
      <text:p text:style-name="Standard">At step <text:s/>19800</text:p>
      <text:p text:style-name="Standard">reward: <text:s/>-39.50546428768172</text:p>
      <text:p text:style-name="Standard">total rewards <text:s/>408.43323397522664</text:p>
      <text:p text:style-name="Standard">Landed it!</text:p>
      <text:p text:style-name="Standard">[1.14947128e-01 2.08503405e-04 0.00000000e+00 0.00000000e+00</text:p>
      <text:p text:style-name="Standard"><text:s/>2.83848494e-03 0.00000000e+00 1.00000000e+00 1.00000000e+00]</text:p>
      <text:p text:style-name="Standard"><text:soft-page-break/>Successful Landing!!! <text:s/>19863</text:p>
      <text:p text:style-name="Standard">Total successes are: <text:s/>13</text:p>
      <text:p text:style-name="Standard">At step <text:s/>19900</text:p>
      <text:p text:style-name="Standard">reward: <text:s/>4.770594897625226</text:p>
      <text:p text:style-name="Standard">total rewards <text:s/>200.84889452446527</text:p>
      <text:p text:style-name="Standard">training model model</text:p>
      <text:p text:style-name="Standard">Epoch 1/10</text:p>
      <text:p text:style-name="Standard">20001/20001 [==============================] - 23s 1ms/step - loss: 186.1355 - accuracy: 0.0000e+00</text:p>
      <text:p text:style-name="Standard">Epoch 2/10</text:p>
      <text:p text:style-name="Standard">20001/20001 [==============================] - 24s 1ms/step - loss: 186.0669 - accuracy: 0.0000e+00</text:p>
      <text:p text:style-name="Standard">Epoch 3/10</text:p>
      <text:p text:style-name="Standard">20001/20001 [==============================] - 23s 1ms/step - loss: 185.8317 - accuracy: 0.0000e+00</text:p>
      <text:p text:style-name="Standard">Epoch 4/10</text:p>
      <text:p text:style-name="Standard">20001/20001 [==============================] - 24s 1ms/step - loss: 185.1705 - accuracy: 0.0000e+00</text:p>
      <text:p text:style-name="Standard">Epoch 5/10</text:p>
      <text:p text:style-name="Standard">20001/20001 [==============================] - 24s 1ms/step - loss: 185.4608 - accuracy: 0.0000e+00</text:p>
      <text:p text:style-name="Standard">Epoch 6/10</text:p>
      <text:p text:style-name="Standard">20001/20001 [==============================] - 24s 1ms/step - loss: 185.1940 - accuracy: 0.0000e+00</text:p>
      <text:p text:style-name="Standard">Epoch 7/10</text:p>
      <text:p text:style-name="Standard">20001/20001 [==============================] - 24s 1ms/step - loss: 184.6659 - accuracy: 0.0000e+00</text:p>
      <text:p text:style-name="Standard">Epoch 8/10</text:p>
      <text:p text:style-name="Standard">20001/20001 [==============================] - 24s 1ms/step - loss: 186.1151 - accuracy: 0.0000e+00</text:p>
      <text:p text:style-name="Standard">Epoch 9/10</text:p>
      <text:p text:style-name="Standard">20001/20001 [==============================] - 24s 1ms/step - loss: 184.5092 - accuracy: 0.0000e+00</text:p>
      <text:p text:style-name="Standard">Epoch 10/10</text:p>
      <text:p text:style-name="Standard">20001/20001 [==============================] - 24s 1ms/step - loss: 183.8304 - accuracy: 0.0000e+00</text:p>
      <text:p text:style-name="Standard">At step <text:s/>20000</text:p>
      <text:p text:style-name="Standard">reward: <text:s/>-3.8603601779818533</text:p>
      <text:p text:style-name="Standard">total rewards <text:s/>222.79429196533397</text:p>
      <text:p text:style-name="Standard">At step <text:s/>20100</text:p>
      <text:p text:style-name="Standard">reward: <text:s/>5.630987602237851</text:p>
      <text:p text:style-name="Standard">total rewards <text:s/>205.31236438199457</text:p>
      <text:p text:style-name="Standard">At step <text:s/>20200</text:p>
      <text:p text:style-name="Standard">reward: <text:s/>-1.5507195194709507</text:p>
      <text:p text:style-name="Standard">total rewards <text:s/>179.2241215860768</text:p>
      <text:p text:style-name="Standard">At step <text:s/>20300</text:p>
      <text:p text:style-name="Standard">reward: <text:s/>-8.498917476975945</text:p>
      <text:p text:style-name="Standard">total rewards <text:s/>190.87316835017108</text:p>
      <text:p text:style-name="Standard">[-1.00003276 <text:s/>0.12126423 -2.01918491 -0.20503108 <text:s/>0.41715023 <text:s/>0.04369755</text:p>
      <text:p text:style-name="Standard"><text:soft-page-break/><text:s text:c="2"/>0. <text:s text:c="9"/>0. <text:s text:c="7"/>]</text:p>
      <text:p text:style-name="Standard">At step <text:s/>20400</text:p>
      <text:p text:style-name="Standard">reward: <text:s/>-7.015601250066341</text:p>
      <text:p text:style-name="Standard">total rewards <text:s/>-152.45693419787492</text:p>
      <text:p text:style-name="Standard">[-1.00705604 <text:s/>0.66876689 -1.92793671 -0.14586355 <text:s/>0.19038212 <text:s/>0.01169132</text:p>
      <text:p text:style-name="Standard"><text:s text:c="2"/>0. <text:s text:c="9"/>0. <text:s text:c="7"/>]</text:p>
      <text:p text:style-name="Standard">At step <text:s/>20500</text:p>
      <text:p text:style-name="Standard">reward: <text:s/>-3.532342201036852</text:p>
      <text:p text:style-name="Standard">total rewards <text:s/>-161.06223024064914</text:p>
      <text:p text:style-name="Standard">[-1.01573221 <text:s/>0.50073624 -1.91792599 -0.22939616 <text:s/>0.29486313 <text:s/>0.12429201</text:p>
      <text:p text:style-name="Standard"><text:s text:c="2"/>0. <text:s text:c="9"/>0. <text:s text:c="7"/>]</text:p>
      <text:p text:style-name="Standard">At step <text:s/>20600</text:p>
      <text:p text:style-name="Standard">reward: <text:s/>3.577490934885936</text:p>
      <text:p text:style-name="Standard">total rewards <text:s/>-286.6758505973806</text:p>
      <text:p text:style-name="Standard">At step <text:s/>20700</text:p>
      <text:p text:style-name="Standard">reward: <text:s/>-3.576033985527394</text:p>
      <text:p text:style-name="Standard">total rewards <text:s/>-172.33042132782975</text:p>
      <text:p text:style-name="Standard">At step <text:s/>20800</text:p>
      <text:p text:style-name="Standard">reward: <text:s/>-2.7961411989397504</text:p>
      <text:p text:style-name="Standard">total rewards <text:s/>70.79153970418355</text:p>
      <text:p text:style-name="Standard">At step <text:s/>20900</text:p>
      <text:p text:style-name="Standard">reward: <text:s/>0.17924042016211514</text:p>
      <text:p text:style-name="Standard">total rewards <text:s/>74.6555564262151</text:p>
      <text:p text:style-name="Standard">Landed it!</text:p>
      <text:p text:style-name="Standard">[-1.10446835e-01 <text:s/>2.00335185e-05 <text:s/>0.00000000e+00 <text:s/>0.00000000e+00</text:p>
      <text:p text:style-name="Standard"><text:s/>-7.90285692e-03 <text:s/>0.00000000e+00 <text:s/>1.00000000e+00 <text:s/>0.00000000e+00]</text:p>
      <text:p text:style-name="Standard">Successful Landing!!! <text:s/>20962</text:p>
      <text:p text:style-name="Standard">Total successes are: <text:s/>14</text:p>
      <text:p text:style-name="Standard">training model model</text:p>
      <text:p text:style-name="Standard">Epoch 1/10</text:p>
      <text:p text:style-name="Standard">21001/21001 [==============================] - 23s 1ms/step - loss: 181.7265 - accuracy: 0.0000e+00</text:p>
      <text:p text:style-name="Standard">Epoch 2/10</text:p>
      <text:p text:style-name="Standard">21001/21001 [==============================] - 25s 1ms/step - loss: 181.1501 - accuracy: 0.0000e+00</text:p>
      <text:p text:style-name="Standard">Epoch 3/10</text:p>
      <text:p text:style-name="Standard">21001/21001 [==============================] - 25s 1ms/step - loss: 181.3016 - accuracy: 0.0000e+00</text:p>
      <text:p text:style-name="Standard">Epoch 4/10</text:p>
      <text:p text:style-name="Standard">21001/21001 [==============================] - 25s 1ms/step - loss: 181.3298 - accuracy: 0.0000e+00</text:p>
      <text:p text:style-name="Standard">Epoch 5/10</text:p>
      <text:p text:style-name="Standard">21001/21001 [==============================] - 25s 1ms/step - loss: 180.5829 - accuracy: 0.0000e+00</text:p>
      <text:p text:style-name="Standard">Epoch 6/10</text:p>
      <text:p text:style-name="Standard">21001/21001 [==============================] - 25s 1ms/step - loss: 180.8756 - accuracy: 0.0000e+00</text:p>
      <text:p text:style-name="Standard">Epoch 7/10</text:p>
      <text:p text:style-name="Standard"><text:soft-page-break/>21001/21001 [==============================] - 24s 1ms/step - loss: 181.3443 - accuracy: 0.0000e+00</text:p>
      <text:p text:style-name="Standard">Epoch 8/10</text:p>
      <text:p text:style-name="Standard">21001/21001 [==============================] - 25s 1ms/step - loss: 180.6403 - accuracy: 0.0000e+00</text:p>
      <text:p text:style-name="Standard">Epoch 9/10</text:p>
      <text:p text:style-name="Standard">21001/21001 [==============================] - 25s 1ms/step - loss: 181.2786 - accuracy: 0.0000e+00</text:p>
      <text:p text:style-name="Standard">Epoch 10/10</text:p>
      <text:p text:style-name="Standard">21001/21001 [==============================] - 25s 1ms/step - loss: 179.8103 - accuracy: 0.0000e+00</text:p>
      <text:p text:style-name="Standard">At step <text:s/>21000</text:p>
      <text:p text:style-name="Standard">reward: <text:s/>-0.972273958424497</text:p>
      <text:p text:style-name="Standard">total rewards <text:s/>216.5859584724028</text:p>
      <text:p text:style-name="Standard">At step <text:s/>21100</text:p>
      <text:p text:style-name="Standard">reward: <text:s/>3.4390765866696835</text:p>
      <text:p text:style-name="Standard">total rewards <text:s/>212.52466304430686</text:p>
      <text:p text:style-name="Standard">At step <text:s/>21200</text:p>
      <text:p text:style-name="Standard">reward: <text:s/>-7.09414982773731</text:p>
      <text:p text:style-name="Standard">total rewards <text:s/>187.7322491216463</text:p>
      <text:p text:style-name="Standard">At step <text:s/>21300</text:p>
      <text:p text:style-name="Standard">reward: <text:s/>1.7652599207504684</text:p>
      <text:p text:style-name="Standard">total rewards <text:s/>182.57852438686345</text:p>
      <text:p text:style-name="Standard">At step <text:s/>21400</text:p>
      <text:p text:style-name="Standard">reward: <text:s/>5.3838424616522005</text:p>
      <text:p text:style-name="Standard">total rewards <text:s/>42.3100474489447</text:p>
      <text:p text:style-name="Standard">[-1.00153267 <text:s/>0.29995151 -0.87967634 -0.08025109 -0.07192691 -0.08353294</text:p>
      <text:p text:style-name="Standard"><text:s text:c="2"/>0. <text:s text:c="9"/>0. <text:s text:c="7"/>]</text:p>
      <text:p text:style-name="Standard">At step <text:s/>21500</text:p>
      <text:p text:style-name="Standard">reward: <text:s/>-11.48465580725129</text:p>
      <text:p text:style-name="Standard">total rewards <text:s/>-61.85130159852226</text:p>
      <text:p text:style-name="Standard">At step <text:s/>21600</text:p>
      <text:p text:style-name="Standard">reward: <text:s/>-1.219371168182647</text:p>
      <text:p text:style-name="Standard">total rewards <text:s/>-117.80974529909923</text:p>
      <text:p text:style-name="Standard">At step <text:s/>21700</text:p>
      <text:p text:style-name="Standard">reward: <text:s/>-4.807599601299236</text:p>
      <text:p text:style-name="Standard">total rewards <text:s/>-100.86249269193738</text:p>
      <text:p text:style-name="Standard">At step <text:s/>21800</text:p>
      <text:p text:style-name="Standard">reward: <text:s/>0.8314605162658445</text:p>
      <text:p text:style-name="Standard">total rewards <text:s/>25.44025694544447</text:p>
      <text:p text:style-name="Standard">At step <text:s/>21900</text:p>
      <text:p text:style-name="Standard">reward: <text:s/>0.37296448338164145</text:p>
      <text:p text:style-name="Standard">total rewards <text:s/>121.01795963555928</text:p>
      <text:p text:style-name="Standard">Landed it!</text:p>
      <text:p text:style-name="Standard">[0.15638418 0.01368333 0. <text:s text:c="8"/>0. <text:s text:c="8"/>0.16636717 0.</text:p>
      <text:p text:style-name="Standard"><text:s/>1. <text:s text:c="8"/>1. <text:s text:c="7"/>]</text:p>
      <text:p text:style-name="Standard">Successful Landing!!! <text:s/>21966</text:p>
      <text:p text:style-name="Standard">Total successes are: <text:s/>15</text:p>
      <text:p text:style-name="Standard">training model model</text:p>
      <text:p text:style-name="Standard"><text:soft-page-break/>Epoch 1/10</text:p>
      <text:p text:style-name="Standard">22001/22001 [==============================] - 26s 1ms/step - loss: 177.4495 - accuracy: 0.0000e+00</text:p>
      <text:p text:style-name="Standard">Epoch 2/10</text:p>
      <text:p text:style-name="Standard">22001/22001 [==============================] - 26s 1ms/step - loss: 177.3986 - accuracy: 0.0000e+00</text:p>
      <text:p text:style-name="Standard">Epoch 3/10</text:p>
      <text:p text:style-name="Standard">22001/22001 [==============================] - 26s 1ms/step - loss: 176.5219 - accuracy: 0.0000e+00</text:p>
      <text:p text:style-name="Standard">Epoch 4/10</text:p>
      <text:p text:style-name="Standard">22001/22001 [==============================] - 25s 1ms/step - loss: 176.6433 - accuracy: 0.0000e+00</text:p>
      <text:p text:style-name="Standard">Epoch 5/10</text:p>
      <text:p text:style-name="Standard">22001/22001 [==============================] - 25s 1ms/step - loss: 176.5705 - accuracy: 0.0000e+00</text:p>
      <text:p text:style-name="Standard">Epoch 6/10</text:p>
      <text:p text:style-name="Standard">22001/22001 [==============================] - 26s 1ms/step - loss: 176.3038 - accuracy: 0.0000e+00</text:p>
      <text:p text:style-name="Standard">Epoch 7/10</text:p>
      <text:p text:style-name="Standard">22001/22001 [==============================] - 26s 1ms/step - loss: 175.9495 - accuracy: 0.0000e+00</text:p>
      <text:p text:style-name="Standard">Epoch 8/10</text:p>
      <text:p text:style-name="Standard">22001/22001 [==============================] - 26s 1ms/step - loss: 176.8646 - accuracy: 0.0000e+00</text:p>
      <text:p text:style-name="Standard">Epoch 9/10</text:p>
      <text:p text:style-name="Standard">22001/22001 [==============================] - 26s 1ms/step - loss: 175.4774 - accuracy: 0.0000e+00</text:p>
      <text:p text:style-name="Standard">Epoch 10/10</text:p>
      <text:p text:style-name="Standard">22001/22001 [==============================] - 25s 1ms/step - loss: 175.8492 - accuracy: 0.0000e+00</text:p>
      <text:p text:style-name="Standard">At step <text:s/>22000</text:p>
      <text:p text:style-name="Standard">reward: <text:s/>2.0641797634378976</text:p>
      <text:p text:style-name="Standard">total rewards <text:s/>285.3688913772043</text:p>
      <text:p text:style-name="Standard">At step <text:s/>22100</text:p>
      <text:p text:style-name="Standard">reward: <text:s/>-5.043790001624126</text:p>
      <text:p text:style-name="Standard">total rewards <text:s/>304.78554810781446</text:p>
      <text:p text:style-name="Standard">At step <text:s/>22200</text:p>
      <text:p text:style-name="Standard">reward: <text:s/>4.7008058515660975</text:p>
      <text:p text:style-name="Standard">total rewards <text:s/>248.63324051778469</text:p>
      <text:p text:style-name="Standard">At step <text:s/>22300</text:p>
      <text:p text:style-name="Standard">reward: <text:s/>-0.0718661815791628</text:p>
      <text:p text:style-name="Standard">total rewards <text:s/>280.68549344237135</text:p>
      <text:p text:style-name="Standard">Landed it!</text:p>
      <text:p text:style-name="Standard">[-1.99756622e-03 <text:s/>2.98792521e-04 <text:s/>6.92110608e-02 -8.35544585e-04</text:p>
      <text:p text:style-name="Standard"><text:s/>-7.95575976e-03 -2.40135608e-04 <text:s/>1.00000000e+00 <text:s/>1.00000000e+00]</text:p>
      <text:p text:style-name="Standard">Successful Landing!!! <text:s/>22353</text:p>
      <text:p text:style-name="Standard">Total successes are: <text:s/>16</text:p>
      <text:p text:style-name="Standard">At step <text:s/>22400</text:p>
      <text:p text:style-name="Standard">reward: <text:s/>12.939984725412048</text:p>
      <text:p text:style-name="Standard"><text:soft-page-break/>total rewards <text:s/>236.01821642417423</text:p>
      <text:p text:style-name="Standard">At step <text:s/>22500</text:p>
      <text:p text:style-name="Standard">reward: <text:s/>2.8322778065979337</text:p>
      <text:p text:style-name="Standard">total rewards <text:s/>401.8751494957147</text:p>
      <text:p text:style-name="Standard">Landed it!</text:p>
      <text:p text:style-name="Standard">[ 5.49446106e-02 <text:s/>2.79957453e-04 <text:s/>1.38163030e-01 -1.37622969e-02</text:p>
      <text:p text:style-name="Standard"><text:s text:c="2"/>3.74251464e-03 <text:s/>4.07339608e-02 <text:s/>1.00000000e+00 <text:s/>1.00000000e+00]</text:p>
      <text:p text:style-name="Standard">Successful Landing!!! <text:s/>22570</text:p>
      <text:p text:style-name="Standard">Total successes are: <text:s/>17</text:p>
      <text:p text:style-name="Standard">At step <text:s/>22600</text:p>
      <text:p text:style-name="Standard">reward: <text:s/>5.786443170496584</text:p>
      <text:p text:style-name="Standard">total rewards <text:s/>185.5530319471817</text:p>
      <text:p text:style-name="Standard">[-0.02783642 -0.02678754 <text:s/>0.37121924 -0.28658104 <text:s/>0.03147144 -1.58025583</text:p>
      <text:p text:style-name="Standard"><text:s text:c="2"/>1. <text:s text:c="9"/>1. <text:s text:c="7"/>]</text:p>
      <text:p text:style-name="Standard">At step <text:s/>22700</text:p>
      <text:p text:style-name="Standard">reward: <text:s/>2.422869182739895</text:p>
      <text:p text:style-name="Standard">total rewards <text:s/>-148.09745112988176</text:p>
      <text:p text:style-name="Standard">At step <text:s/>22800</text:p>
      <text:p text:style-name="Standard">reward: <text:s/>5.873195462267121</text:p>
      <text:p text:style-name="Standard">total rewards <text:s/>-23.495331649455718</text:p>
      <text:p text:style-name="Standard">[ 1.29110146e-01 -2.85488542e-02 <text:s/>1.86616798e-01 -1.22932499e-09</text:p>
      <text:p text:style-name="Standard"><text:s text:c="2"/>3.34018754e-04 -9.42256122e-08 <text:s/>1.00000000e+00 <text:s/>1.00000000e+00]</text:p>
      <text:p text:style-name="Standard">At step <text:s/>22900</text:p>
      <text:p text:style-name="Standard">reward: <text:s/>-8.20583965001633</text:p>
      <text:p text:style-name="Standard">total rewards <text:s/>-182.47100403514582</text:p>
      <text:p text:style-name="Standard">training model model</text:p>
      <text:p text:style-name="Standard">Epoch 1/10</text:p>
      <text:p text:style-name="Standard">23001/23001 [==============================] - 26s 1ms/step - loss: 176.1069 - accuracy: 0.0000e+00</text:p>
      <text:p text:style-name="Standard">Epoch 2/10</text:p>
      <text:p text:style-name="Standard">23001/23001 [==============================] - 26s 1ms/step - loss: 176.4062 - accuracy: 0.0000e+00</text:p>
      <text:p text:style-name="Standard">Epoch 3/10</text:p>
      <text:p text:style-name="Standard">23001/23001 [==============================] - 25s 1ms/step - loss: 175.2249 - accuracy: 0.0000e+00</text:p>
      <text:p text:style-name="Standard">Epoch 4/10</text:p>
      <text:p text:style-name="Standard">23001/23001 [==============================] - 27s 1ms/step - loss: 175.9892 - accuracy: 0.0000e+00</text:p>
      <text:p text:style-name="Standard">Epoch 5/10</text:p>
      <text:p text:style-name="Standard">23001/23001 [==============================] - 26s 1ms/step - loss: 174.8115 - accuracy: 0.0000e+00</text:p>
      <text:p text:style-name="Standard">Epoch 6/10</text:p>
      <text:p text:style-name="Standard">23001/23001 [==============================] - 27s 1ms/step - loss: 175.1295 - accuracy: 0.0000e+00</text:p>
      <text:p text:style-name="Standard">Epoch 7/10</text:p>
      <text:p text:style-name="Standard">23001/23001 [==============================] - 27s 1ms/step - loss: 175.2370 - accuracy: 0.0000e+00</text:p>
      <text:p text:style-name="Standard">Epoch 8/10</text:p>
      <text:p text:style-name="Standard"><text:soft-page-break/>23001/23001 [==============================] - 27s 1ms/step - loss: 173.7634 - accuracy: 0.0000e+00</text:p>
      <text:p text:style-name="Standard">Epoch 9/10</text:p>
      <text:p text:style-name="Standard">23001/23001 [==============================] - 27s 1ms/step - loss: 174.1508 - accuracy: 0.0000e+00</text:p>
      <text:p text:style-name="Standard">Epoch 10/10</text:p>
      <text:p text:style-name="Standard">23001/23001 [==============================] - 27s 1ms/step - loss: 174.3824 - accuracy: 0.0000e+00</text:p>
      <text:p text:style-name="Standard">At step <text:s/>23000</text:p>
      <text:p text:style-name="Standard">reward: <text:s/>-4.947485426437189</text:p>
      <text:p text:style-name="Standard">total rewards <text:s/>-108.7066994776669</text:p>
      <text:p text:style-name="Standard">At step <text:s/>23100</text:p>
      <text:p text:style-name="Standard">reward: <text:s/>-1.0720859300306236</text:p>
      <text:p text:style-name="Standard">total rewards <text:s/>-220.1785183136712</text:p>
      <text:p text:style-name="Standard">At step <text:s/>23200</text:p>
      <text:p text:style-name="Standard">reward: <text:s/>-3.8037870105964764</text:p>
      <text:p text:style-name="Standard">total rewards <text:s/>-237.65942173141698</text:p>
      <text:p text:style-name="Standard">At step <text:s/>23300</text:p>
      <text:p text:style-name="Standard">reward: <text:s/>-8.320028606913645</text:p>
      <text:p text:style-name="Standard">total rewards <text:s/>-278.69628538197793</text:p>
      <text:p text:style-name="Standard">[ 1.00132599 <text:s/>0.41043111 <text:s/>0.6449364 <text:s/>-0.31787313 -0.00114345 <text:s/>0.11466902</text:p>
      <text:p text:style-name="Standard"><text:s text:c="2"/>0. <text:s text:c="9"/>0. <text:s text:c="7"/>]</text:p>
      <text:p text:style-name="Standard">At step <text:s/>23400</text:p>
      <text:p text:style-name="Standard">reward: <text:s/>-1.4055615693241357</text:p>
      <text:p text:style-name="Standard">total rewards <text:s/>-190.42656797242176</text:p>
      <text:p text:style-name="Standard">At step <text:s/>23500</text:p>
      <text:p text:style-name="Standard">reward: <text:s/>-0.686628670521697</text:p>
      <text:p text:style-name="Standard">total rewards <text:s/>-132.86202192565364</text:p>
      <text:p text:style-name="Standard">At step <text:s/>23600</text:p>
      <text:p text:style-name="Standard">reward: <text:s/>-0.03943989433944223</text:p>
      <text:p text:style-name="Standard">total rewards <text:s/>-166.41194977357515</text:p>
      <text:p text:style-name="Standard">At step <text:s/>23700</text:p>
      <text:p text:style-name="Standard">reward: <text:s/>-4.4401035865511185</text:p>
      <text:p text:style-name="Standard">total rewards <text:s/>-213.20997203213173</text:p>
      <text:p text:style-name="Standard">[-1.01404957 <text:s/>0.1109798 <text:s/>-1.65046453 -0.12010133 <text:s/>0.1528807 <text:s/>-0.00988421</text:p>
      <text:p text:style-name="Standard"><text:s text:c="2"/>0. <text:s text:c="9"/>0. <text:s text:c="7"/>]</text:p>
      <text:p text:style-name="Standard">At step <text:s/>23800</text:p>
      <text:p text:style-name="Standard">reward: <text:s/>3.6276976971428927</text:p>
      <text:p text:style-name="Standard">total rewards <text:s/>-158.82382545085127</text:p>
      <text:p text:style-name="Standard">At step <text:s/>23900</text:p>
      <text:p text:style-name="Standard">reward: <text:s/>-6.915839157062019</text:p>
      <text:p text:style-name="Standard">total rewards <text:s/>-189.80159227930662</text:p>
      <text:p text:style-name="Standard">training model model</text:p>
      <text:p text:style-name="Standard">Epoch 1/10</text:p>
      <text:p text:style-name="Standard">24001/24001 [==============================] - 29s 1ms/step - loss: 169.5030 - accuracy: 0.0000e+00</text:p>
      <text:p text:style-name="Standard">Epoch 2/10</text:p>
      <text:p text:style-name="Standard">24001/24001 [==============================] - 28s 1ms/step - loss: 170.1142 - accuracy: 0.0000e+00</text:p>
      <text:p text:style-name="Standard"><text:soft-page-break/>Epoch 3/10</text:p>
      <text:p text:style-name="Standard">24001/24001 [==============================] - 28s 1ms/step - loss: 168.8225 - accuracy: 0.0000e+00</text:p>
      <text:p text:style-name="Standard">Epoch 4/10</text:p>
      <text:p text:style-name="Standard">24001/24001 [==============================] - 28s 1ms/step - loss: 169.4360 - accuracy: 0.0000e+00</text:p>
      <text:p text:style-name="Standard">Epoch 5/10</text:p>
      <text:p text:style-name="Standard">24001/24001 [==============================] - 28s 1ms/step - loss: 168.4777 - accuracy: 0.0000e+00</text:p>
      <text:p text:style-name="Standard">Epoch 6/10</text:p>
      <text:p text:style-name="Standard">24001/24001 [==============================] - 28s 1ms/step - loss: 168.8045 - accuracy: 0.0000e+00</text:p>
      <text:p text:style-name="Standard">Epoch 7/10</text:p>
      <text:p text:style-name="Standard">24001/24001 [==============================] - 29s 1ms/step - loss: 167.9949 - accuracy: 0.0000e+00</text:p>
      <text:p text:style-name="Standard">Epoch 8/10</text:p>
      <text:p text:style-name="Standard">24001/24001 [==============================] - 29s 1ms/step - loss: 168.5920 - accuracy: 0.0000e+00</text:p>
      <text:p text:style-name="Standard">Epoch 9/10</text:p>
      <text:p text:style-name="Standard">24001/24001 [==============================] - 28s 1ms/step - loss: 167.6395 - accuracy: 0.0000e+00</text:p>
      <text:p text:style-name="Standard">Epoch 10/10</text:p>
      <text:p text:style-name="Standard">24001/24001 [==============================] - 28s 1ms/step - loss: 167.6789 - accuracy: 0.0000e+00</text:p>
      <text:p text:style-name="Standard">At step <text:s/>24000</text:p>
      <text:p text:style-name="Standard">reward: <text:s/>-6.032584500149807</text:p>
      <text:p text:style-name="Standard">total rewards <text:s/>-114.8268854521704</text:p>
      <text:p text:style-name="Standard">At step <text:s/>24100</text:p>
      <text:p text:style-name="Standard">reward: <text:s/>-2.1455457344134743</text:p>
      <text:p text:style-name="Standard">total rewards <text:s/>-15.17107660571601</text:p>
      <text:p text:style-name="Standard">Landed it!</text:p>
      <text:p text:style-name="Standard">[-3.74851227e-02 -1.82097753e-04 <text:s/>9.88139609e-02 <text:s/>9.79070190e-05</text:p>
      <text:p text:style-name="Standard"><text:s text:c="2"/>5.02167456e-03 <text:s/>2.51012146e-05 <text:s/>1.00000000e+00 <text:s/>1.00000000e+00]</text:p>
      <text:p text:style-name="Standard">Successful Landing!!! <text:s/>24189</text:p>
      <text:p text:style-name="Standard">Total successes are: <text:s/>18</text:p>
      <text:p text:style-name="Standard">At step <text:s/>24200</text:p>
      <text:p text:style-name="Standard">reward: <text:s/>-4.012284059743163</text:p>
      <text:p text:style-name="Standard">total rewards <text:s/>190.05852279655278</text:p>
      <text:p text:style-name="Standard">At step <text:s/>24300</text:p>
      <text:p text:style-name="Standard">reward: <text:s/>10.45005692980528</text:p>
      <text:p text:style-name="Standard">total rewards <text:s/>206.19173086207357</text:p>
      <text:p text:style-name="Standard">[-0.58990264 <text:s/>0.00509792 <text:s/>0.05895122 -0.12469433 <text:s/>0.2295174 <text:s/>-0.73709122</text:p>
      <text:p text:style-name="Standard"><text:s text:c="2"/>1. <text:s text:c="9"/>1. <text:s text:c="7"/>]</text:p>
      <text:p text:style-name="Standard">At step <text:s/>24400</text:p>
      <text:p text:style-name="Standard">reward: <text:s/>0.6955351346863134</text:p>
      <text:p text:style-name="Standard">total rewards <text:s/>-90.26948950615426</text:p>
      <text:p text:style-name="Standard">At step <text:s/>24500</text:p>
      <text:p text:style-name="Standard">reward: <text:s/>-14.898677655492648</text:p>
      <text:p text:style-name="Standard">total rewards <text:s/>41.84692021681474</text:p>
      <text:p text:style-name="Standard"><text:soft-page-break/>At step <text:s/>24600</text:p>
      <text:p text:style-name="Standard">reward: <text:s/>-0.5022704879734409</text:p>
      <text:p text:style-name="Standard">total rewards <text:s/>-9.892636247465324</text:p>
      <text:p text:style-name="Standard">Landed it!</text:p>
      <text:p text:style-name="Standard">[ 0.68358898 -0.14585802 <text:s/>0. <text:s text:c="9"/>0. <text:s text:c="9"/>0.1696725 <text:s text:c="2"/>0.</text:p>
      <text:p text:style-name="Standard"><text:s text:c="2"/>0. <text:s text:c="9"/>1. <text:s text:c="7"/>]</text:p>
      <text:p text:style-name="Standard">Successful Landing!!! <text:s/>24690</text:p>
      <text:p text:style-name="Standard">Total successes are: <text:s/>19</text:p>
      <text:p text:style-name="Standard">At step <text:s/>24700</text:p>
      <text:p text:style-name="Standard">reward: <text:s/>-0.6799666808941756</text:p>
      <text:p text:style-name="Standard">total rewards <text:s/>178.27658237748386</text:p>
      <text:p text:style-name="Standard">At step <text:s/>24800</text:p>
      <text:p text:style-name="Standard">reward: <text:s/>-0.13710832243561744</text:p>
      <text:p text:style-name="Standard">total rewards <text:s/>137.58922856247744</text:p>
      <text:p text:style-name="Standard">At step <text:s/>24900</text:p>
      <text:p text:style-name="Standard">reward: <text:s/>-3.9691890187439114</text:p>
      <text:p text:style-name="Standard">total rewards <text:s/>265.7067669047575</text:p>
      <text:p text:style-name="Standard">training model model</text:p>
      <text:p text:style-name="Standard">Epoch 1/10</text:p>
      <text:p text:style-name="Standard">25001/25001 [==============================] - 29s 1ms/step - loss: 167.5711 - accuracy: 0.0000e+00</text:p>
      <text:p text:style-name="Standard">Epoch 2/10</text:p>
      <text:p text:style-name="Standard">25001/25001 [==============================] - 29s 1ms/step - loss: 168.5801 - accuracy: 0.0000e+00</text:p>
      <text:p text:style-name="Standard">Epoch 3/10</text:p>
      <text:p text:style-name="Standard">25001/25001 [==============================] - 29s 1ms/step - loss: 167.5585 - accuracy: 0.0000e+00</text:p>
      <text:p text:style-name="Standard">Epoch 4/10</text:p>
      <text:p text:style-name="Standard">25001/25001 [==============================] - 29s 1ms/step - loss: 167.8509 - accuracy: 0.0000e+00</text:p>
      <text:p text:style-name="Standard">Epoch 5/10</text:p>
      <text:p text:style-name="Standard">25001/25001 [==============================] - 29s 1ms/step - loss: 167.8856 - accuracy: 0.0000e+00</text:p>
      <text:p text:style-name="Standard">Epoch 6/10</text:p>
      <text:p text:style-name="Standard">25001/25001 [==============================] - 30s 1ms/step - loss: 167.1754 - accuracy: 0.0000e+00</text:p>
      <text:p text:style-name="Standard">Epoch 7/10</text:p>
      <text:p text:style-name="Standard">25001/25001 [==============================] - 30s 1ms/step - loss: 166.6571 - accuracy: 0.0000e+00</text:p>
      <text:p text:style-name="Standard">Epoch 8/10</text:p>
      <text:p text:style-name="Standard">25001/25001 [==============================] - 28s 1ms/step - loss: 166.6574 - accuracy: 0.0000e+00</text:p>
      <text:p text:style-name="Standard">Epoch 9/10</text:p>
      <text:p text:style-name="Standard">25001/25001 [==============================] - 30s 1ms/step - loss: 167.7782 - accuracy: 0.0000e+00</text:p>
      <text:p text:style-name="Standard">Epoch 10/10</text:p>
      <text:p text:style-name="Standard">25001/25001 [==============================] - 30s 1ms/step - loss: 166.4103 - accuracy: 0.0000e+00</text:p>
      <text:p text:style-name="Standard">At step <text:s/>25000</text:p>
      <text:p text:style-name="Standard"><text:soft-page-break/>reward: <text:s/>0.5670242342683878</text:p>
      <text:p text:style-name="Standard">total rewards <text:s/>255.66043856273959</text:p>
      <text:p text:style-name="Standard">At step <text:s/>25100</text:p>
      <text:p text:style-name="Standard">reward: <text:s/>0.27795953840306986</text:p>
      <text:p text:style-name="Standard">total rewards <text:s/>259.26526114114984</text:p>
      <text:p text:style-name="Standard">At step <text:s/>25200</text:p>
      <text:p text:style-name="Standard">reward: <text:s/>-2.8639688831598473</text:p>
      <text:p text:style-name="Standard">total rewards <text:s/>223.96951223988808</text:p>
      <text:p text:style-name="Standard">At step <text:s/>25300</text:p>
      <text:p text:style-name="Standard">reward: <text:s/>2.599516534543883</text:p>
      <text:p text:style-name="Standard">total rewards <text:s/>176.50598236750665</text:p>
      <text:p text:style-name="Standard">At step <text:s/>25400</text:p>
      <text:p text:style-name="Standard">reward: <text:s/>0.254200342099393</text:p>
      <text:p text:style-name="Standard">total rewards <text:s/>313.2778555905758</text:p>
      <text:p text:style-name="Standard">At step <text:s/>25500</text:p>
      <text:p text:style-name="Standard">reward: <text:s/>0.2394926646424107</text:p>
      <text:p text:style-name="Standard">total rewards <text:s/>312.6835753648342</text:p>
      <text:p text:style-name="Standard">At step <text:s/>25600</text:p>
      <text:p text:style-name="Standard">reward: <text:s/>0.2074647909211702</text:p>
      <text:p text:style-name="Standard">total rewards <text:s/>311.9471976765035</text:p>
      <text:p text:style-name="Standard">At step <text:s/>25700</text:p>
      <text:p text:style-name="Standard">reward: <text:s/>-0.16503558637791865</text:p>
      <text:p text:style-name="Standard">total rewards <text:s/>311.48436101513016</text:p>
      <text:p text:style-name="Standard">Landed it!</text:p>
      <text:p text:style-name="Standard">[-7.11003304e-02 <text:s/>9.06140010e-04 <text:s/>0.00000000e+00 <text:s/>0.00000000e+00</text:p>
      <text:p text:style-name="Standard"><text:s text:c="2"/>1.36403255e-02 <text:s/>0.00000000e+00 <text:s/>1.00000000e+00 <text:s/>0.00000000e+00]</text:p>
      <text:p text:style-name="Standard">Successful Landing!!! <text:s/>25798</text:p>
      <text:p text:style-name="Standard">Total successes are: <text:s/>20</text:p>
      <text:p text:style-name="Standard">At step <text:s/>25800</text:p>
      <text:p text:style-name="Standard">reward: <text:s/>1.702692137013592</text:p>
      <text:p text:style-name="Standard">total rewards <text:s/>186.71019681056748</text:p>
      <text:p text:style-name="Standard">At step <text:s/>25900</text:p>
      <text:p text:style-name="Standard">reward: <text:s/>45.66568529143335</text:p>
      <text:p text:style-name="Standard">total rewards <text:s/>451.53033689425183</text:p>
      <text:p text:style-name="Standard">Landed it!</text:p>
      <text:p text:style-name="Standard">[ 0.09842672 -0.01388037 -0.0345226 <text:s text:c="2"/>0.0065597 <text:s text:c="2"/>0.14753719 -0.02063174</text:p>
      <text:p text:style-name="Standard"><text:s text:c="2"/>1. <text:s text:c="9"/>1. <text:s text:c="7"/>]</text:p>
      <text:p text:style-name="Standard">Successful Landing!!! <text:s/>25902</text:p>
      <text:p text:style-name="Standard">Total successes are: <text:s/>21</text:p>
      <text:p text:style-name="Standard">training model model</text:p>
      <text:p text:style-name="Standard">Epoch 1/10</text:p>
      <text:p text:style-name="Standard">26001/26001 [==============================] - 31s 1ms/step - loss: 164.0171 - accuracy: 0.0000e+00</text:p>
      <text:p text:style-name="Standard">Epoch 2/10</text:p>
      <text:p text:style-name="Standard">26001/26001 [==============================] - 31s 1ms/step - loss: 165.3913 - accuracy: 0.0000e+00</text:p>
      <text:p text:style-name="Standard">Epoch 3/10</text:p>
      <text:p text:style-name="Standard">26001/26001 [==============================] - 31s 1ms/step - loss: 163.9438 - accuracy: 0.0000e+00</text:p>
      <text:p text:style-name="Standard"><text:soft-page-break/>Epoch 4/10</text:p>
      <text:p text:style-name="Standard">26001/26001 [==============================] - 31s 1ms/step - loss: 165.5533 - accuracy: 0.0000e+00</text:p>
      <text:p text:style-name="Standard">Epoch 5/10</text:p>
      <text:p text:style-name="Standard">26001/26001 [==============================] - 31s 1ms/step - loss: 165.0273 - accuracy: 0.0000e+00</text:p>
      <text:p text:style-name="Standard">Epoch 6/10</text:p>
      <text:p text:style-name="Standard">26001/26001 [==============================] - 30s 1ms/step - loss: 163.3364 - accuracy: 0.0000e+00</text:p>
      <text:p text:style-name="Standard">Epoch 7/10</text:p>
      <text:p text:style-name="Standard">26001/26001 [==============================] - 30s 1ms/step - loss: 163.3622 - accuracy: 0.0000e+00</text:p>
      <text:p text:style-name="Standard">Epoch 8/10</text:p>
      <text:p text:style-name="Standard">26001/26001 [==============================] - 28s 1ms/step - loss: 164.6557 - accuracy: 0.0000e+00</text:p>
      <text:p text:style-name="Standard">Epoch 9/10</text:p>
      <text:p text:style-name="Standard">26001/26001 [==============================] - 30s 1ms/step - loss: 163.3597 - accuracy: 0.0000e+00</text:p>
      <text:p text:style-name="Standard">Epoch 10/10</text:p>
      <text:p text:style-name="Standard">26001/26001 [==============================] - 30s 1ms/step - loss: 163.8400 - accuracy: 0.0000e+00</text:p>
      <text:p text:style-name="Standard">At step <text:s/>26000</text:p>
      <text:p text:style-name="Standard">reward: <text:s/>-6.245473945145109</text:p>
      <text:p text:style-name="Standard">total rewards <text:s/>236.55889607815521</text:p>
      <text:p text:style-name="Standard">[-1.00624173 <text:s/>0.75851355 -1.76992146 -0.19656037 -0.3832328 <text:s/>-0.55746365</text:p>
      <text:p text:style-name="Standard"><text:s text:c="2"/>0. <text:s text:c="9"/>0. <text:s text:c="7"/>]</text:p>
      <text:p text:style-name="Standard">At step <text:s/>26100</text:p>
      <text:p text:style-name="Standard">reward: <text:s/>14.391098401361509</text:p>
      <text:p text:style-name="Standard">total rewards <text:s/>-160.43157288042036</text:p>
      <text:p text:style-name="Standard">At step <text:s/>26200</text:p>
      <text:p text:style-name="Standard">reward: <text:s/>-4.381484887092334</text:p>
      <text:p text:style-name="Standard">total rewards <text:s/>-138.08368177710628</text:p>
      <text:p text:style-name="Standard">At step <text:s/>26300</text:p>
      <text:p text:style-name="Standard">reward: <text:s/>1.637972305232091</text:p>
      <text:p text:style-name="Standard">total rewards <text:s/>-88.75638681508849</text:p>
      <text:p text:style-name="Standard">At step <text:s/>26400</text:p>
      <text:p text:style-name="Standard">reward: <text:s/>-1.9698149836333687</text:p>
      <text:p text:style-name="Standard">total rewards <text:s/>-59.451762412434086</text:p>
      <text:p text:style-name="Standard">At step <text:s/>26500</text:p>
      <text:p text:style-name="Standard">reward: <text:s/>-0.2823969938059743</text:p>
      <text:p text:style-name="Standard">total rewards <text:s/>-48.78868554225241</text:p>
      <text:p text:style-name="Standard">At step <text:s/>26600</text:p>
      <text:p text:style-name="Standard">reward: <text:s/>1.8953084555009623</text:p>
      <text:p text:style-name="Standard">total rewards <text:s/>-60.98003677609543</text:p>
      <text:p text:style-name="Standard">At step <text:s/>26700</text:p>
      <text:p text:style-name="Standard">reward: <text:s/>2.7028840842856647</text:p>
      <text:p text:style-name="Standard">total rewards <text:s/>-81.0619804677751</text:p>
      <text:p text:style-name="Standard">At step <text:s/>26800</text:p>
      <text:p text:style-name="Standard">reward: <text:s/>3.8508622858941557</text:p>
      <text:p text:style-name="Standard"><text:soft-page-break/>total rewards <text:s/>-78.59561505924562</text:p>
      <text:p text:style-name="Standard">At step <text:s/>26900</text:p>
      <text:p text:style-name="Standard">reward: <text:s/>-4.751116319741121</text:p>
      <text:p text:style-name="Standard">total rewards <text:s/>-86.84257426414695</text:p>
      <text:p text:style-name="Standard">training model model</text:p>
      <text:p text:style-name="Standard">Epoch 1/10</text:p>
      <text:p text:style-name="Standard">27001/27001 [==============================] - 33s 1ms/step - loss: 159.4348 - accuracy: 0.0000e+00</text:p>
      <text:p text:style-name="Standard">Epoch 2/10</text:p>
      <text:p text:style-name="Standard">27001/27001 [==============================] - 33s 1ms/step - loss: 160.9326 - accuracy: 0.0000e+00</text:p>
      <text:p text:style-name="Standard">Epoch 3/10</text:p>
      <text:p text:style-name="Standard">27001/27001 [==============================] - 31s 1ms/step - loss: 159.4822 - accuracy: 0.0000e+00</text:p>
      <text:p text:style-name="Standard">Epoch 4/10</text:p>
      <text:p text:style-name="Standard">27001/27001 [==============================] - 28s 1ms/step - loss: 160.1668 - accuracy: 0.0000e+00</text:p>
      <text:p text:style-name="Standard">Epoch 5/10</text:p>
      <text:p text:style-name="Standard">27001/27001 [==============================] - 32s 1ms/step - loss: 159.6386 - accuracy: 0.0000e+00</text:p>
      <text:p text:style-name="Standard">Epoch 6/10</text:p>
      <text:p text:style-name="Standard">27001/27001 [==============================] - 31s 1ms/step - loss: 159.8742 - accuracy: 0.0000e+00</text:p>
      <text:p text:style-name="Standard">Epoch 7/10</text:p>
      <text:p text:style-name="Standard">27001/27001 [==============================] - 32s 1ms/step - loss: 159.0103 - accuracy: 0.0000e+00</text:p>
      <text:p text:style-name="Standard">Epoch 8/10</text:p>
      <text:p text:style-name="Standard">27001/27001 [==============================] - 32s 1ms/step - loss: 159.3350 - accuracy: 0.0000e+00</text:p>
      <text:p text:style-name="Standard">Epoch 9/10</text:p>
      <text:p text:style-name="Standard">27001/27001 [==============================] - 32s 1ms/step - loss: 159.2759 - accuracy: 0.0000e+00</text:p>
      <text:p text:style-name="Standard">Epoch 10/10</text:p>
      <text:p text:style-name="Standard">27001/27001 [==============================] - 32s 1ms/step - loss: 158.3633 - accuracy: 0.0000e+00</text:p>
      <text:p text:style-name="Standard">At step <text:s/>27000</text:p>
      <text:p text:style-name="Standard">reward: <text:s/>0.030416531695266258</text:p>
      <text:p text:style-name="Standard">total rewards <text:s/>-49.1599634512147</text:p>
      <text:p text:style-name="Standard">Landed it!</text:p>
      <text:p text:style-name="Standard">[ 0.37568836 -0.06853177 <text:s/>0. <text:s text:c="9"/>0. <text:s text:c="8"/>-0.29715389 <text:s/>0.</text:p>
      <text:p text:style-name="Standard"><text:s text:c="2"/>1. <text:s text:c="9"/>1. <text:s text:c="7"/>]</text:p>
      <text:p text:style-name="Standard">Successful Landing!!! <text:s/>27066</text:p>
      <text:p text:style-name="Standard">Total successes are: <text:s/>22</text:p>
      <text:p text:style-name="Standard">At step <text:s/>27100</text:p>
      <text:p text:style-name="Standard">reward: <text:s/>0.7607866655588149</text:p>
      <text:p text:style-name="Standard">total rewards <text:s/>197.06594042060922</text:p>
      <text:p text:style-name="Standard">[-1.00464949 <text:s/>0.79428645 -1.75618839 -0.2284366 <text:s text:c="2"/>0.15243964 -0.09063338</text:p>
      <text:p text:style-name="Standard"><text:s text:c="2"/>0. <text:s text:c="9"/>0. <text:s text:c="7"/>]</text:p>
      <text:p text:style-name="Standard">At step <text:s/>27200</text:p>
      <text:p text:style-name="Standard"><text:soft-page-break/>reward: <text:s/>2.511097243905386</text:p>
      <text:p text:style-name="Standard">total rewards <text:s/>-62.442222613282524</text:p>
      <text:p text:style-name="Standard">At step <text:s/>27300</text:p>
      <text:p text:style-name="Standard">reward: <text:s/>-3.4147364959924538</text:p>
      <text:p text:style-name="Standard">total rewards <text:s/>-110.72691341905238</text:p>
      <text:p text:style-name="Standard">At step <text:s/>27400</text:p>
      <text:p text:style-name="Standard">reward: <text:s/>-5.3969342384686865</text:p>
      <text:p text:style-name="Standard">total rewards <text:s/>35.800212041865564</text:p>
      <text:p text:style-name="Standard">At step <text:s/>27500</text:p>
      <text:p text:style-name="Standard">reward: <text:s/>7.084712372293085</text:p>
      <text:p text:style-name="Standard">total rewards <text:s/>-15.613676880855374</text:p>
      <text:p text:style-name="Standard">[ 0.43408175 <text:s/>0.0655418 <text:s text:c="2"/>0.06585318 -0.12462106 -0.10554153 -1.15257279</text:p>
      <text:p text:style-name="Standard"><text:s text:c="2"/>0. <text:s text:c="9"/>0. <text:s text:c="7"/>]</text:p>
      <text:p text:style-name="Standard">At step <text:s/>27600</text:p>
      <text:p text:style-name="Standard">reward: <text:s/>9.093411714601489</text:p>
      <text:p text:style-name="Standard">total rewards <text:s/>-106.59722028000859</text:p>
      <text:p text:style-name="Standard">At step <text:s/>27700</text:p>
      <text:p text:style-name="Standard">reward: <text:s/>-10.03335972805525</text:p>
      <text:p text:style-name="Standard">total rewards <text:s/>-67.08771728049622</text:p>
      <text:p text:style-name="Standard">At step <text:s/>27800</text:p>
      <text:p text:style-name="Standard">reward: <text:s/>0.7022812006526491</text:p>
      <text:p text:style-name="Standard">total rewards <text:s/>-121.3828685569267</text:p>
      <text:p text:style-name="Standard">At step <text:s/>27900</text:p>
      <text:p text:style-name="Standard">reward: <text:s/>-2.186854261858574</text:p>
      <text:p text:style-name="Standard">total rewards <text:s/>-116.70920635398437</text:p>
      <text:p text:style-name="Standard">training model model</text:p>
      <text:p text:style-name="Standard">Epoch 1/10</text:p>
      <text:p text:style-name="Standard">28001/28001 [==============================] - 33s 1ms/step - loss: 157.7360 - accuracy: 0.0000e+00</text:p>
      <text:p text:style-name="Standard">Epoch 2/10</text:p>
      <text:p text:style-name="Standard">28001/28001 [==============================] - 33s 1ms/step - loss: 157.9631 - accuracy: 0.0000e+00</text:p>
      <text:p text:style-name="Standard">Epoch 3/10</text:p>
      <text:p text:style-name="Standard">28001/28001 [==============================] - 34s 1ms/step - loss: 158.1722 - accuracy: 0.0000e+00</text:p>
      <text:p text:style-name="Standard">Epoch 4/10</text:p>
      <text:p text:style-name="Standard">28001/28001 [==============================] - 34s 1ms/step - loss: 157.6772 - accuracy: 0.0000e+00</text:p>
      <text:p text:style-name="Standard">Epoch 5/10</text:p>
      <text:p text:style-name="Standard">28001/28001 [==============================] - 33s 1ms/step - loss: 158.2210 - accuracy: 0.0000e+00</text:p>
      <text:p text:style-name="Standard">Epoch 6/10</text:p>
      <text:p text:style-name="Standard">28001/28001 [==============================] - 34s 1ms/step - loss: 156.8308 - accuracy: 0.0000e+00</text:p>
      <text:p text:style-name="Standard">Epoch 7/10</text:p>
      <text:p text:style-name="Standard">28001/28001 [==============================] - 34s 1ms/step - loss: 156.4275 - accuracy: 0.0000e+00</text:p>
      <text:p text:style-name="Standard">Epoch 8/10</text:p>
      <text:p text:style-name="Standard"><text:soft-page-break/>28001/28001 [==============================] - 33s 1ms/step - loss: 156.9019 - accuracy: 0.0000e+00</text:p>
      <text:p text:style-name="Standard">Epoch 9/10</text:p>
      <text:p text:style-name="Standard">28001/28001 [==============================] - 33s 1ms/step - loss: 156.4087 - accuracy: 0.0000e+00</text:p>
      <text:p text:style-name="Standard">Epoch 10/10</text:p>
      <text:p text:style-name="Standard">28001/28001 [==============================] - 33s 1ms/step - loss: 155.3402 - accuracy: 0.0000e+00</text:p>
      <text:p text:style-name="Standard">At step <text:s/>28000</text:p>
      <text:p text:style-name="Standard">reward: <text:s/>6.767167082586954</text:p>
      <text:p text:style-name="Standard">total rewards <text:s/>-149.47278652088255</text:p>
      <text:p text:style-name="Standard">[-1.00176067 <text:s/>0.16132284 -1.76765633 -0.14791404 -0.16033088 -0.87693818</text:p>
      <text:p text:style-name="Standard"><text:s text:c="2"/>0. <text:s text:c="9"/>0. <text:s text:c="7"/>]</text:p>
      <text:p text:style-name="Standard">At step <text:s/>28100</text:p>
      <text:p text:style-name="Standard">reward: <text:s/>-4.689262501319288</text:p>
      <text:p text:style-name="Standard">total rewards <text:s/>-167.47468269621424</text:p>
      <text:p text:style-name="Standard">At step <text:s/>28200</text:p>
      <text:p text:style-name="Standard">reward: <text:s/>27.201945184380005</text:p>
      <text:p text:style-name="Standard">total rewards <text:s/>53.24451651688441</text:p>
      <text:p text:style-name="Standard">Landed it!</text:p>
      <text:p text:style-name="Standard">[-0.46559567 <text:s/>0.0205061 <text:s text:c="2"/>0. <text:s text:c="9"/>0. <text:s text:c="8"/>-0.01936029 <text:s/>0.</text:p>
      <text:p text:style-name="Standard"><text:s text:c="2"/>1. <text:s text:c="9"/>1. <text:s text:c="7"/>]</text:p>
      <text:p text:style-name="Standard">Successful Landing!!! <text:s/>28242</text:p>
      <text:p text:style-name="Standard">Total successes are: <text:s/>23</text:p>
      <text:p text:style-name="Standard">At step <text:s/>28300</text:p>
      <text:p text:style-name="Standard">reward: <text:s/>1.381939145727137</text:p>
      <text:p text:style-name="Standard">total rewards <text:s/>186.35659700440695</text:p>
      <text:p text:style-name="Standard">At step <text:s/>28400</text:p>
      <text:p text:style-name="Standard">reward: <text:s/>2.624957818009245</text:p>
      <text:p text:style-name="Standard">total rewards <text:s/>172.28602591009545</text:p>
      <text:p text:style-name="Standard">At step <text:s/>28500</text:p>
      <text:p text:style-name="Standard">reward: <text:s/>9.23529183682073</text:p>
      <text:p text:style-name="Standard">total rewards <text:s/>151.37374026700618</text:p>
      <text:p text:style-name="Standard">At step <text:s/>28600</text:p>
      <text:p text:style-name="Standard">reward: <text:s/>-0.7324355191475846</text:p>
      <text:p text:style-name="Standard">total rewards <text:s/>150.05653208876578</text:p>
      <text:p text:style-name="Standard">At step <text:s/>28700</text:p>
      <text:p text:style-name="Standard">reward: <text:s/>1.0188732904273556</text:p>
      <text:p text:style-name="Standard">total rewards <text:s/>124.64235639199113</text:p>
      <text:p text:style-name="Standard">At step <text:s/>28800</text:p>
      <text:p text:style-name="Standard">reward: <text:s/>-1.3863023881011791</text:p>
      <text:p text:style-name="Standard">total rewards <text:s/>-79.316749061269</text:p>
      <text:p text:style-name="Standard">[-1.0086619 <text:s text:c="2"/>0.24178091 -1.94333013 -0.0917433 <text:s text:c="2"/>0.38858807 <text:s/>0.04398576</text:p>
      <text:p text:style-name="Standard"><text:s text:c="2"/>0. <text:s text:c="9"/>0. <text:s text:c="7"/>]</text:p>
      <text:p text:style-name="Standard">At step <text:s/>28900</text:p>
      <text:p text:style-name="Standard">reward: <text:s/>6.9593480038462685</text:p>
      <text:p text:style-name="Standard">total rewards <text:s/>-85.12471129027975</text:p>
      <text:p text:style-name="Standard">[-0.35398779 -0.0084979 <text:s text:c="2"/>0.10343317 <text:s/>0.01224323 -0.22538806 -0.10722669</text:p>
      <text:p text:style-name="Standard"><text:s text:c="2"/>1. <text:s text:c="9"/>1. <text:s text:c="7"/>]</text:p>
      <text:p text:style-name="Standard"><text:soft-page-break/>training model model</text:p>
      <text:p text:style-name="Standard">Epoch 1/10</text:p>
      <text:p text:style-name="Standard">29001/29001 [==============================] - 36s 1ms/step - loss: 156.2886 - accuracy: 0.0000e+00</text:p>
      <text:p text:style-name="Standard">Epoch 2/10</text:p>
      <text:p text:style-name="Standard">29001/29001 [==============================] - 35s 1ms/step - loss: 156.3173 - accuracy: 0.0000e+00</text:p>
      <text:p text:style-name="Standard">Epoch 3/10</text:p>
      <text:p text:style-name="Standard">29001/29001 [==============================] - 35s 1ms/step - loss: 155.5041 - accuracy: 0.0000e+00</text:p>
      <text:p text:style-name="Standard">Epoch 4/10</text:p>
      <text:p text:style-name="Standard">29001/29001 [==============================] - 34s 1ms/step - loss: 155.5888 - accuracy: 0.0000e+00</text:p>
      <text:p text:style-name="Standard">Epoch 5/10</text:p>
      <text:p text:style-name="Standard">29001/29001 [==============================] - 35s 1ms/step - loss: 155.1003 - accuracy: 0.0000e+00</text:p>
      <text:p text:style-name="Standard">Epoch 6/10</text:p>
      <text:p text:style-name="Standard">29001/29001 [==============================] - 34s 1ms/step - loss: 154.3436 - accuracy: 0.0000e+00</text:p>
      <text:p text:style-name="Standard">Epoch 7/10</text:p>
      <text:p text:style-name="Standard">29001/29001 [==============================] - 34s 1ms/step - loss: 155.5457 - accuracy: 0.0000e+00</text:p>
      <text:p text:style-name="Standard">Epoch 8/10</text:p>
      <text:p text:style-name="Standard">29001/29001 [==============================] - 35s 1ms/step - loss: 155.4703 - accuracy: 0.0000e+00</text:p>
      <text:p text:style-name="Standard">Epoch 9/10</text:p>
      <text:p text:style-name="Standard">29001/29001 [==============================] - 35s 1ms/step - loss: 154.9856 - accuracy: 0.0000e+00</text:p>
      <text:p text:style-name="Standard">Epoch 10/10</text:p>
      <text:p text:style-name="Standard">29001/29001 [==============================] - 36s 1ms/step - loss: 155.2295 - accuracy: 0.0000e+00</text:p>
      <text:p text:style-name="Standard">At step <text:s/>29000</text:p>
      <text:p text:style-name="Standard">reward: <text:s/>0.0885723308985038</text:p>
      <text:p text:style-name="Standard">total rewards <text:s/>-12.705656154174553</text:p>
      <text:p text:style-name="Standard">[ 0.39326 <text:s text:c="3"/>-0.0563348 <text:s text:c="2"/>0.3068048 <text:s/>-0.07128784 -0.17024985 <text:s/>0.56738242</text:p>
      <text:p text:style-name="Standard"><text:s text:c="2"/>1. <text:s text:c="9"/>1. <text:s text:c="7"/>]</text:p>
      <text:p text:style-name="Standard">At step <text:s/>29100</text:p>
      <text:p text:style-name="Standard">reward: <text:s/>-0.10104312303121764</text:p>
      <text:p text:style-name="Standard">total rewards <text:s/>-179.46729663422263</text:p>
      <text:p text:style-name="Standard">[-0.42800384 <text:s/>0.67997943 -2.35922273 -0.73500935 <text:s/>0.32770845 -0.63496367</text:p>
      <text:p text:style-name="Standard"><text:s text:c="2"/>0. <text:s text:c="9"/>0. <text:s text:c="7"/>]</text:p>
      <text:p text:style-name="Standard">At step <text:s/>29200</text:p>
      <text:p text:style-name="Standard">reward: <text:s/>2.2015901608441055</text:p>
      <text:p text:style-name="Standard">total rewards <text:s/>-46.824124478924546</text:p>
      <text:p text:style-name="Standard">[-1.00128834 <text:s/>0.47669764 -0.76103655 -0.03779846 -0.19197455 -0.10454767</text:p>
      <text:p text:style-name="Standard"><text:s text:c="2"/>0. <text:s text:c="9"/>0. <text:s text:c="7"/>]</text:p>
      <text:p text:style-name="Standard">At step <text:s/>29300</text:p>
      <text:p text:style-name="Standard">reward: <text:s/>2.477360318638225</text:p>
      <text:p text:style-name="Standard">total rewards <text:s/>-144.68383149996387</text:p>
      <text:p text:style-name="Standard"><text:soft-page-break/>[-1.0154946 <text:s text:c="2"/>0.19839268 -1.60376946 -0.44847223 -0.08278532 -0.20865603</text:p>
      <text:p text:style-name="Standard"><text:s text:c="2"/>0. <text:s text:c="9"/>0. <text:s text:c="7"/>]</text:p>
      <text:p text:style-name="Standard">At step <text:s/>29400</text:p>
      <text:p text:style-name="Standard">reward: <text:s/>0.5043955924339081</text:p>
      <text:p text:style-name="Standard">total rewards <text:s/>-118.15856104677025</text:p>
      <text:p text:style-name="Standard">[-0.31257629 -0.00352885 -0.47472282 -0.21912833 -0.25705439 <text:s/>1.60520267</text:p>
      <text:p text:style-name="Standard"><text:s text:c="2"/>1. <text:s text:c="9"/>1. <text:s text:c="7"/>]</text:p>
      <text:p text:style-name="Standard">At step <text:s/>29500</text:p>
      <text:p text:style-name="Standard">reward: <text:s/>5.1744925773197</text:p>
      <text:p text:style-name="Standard">total rewards <text:s/>-153.10934892921497</text:p>
      <text:p text:style-name="Standard">[-0.28087606 <text:s/>0.02364879 -0.38815399 -0.42145035 <text:s/>0.06620963 -4.67470614</text:p>
      <text:p text:style-name="Standard"><text:s text:c="2"/>0. <text:s text:c="9"/>1. <text:s text:c="7"/>]</text:p>
      <text:p text:style-name="Standard">At step <text:s/>29600</text:p>
      <text:p text:style-name="Standard">reward: <text:s/>-8.756346618472369</text:p>
      <text:p text:style-name="Standard">total rewards <text:s/>-487.9368407720557</text:p>
      <text:p text:style-name="Standard">[-0.90466017 <text:s/>0.78940316 -2.48874156 -0.21706235 <text:s/>0.2434406 <text:s/>-0.19778011</text:p>
      <text:p text:style-name="Standard"><text:s text:c="2"/>0. <text:s text:c="9"/>0. <text:s text:c="7"/>]</text:p>
      <text:p text:style-name="Standard">At step <text:s/>29700</text:p>
      <text:p text:style-name="Standard">reward: <text:s/>-7.9843803862359914</text:p>
      <text:p text:style-name="Standard">total rewards <text:s/>-171.772938702531</text:p>
      <text:p text:style-name="Standard">[-1.00034912 <text:s/>0.59878588 -1.75225337 -0.34194313 -0.48907128 -0.90851037</text:p>
      <text:p text:style-name="Standard"><text:s text:c="2"/>0. <text:s text:c="9"/>0. <text:s text:c="7"/>]</text:p>
      <text:p text:style-name="Standard">At step <text:s/>29800</text:p>
      <text:p text:style-name="Standard">reward: <text:s/>8.189236004739307</text:p>
      <text:p text:style-name="Standard">total rewards <text:s/>-111.99690311488544</text:p>
      <text:p text:style-name="Standard">[-1.0085386 <text:s text:c="2"/>0.46497431 -0.86406032 -0.51638397 -0.48220062 -0.20277448</text:p>
      <text:p text:style-name="Standard"><text:s text:c="2"/>0. <text:s text:c="9"/>0. <text:s text:c="7"/>]</text:p>
      <text:p text:style-name="Standard">At step <text:s/>29900</text:p>
      <text:p text:style-name="Standard">reward: <text:s/>2.1126113563601936</text:p>
      <text:p text:style-name="Standard">total rewards <text:s/>-96.60940729111178</text:p>
      <text:p text:style-name="Standard">[-0.78870752 <text:s/>0.84032927 -2.788414 <text:s text:c="2"/>-0.60715808 <text:s/>0.8668229 <text:s text:c="2"/>0.41951688</text:p>
      <text:p text:style-name="Standard"><text:s text:c="2"/>0. <text:s text:c="9"/>0. <text:s text:c="7"/>]</text:p>
      <text:p text:style-name="Standard">[-0.88079803 <text:s/>0.7475648 <text:s/>-2.93523725 -0.63718314 <text:s/>0.70166439 <text:s/>0.24300814</text:p>
      <text:p text:style-name="Standard"><text:s text:c="2"/>0. <text:s text:c="9"/>0. <text:s text:c="7"/>]</text:p>
      <text:p text:style-name="Standard">training model model</text:p>
      <text:p text:style-name="Standard">Epoch 1/10</text:p>
      <text:p text:style-name="Standard">30001/30001 [==============================] - 36s 1ms/step - loss: 154.8583 - accuracy: 0.0000e+00</text:p>
      <text:p text:style-name="Standard">Epoch 2/10</text:p>
      <text:p text:style-name="Standard">30001/30001 [==============================] - 36s 1ms/step - loss: 154.3661 - accuracy: 0.0000e+00</text:p>
      <text:p text:style-name="Standard">Epoch 3/10</text:p>
      <text:p text:style-name="Standard">30001/30001 [==============================] - 36s 1ms/step - loss: 156.5661 - accuracy: 0.0000e+00</text:p>
      <text:p text:style-name="Standard">Epoch 4/10</text:p>
      <text:p text:style-name="Standard">30001/30001 [==============================] - 36s 1ms/step - loss: 155.0021 - accuracy: 0.0000e+00</text:p>
      <text:p text:style-name="Standard">Epoch 5/10</text:p>
      <text:p text:style-name="Standard"><text:soft-page-break/>30001/30001 [==============================] - 36s 1ms/step - loss: 154.2988 - accuracy: 0.0000e+00</text:p>
      <text:p text:style-name="Standard">Epoch 6/10</text:p>
      <text:p text:style-name="Standard">30001/30001 [==============================] - 36s 1ms/step - loss: 154.3820 - accuracy: 0.0000e+00</text:p>
      <text:p text:style-name="Standard">Epoch 7/10</text:p>
      <text:p text:style-name="Standard">30001/30001 [==============================] - 35s 1ms/step - loss: 154.4226 - accuracy: 0.0000e+00</text:p>
      <text:p text:style-name="Standard">Epoch 8/10</text:p>
      <text:p text:style-name="Standard">30001/30001 [==============================] - 36s 1ms/step - loss: 154.1880 - accuracy: 0.0000e+00</text:p>
      <text:p text:style-name="Standard">Epoch 9/10</text:p>
      <text:p text:style-name="Standard">30001/30001 [==============================] - 36s 1ms/step - loss: 154.4723 - accuracy: 0.0000e+00</text:p>
      <text:p text:style-name="Standard">Epoch 10/10</text:p>
      <text:p text:style-name="Standard">30001/30001 [==============================] - 36s 1ms/step - loss: 153.1374 - accuracy: 0.0000e+00</text:p>
      <text:p text:style-name="Standard">At step <text:s/>30000</text:p>
      <text:p text:style-name="Standard">reward: <text:s/>4.484508091174225</text:p>
      <text:p text:style-name="Standard">total rewards <text:s/>-23.615770932102542</text:p>
      <text:p text:style-name="Standard">[-3.45443726e-01 -5.42605098e-02 -5.27426799e-02 -6.35170440e-03</text:p>
      <text:p text:style-name="Standard"><text:s text:c="2"/>1.79098144e-01 <text:s/>3.13624203e-07 <text:s/>1.00000000e+00 <text:s/>1.00000000e+00]</text:p>
      <text:p text:style-name="Standard">At step <text:s/>30100</text:p>
      <text:p text:style-name="Standard">reward: <text:s/>3.8899560523112426</text:p>
      <text:p text:style-name="Standard">total rewards <text:s/>-162.84912540742098</text:p>
      <text:p text:style-name="Standard">At step <text:s/>30200</text:p>
      <text:p text:style-name="Standard">reward: <text:s/>8.490137430846747</text:p>
      <text:p text:style-name="Standard">total rewards <text:s/>-166.42364251610348</text:p>
      <text:p text:style-name="Standard">At step <text:s/>30300</text:p>
      <text:p text:style-name="Standard">reward: <text:s/>5.797516940532784</text:p>
      <text:p text:style-name="Standard">total rewards <text:s/>-90.55879874645724</text:p>
      <text:p text:style-name="Standard">At step <text:s/>30400</text:p>
      <text:p text:style-name="Standard">reward: <text:s/>6.983122787136</text:p>
      <text:p text:style-name="Standard">total rewards <text:s/>-98.0895993024214</text:p>
      <text:p text:style-name="Standard">At step <text:s/>30500</text:p>
      <text:p text:style-name="Standard">reward: <text:s/>-2.704459446580906</text:p>
      <text:p text:style-name="Standard">total rewards <text:s/>-109.97337047144825</text:p>
      <text:p text:style-name="Standard">At step <text:s/>30600</text:p>
      <text:p text:style-name="Standard">reward: <text:s/>-0.00359862845473502</text:p>
      <text:p text:style-name="Standard">total rewards <text:s/>-140.91994685131533</text:p>
      <text:p text:style-name="Standard">At step <text:s/>30700</text:p>
      <text:p text:style-name="Standard">reward: <text:s/>5.7270797785806655</text:p>
      <text:p text:style-name="Standard">total rewards <text:s/>-165.71905468742833</text:p>
      <text:p text:style-name="Standard">At step <text:s/>30800</text:p>
      <text:p text:style-name="Standard">reward: <text:s/>-0.20867597985770203</text:p>
      <text:p text:style-name="Standard">total rewards <text:s/>-110.14280172915358</text:p>
      <text:p text:style-name="Standard">At step <text:s/>30900</text:p>
      <text:p text:style-name="Standard">reward: <text:s/>0.00080289965403324</text:p>
      <text:p text:style-name="Standard">total rewards <text:s/>-80.63857803221698</text:p>
      <text:p text:style-name="Standard"><text:soft-page-break/>Landed it!</text:p>
      <text:p text:style-name="Standard">[ 0.31797762 -0.01686375 <text:s/>0. <text:s text:c="9"/>0. <text:s text:c="8"/>-0.14307174 <text:s/>0.</text:p>
      <text:p text:style-name="Standard"><text:s text:c="2"/>1. <text:s text:c="9"/>1. <text:s text:c="7"/>]</text:p>
      <text:p text:style-name="Standard">Successful Landing!!! <text:s/>30903</text:p>
      <text:p text:style-name="Standard">Total successes are: <text:s/>24</text:p>
      <text:p text:style-name="Standard">training model model</text:p>
      <text:p text:style-name="Standard">Epoch 1/10</text:p>
      <text:p text:style-name="Standard">31001/31001 [==============================] - 37s 1ms/step - loss: 153.2862 - accuracy: 0.0000e+00</text:p>
      <text:p text:style-name="Standard">Epoch 2/10</text:p>
      <text:p text:style-name="Standard">31001/31001 [==============================] - 37s 1ms/step - loss: 151.5033 - accuracy: 0.0000e+00</text:p>
      <text:p text:style-name="Standard">Epoch 3/10</text:p>
      <text:p text:style-name="Standard">31001/31001 [==============================] - 37s 1ms/step - loss: 151.9446 - accuracy: 0.0000e+00</text:p>
      <text:p text:style-name="Standard">Epoch 4/10</text:p>
      <text:p text:style-name="Standard">31001/31001 [==============================] - 37s 1ms/step - loss: 151.6971 - accuracy: 0.0000e+00</text:p>
      <text:p text:style-name="Standard">Epoch 5/10</text:p>
      <text:p text:style-name="Standard">31001/31001 [==============================] - 37s 1ms/step - loss: 151.7531 - accuracy: 0.0000e+00</text:p>
      <text:p text:style-name="Standard">Epoch 6/10</text:p>
      <text:p text:style-name="Standard">31001/31001 [==============================] - 37s 1ms/step - loss: 151.7910 - accuracy: 0.0000e+00</text:p>
      <text:p text:style-name="Standard">Epoch 7/10</text:p>
      <text:p text:style-name="Standard">31001/31001 [==============================] - 37s 1ms/step - loss: 151.5378 - accuracy: 0.0000e+00</text:p>
      <text:p text:style-name="Standard">Epoch 8/10</text:p>
      <text:p text:style-name="Standard">31001/31001 [==============================] - 37s 1ms/step - loss: 151.6214 - accuracy: 0.0000e+00</text:p>
      <text:p text:style-name="Standard">Epoch 9/10</text:p>
      <text:p text:style-name="Standard">31001/31001 [==============================] - 37s 1ms/step - loss: 151.2423 - accuracy: 0.0000e+00</text:p>
      <text:p text:style-name="Standard">Epoch 10/10</text:p>
      <text:p text:style-name="Standard">31001/31001 [==============================] - 37s 1ms/step - loss: 150.8582 - accuracy: 0.0000e+00</text:p>
      <text:p text:style-name="Standard">At step <text:s/>31000</text:p>
      <text:p text:style-name="Standard">reward: <text:s/>0.002385386467036843</text:p>
      <text:p text:style-name="Standard">total rewards <text:s/>250.76221920428006</text:p>
      <text:p text:style-name="Standard">[ 0.73839645 <text:s/>0.01784301 -0.16599278 -0.27834206 <text:s/>0.32919243 <text:s/>1.2989924</text:p>
      <text:p text:style-name="Standard"><text:s text:c="2"/>1. <text:s text:c="9"/>1. <text:s text:c="7"/>]</text:p>
      <text:p text:style-name="Standard">At step <text:s/>31100</text:p>
      <text:p text:style-name="Standard">reward: <text:s/>33.90701754298604</text:p>
      <text:p text:style-name="Standard">total rewards <text:s/>145.46459462300746</text:p>
      <text:p text:style-name="Standard">Landed it!</text:p>
      <text:p text:style-name="Standard">[-8.30607414e-02 -2.89576848e-04 <text:s/>9.69665547e-02 -3.74929747e-04</text:p>
      <text:p text:style-name="Standard"><text:s text:c="2"/>1.95463491e-03 -9.20527673e-05 <text:s/>1.00000000e+00 <text:s/>1.00000000e+00]</text:p>
      <text:p text:style-name="Standard">Successful Landing!!! <text:s/>31128</text:p>
      <text:p text:style-name="Standard">Total successes are: <text:s/>25</text:p>
      <text:p text:style-name="Standard"><text:soft-page-break/>At step <text:s/>31200</text:p>
      <text:p text:style-name="Standard">reward: <text:s/>6.425940329215221</text:p>
      <text:p text:style-name="Standard">total rewards <text:s/>308.5897622886118</text:p>
      <text:p text:style-name="Standard">Landed it!</text:p>
      <text:p text:style-name="Standard">[-0.002495 <text:s text:c="2"/>-0.00355388 <text:s/>0.15509008 -0.01030209 -0.06201437 -0.02926423</text:p>
      <text:p text:style-name="Standard"><text:s text:c="2"/>1. <text:s text:c="9"/>1. <text:s text:c="7"/>]</text:p>
      <text:p text:style-name="Standard">Successful Landing!!! <text:s/>31225</text:p>
      <text:p text:style-name="Standard">Total successes are: <text:s/>26</text:p>
      <text:p text:style-name="Standard">At step <text:s/>31300</text:p>
      <text:p text:style-name="Standard">reward: <text:s/>1.0721242450543873</text:p>
      <text:p text:style-name="Standard">total rewards <text:s/>232.35009563140068</text:p>
      <text:p text:style-name="Standard">[-0.09805365 -0.02661633 <text:s/>0.90026919 -0.23877872 <text:s/>0.03357586 -1.32724921</text:p>
      <text:p text:style-name="Standard"><text:s text:c="2"/>1. <text:s text:c="9"/>1. <text:s text:c="7"/>]</text:p>
      <text:p text:style-name="Standard">At step <text:s/>31400</text:p>
      <text:p text:style-name="Standard">reward: <text:s/>2.9853819774097046</text:p>
      <text:p text:style-name="Standard">total rewards <text:s/>-75.61930020825285</text:p>
      <text:p text:style-name="Standard">[ 0.37541971 -0.06179826 -0.0819522 <text:s/>-0.23163544 <text:s/>0.03941979 -1.805885</text:p>
      <text:p text:style-name="Standard"><text:s text:c="2"/>1. <text:s text:c="9"/>1. <text:s text:c="7"/>]</text:p>
      <text:p text:style-name="Standard">At step <text:s/>31500</text:p>
      <text:p text:style-name="Standard">reward: <text:s/>-1.0394563536993568</text:p>
      <text:p text:style-name="Standard">total rewards <text:s/>-68.80457621791987</text:p>
      <text:p text:style-name="Standard">At step <text:s/>31600</text:p>
      <text:p text:style-name="Standard">reward: <text:s/>-1.1995403079543827</text:p>
      <text:p text:style-name="Standard">total rewards <text:s/>-84.23332213305673</text:p>
      <text:p text:style-name="Standard">At step <text:s/>31700</text:p>
      <text:p text:style-name="Standard">reward: <text:s/>-0.5992342314238334</text:p>
      <text:p text:style-name="Standard">total rewards <text:s/>-98.06090120773138</text:p>
      <text:p text:style-name="Standard">At step <text:s/>31800</text:p>
      <text:p text:style-name="Standard">reward: <text:s/>-0.40464853718810295</text:p>
      <text:p text:style-name="Standard">total rewards <text:s/>-100.40237608525706</text:p>
      <text:p text:style-name="Standard">At step <text:s/>31900</text:p>
      <text:p text:style-name="Standard">reward: <text:s/>-5.822907011008291</text:p>
      <text:p text:style-name="Standard">total rewards <text:s/>-71.61243394765985</text:p>
      <text:p text:style-name="Standard">training model model</text:p>
      <text:p text:style-name="Standard">Epoch 1/10</text:p>
      <text:p text:style-name="Standard">32001/32001 [==============================] - 38s 1ms/step - loss: 151.0148 - accuracy: 0.0000e+00</text:p>
      <text:p text:style-name="Standard">Epoch 2/10</text:p>
      <text:p text:style-name="Standard">32001/32001 [==============================] - 39s 1ms/step - loss: 152.0705 - accuracy: 0.0000e+00</text:p>
      <text:p text:style-name="Standard">Epoch 3/10</text:p>
      <text:p text:style-name="Standard">32001/32001 [==============================] - 39s 1ms/step - loss: 152.1567 - accuracy: 0.0000e+00</text:p>
      <text:p text:style-name="Standard">Epoch 4/10</text:p>
      <text:p text:style-name="Standard">32001/32001 [==============================] - 38s 1ms/step - loss: 151.4752 - accuracy: 0.0000e+00</text:p>
      <text:p text:style-name="Standard">Epoch 5/10</text:p>
      <text:p text:style-name="Standard">32001/32001 [==============================] - 39s 1ms/step - loss: 153.2997 - accuracy: 0.0000e+00</text:p>
      <text:p text:style-name="Standard"><text:soft-page-break/>Epoch 6/10</text:p>
      <text:p text:style-name="Standard">32001/32001 [==============================] - 38s 1ms/step - loss: 151.9686 - accuracy: 0.0000e+00</text:p>
      <text:p text:style-name="Standard">Epoch 7/10</text:p>
      <text:p text:style-name="Standard">32001/32001 [==============================] - 38s 1ms/step - loss: 151.9624 - accuracy: 0.0000e+00</text:p>
      <text:p text:style-name="Standard">Epoch 8/10</text:p>
      <text:p text:style-name="Standard">32001/32001 [==============================] - 38s 1ms/step - loss: 152.3137 - accuracy: 0.0000e+00</text:p>
      <text:p text:style-name="Standard">Epoch 9/10</text:p>
      <text:p text:style-name="Standard">32001/32001 [==============================] - 39s 1ms/step - loss: 150.5785 - accuracy: 0.0000e+00</text:p>
      <text:p text:style-name="Standard">Epoch 10/10</text:p>
      <text:p text:style-name="Standard">32001/32001 [==============================] - 38s 1ms/step - loss: 150.9974 - accuracy: 0.0000e+00</text:p>
      <text:p text:style-name="Standard">At step <text:s/>32000</text:p>
      <text:p text:style-name="Standard">reward: <text:s/>-5.916386279588273</text:p>
      <text:p text:style-name="Standard">total rewards <text:s/>-123.75832565417011</text:p>
      <text:p text:style-name="Standard">At step <text:s/>32100</text:p>
      <text:p text:style-name="Standard">reward: <text:s/>-11.343820496414484</text:p>
      <text:p text:style-name="Standard">total rewards <text:s/>-336.4170470544057</text:p>
      <text:p text:style-name="Standard">[ 0.92678204 -0.09333255 <text:s/>0.74739544 <text:s/>0.28243544 <text:s/>0.29273921 -0.19177185</text:p>
      <text:p text:style-name="Standard"><text:s text:c="2"/>0. <text:s text:c="9"/>0. <text:s text:c="7"/>]</text:p>
      <text:p text:style-name="Standard">At step <text:s/>32200</text:p>
      <text:p text:style-name="Standard">reward: <text:s/>5.950351569920485</text:p>
      <text:p text:style-name="Standard">total rewards <text:s/>-123.43481150208818</text:p>
      <text:p text:style-name="Standard">At step <text:s/>32300</text:p>
      <text:p text:style-name="Standard">reward: <text:s/>-4.419694353368393</text:p>
      <text:p text:style-name="Standard">total rewards <text:s/>-168.81471498484618</text:p>
      <text:p text:style-name="Standard">At step <text:s/>32400</text:p>
      <text:p text:style-name="Standard">reward: <text:s/>2.4132242828034918</text:p>
      <text:p text:style-name="Standard">total rewards <text:s/>-172.22408863793166</text:p>
      <text:p text:style-name="Standard">At step <text:s/>32500</text:p>
      <text:p text:style-name="Standard">reward: <text:s/>7.366419956943979</text:p>
      <text:p text:style-name="Standard">total rewards <text:s/>-208.11577421628212</text:p>
      <text:p text:style-name="Standard">At step <text:s/>32600</text:p>
      <text:p text:style-name="Standard">reward: <text:s/>7.9287944851014505</text:p>
      <text:p text:style-name="Standard">total rewards <text:s/>-212.21843053553172</text:p>
      <text:p text:style-name="Standard">At step <text:s/>32700</text:p>
      <text:p text:style-name="Standard">reward: <text:s/>5.303010238807479</text:p>
      <text:p text:style-name="Standard">total rewards <text:s/>-157.1366177198954</text:p>
      <text:p text:style-name="Standard">At step <text:s/>32800</text:p>
      <text:p text:style-name="Standard">reward: <text:s/>0.12301022728530597</text:p>
      <text:p text:style-name="Standard">total rewards <text:s/>-129.86553697714405</text:p>
      <text:p text:style-name="Standard">Landed it!</text:p>
      <text:p text:style-name="Standard">[ 0.33517141 -0.02614552 <text:s/>0. <text:s text:c="9"/>0. <text:s text:c="8"/>-0.17784919 <text:s/>0.</text:p>
      <text:p text:style-name="Standard"><text:s text:c="2"/>0. <text:s text:c="9"/>1. <text:s text:c="7"/>]</text:p>
      <text:p text:style-name="Standard">Successful Landing!!! <text:s/>32812</text:p>
      <text:p text:style-name="Standard">Total successes are: <text:s/>27</text:p>
      <text:p text:style-name="Standard"><text:soft-page-break/>At step <text:s/>32900</text:p>
      <text:p text:style-name="Standard">reward: <text:s/>3.7290485786782592</text:p>
      <text:p text:style-name="Standard">total rewards <text:s/>189.71176479846474</text:p>
      <text:p text:style-name="Standard">training model model</text:p>
      <text:p text:style-name="Standard">Epoch 1/10</text:p>
      <text:p text:style-name="Standard">33001/33001 [==============================] - 39s 1ms/step - loss: 151.2902 - accuracy: 0.0000e+00</text:p>
      <text:p text:style-name="Standard">Epoch 2/10</text:p>
      <text:p text:style-name="Standard">33001/33001 [==============================] - 39s 1ms/step - loss: 150.8550 - accuracy: 0.0000e+00</text:p>
      <text:p text:style-name="Standard">Epoch 3/10</text:p>
      <text:p text:style-name="Standard">33001/33001 [==============================] - 39s 1ms/step - loss: 150.7991 - accuracy: 0.0000e+00</text:p>
      <text:p text:style-name="Standard">Epoch 4/10</text:p>
      <text:p text:style-name="Standard">33001/33001 [==============================] - 40s 1ms/step - loss: 150.7618 - accuracy: 0.0000e+00</text:p>
      <text:p text:style-name="Standard">Epoch 5/10</text:p>
      <text:p text:style-name="Standard">33001/33001 [==============================] - 38s 1ms/step - loss: 151.0703 - accuracy: 0.0000e+00</text:p>
      <text:p text:style-name="Standard">Epoch 6/10</text:p>
      <text:p text:style-name="Standard">33001/33001 [==============================] - 38s 1ms/step - loss: 150.1411 - accuracy: 0.0000e+00</text:p>
      <text:p text:style-name="Standard">Epoch 7/10</text:p>
      <text:p text:style-name="Standard">33001/33001 [==============================] - 39s 1ms/step - loss: 150.5224 - accuracy: 0.0000e+00</text:p>
      <text:p text:style-name="Standard">Epoch 8/10</text:p>
      <text:p text:style-name="Standard">33001/33001 [==============================] - 40s 1ms/step - loss: 151.3704 - accuracy: 0.0000e+00</text:p>
      <text:p text:style-name="Standard">Epoch 9/10</text:p>
      <text:p text:style-name="Standard">33001/33001 [==============================] - 40s 1ms/step - loss: 149.4114 - accuracy: 0.0000e+00</text:p>
      <text:p text:style-name="Standard">Epoch 10/10</text:p>
      <text:p text:style-name="Standard">33001/33001 [==============================] - 39s 1ms/step - loss: 149.7153 - accuracy: 0.0000e+00</text:p>
      <text:p text:style-name="Standard">At step <text:s/>33000</text:p>
      <text:p text:style-name="Standard">reward: <text:s/>-4.580475376054796</text:p>
      <text:p text:style-name="Standard">total rewards <text:s/>204.1973187348191</text:p>
      <text:p text:style-name="Standard">At step <text:s/>33100</text:p>
      <text:p text:style-name="Standard">reward: <text:s/>-2.381385481212237</text:p>
      <text:p text:style-name="Standard">total rewards <text:s/>229.9610824104823</text:p>
      <text:p text:style-name="Standard">At step <text:s/>33200</text:p>
      <text:p text:style-name="Standard">reward: <text:s/>1.8478271561351214</text:p>
      <text:p text:style-name="Standard">total rewards <text:s/>242.40335608944307</text:p>
      <text:p text:style-name="Standard">At step <text:s/>33300</text:p>
      <text:p text:style-name="Standard">reward: <text:s/>-5.972332050748038</text:p>
      <text:p text:style-name="Standard">total rewards <text:s/>121.48820336042523</text:p>
      <text:p text:style-name="Standard">At step <text:s/>33400</text:p>
      <text:p text:style-name="Standard">reward: <text:s/>-0.09519511934751318</text:p>
      <text:p text:style-name="Standard">total rewards <text:s/>224.92983223634096</text:p>
      <text:p text:style-name="Standard"><text:soft-page-break/>Landed it!</text:p>
      <text:p text:style-name="Standard">[-0.63811107 <text:s/>0.05632349 <text:s/>0. <text:s text:c="9"/>0. <text:s text:c="9"/>0.12891184 <text:s/>0.</text:p>
      <text:p text:style-name="Standard"><text:s text:c="2"/>1. <text:s text:c="9"/>1. <text:s text:c="7"/>]</text:p>
      <text:p text:style-name="Standard">Successful Landing!!! <text:s/>33413</text:p>
      <text:p text:style-name="Standard">Total successes are: <text:s/>28</text:p>
      <text:p text:style-name="Standard">At step <text:s/>33500</text:p>
      <text:p text:style-name="Standard">reward: <text:s/>-7.235659933280917</text:p>
      <text:p text:style-name="Standard">total rewards <text:s/>269.92667085290856</text:p>
      <text:p text:style-name="Standard">At step <text:s/>33600</text:p>
      <text:p text:style-name="Standard">reward: <text:s/>-7.045028780110021</text:p>
      <text:p text:style-name="Standard">total rewards <text:s/>286.76291056294576</text:p>
      <text:p text:style-name="Standard">At step <text:s/>33700</text:p>
      <text:p text:style-name="Standard">reward: <text:s/>-1.0287995283411262</text:p>
      <text:p text:style-name="Standard">total rewards <text:s/>264.85979355581674</text:p>
      <text:p text:style-name="Standard">At step <text:s/>33800</text:p>
      <text:p text:style-name="Standard">reward: <text:s/>-5.019365491107841</text:p>
      <text:p text:style-name="Standard">total rewards <text:s/>212.99650912651694</text:p>
      <text:p text:style-name="Standard">At step <text:s/>33900</text:p>
      <text:p text:style-name="Standard">reward: <text:s/>0.8974355744971516</text:p>
      <text:p text:style-name="Standard">total rewards <text:s/>226.56982051490297</text:p>
      <text:p text:style-name="Standard">training model model</text:p>
      <text:p text:style-name="Standard">Epoch 1/10</text:p>
      <text:p text:style-name="Standard">34001/34001 [==============================] - 38s 1ms/step - loss: 147.2603 - accuracy: 0.0000e+00</text:p>
      <text:p text:style-name="Standard">Epoch 2/10</text:p>
      <text:p text:style-name="Standard">34001/34001 [==============================] - 41s 1ms/step - loss: 148.4329 - accuracy: 0.0000e+00</text:p>
      <text:p text:style-name="Standard">Epoch 3/10</text:p>
      <text:p text:style-name="Standard">34001/34001 [==============================] - 41s 1ms/step - loss: 147.0854 - accuracy: 0.0000e+00</text:p>
      <text:p text:style-name="Standard">Epoch 4/10</text:p>
      <text:p text:style-name="Standard">34001/34001 [==============================] - 41s 1ms/step - loss: 147.8868 - accuracy: 0.0000e+00</text:p>
      <text:p text:style-name="Standard">Epoch 5/10</text:p>
      <text:p text:style-name="Standard">34001/34001 [==============================] - 41s 1ms/step - loss: 146.9864 - accuracy: 2.0588e-04</text:p>
      <text:p text:style-name="Standard">Epoch 6/10</text:p>
      <text:p text:style-name="Standard">34001/34001 [==============================] - 41s 1ms/step - loss: 147.1090 - accuracy: 1.1764e-04</text:p>
      <text:p text:style-name="Standard">Epoch 7/10</text:p>
      <text:p text:style-name="Standard">34001/34001 [==============================] - 42s 1ms/step - loss: 147.2646 - accuracy: 8.8233e-05</text:p>
      <text:p text:style-name="Standard">Epoch 8/10</text:p>
      <text:p text:style-name="Standard">34001/34001 [==============================] - 41s 1ms/step - loss: 146.2479 - accuracy: 3.8234e-04</text:p>
      <text:p text:style-name="Standard">Epoch 9/10</text:p>
      <text:p text:style-name="Standard">34001/34001 [==============================] - 40s 1ms/step - loss: 147.0530 - accuracy: 5.8822e-04</text:p>
      <text:p text:style-name="Standard">Epoch 10/10</text:p>
      <text:p text:style-name="Standard"><text:soft-page-break/>34001/34001 [==============================] - 41s 1ms/step - loss: 147.1212 - accuracy: 5.2940e-04</text:p>
      <text:p text:style-name="Standard">At step <text:s/>34000</text:p>
      <text:p text:style-name="Standard">reward: <text:s/>-0.5926762106014685</text:p>
      <text:p text:style-name="Standard">total rewards <text:s/>200.38243331632802</text:p>
      <text:p text:style-name="Standard">At step <text:s/>34100</text:p>
      <text:p text:style-name="Standard">reward: <text:s/>7.2554516449981525</text:p>
      <text:p text:style-name="Standard">total rewards <text:s/>128.33774652185576</text:p>
      <text:p text:style-name="Standard">At step <text:s/>34200</text:p>
      <text:p text:style-name="Standard">reward: <text:s/>-5.491150517201424</text:p>
      <text:p text:style-name="Standard">total rewards <text:s/>57.09475332684731</text:p>
      <text:p text:style-name="Standard">At step <text:s/>34300</text:p>
      <text:p text:style-name="Standard">reward: <text:s/>-2.2709092280337417</text:p>
      <text:p text:style-name="Standard">total rewards <text:s/>-31.540115067059286</text:p>
      <text:p text:style-name="Standard">At step <text:s/>34400</text:p>
      <text:p text:style-name="Standard">reward: <text:s/>0.3403469669230655</text:p>
      <text:p text:style-name="Standard">total rewards <text:s/>153.7174401579392</text:p>
      <text:p text:style-name="Standard">At step <text:s/>34500</text:p>
      <text:p text:style-name="Standard">reward: <text:s/>-0.12053685976136241</text:p>
      <text:p text:style-name="Standard">total rewards <text:s/>152.37434875617132</text:p>
      <text:p text:style-name="Standard">At step <text:s/>34600</text:p>
      <text:p text:style-name="Standard">reward: <text:s/>0.6299980361862739</text:p>
      <text:p text:style-name="Standard">total rewards <text:s/>148.81343161117513</text:p>
      <text:p text:style-name="Standard">At step <text:s/>34700</text:p>
      <text:p text:style-name="Standard">reward: <text:s/>-0.24490067268056467</text:p>
      <text:p text:style-name="Standard">total rewards <text:s/>147.3208999839925</text:p>
      <text:p text:style-name="Standard">At step <text:s/>34800</text:p>
      <text:p text:style-name="Standard">reward: <text:s/>-0.07642784900704584</text:p>
      <text:p text:style-name="Standard">total rewards <text:s/>145.70838711990012</text:p>
      <text:p text:style-name="Standard">At step <text:s/>34900</text:p>
      <text:p text:style-name="Standard">reward: <text:s/>-0.31746646180287513</text:p>
      <text:p text:style-name="Standard">total rewards <text:s/>144.13087546885941</text:p>
      <text:p text:style-name="Standard">training model model</text:p>
      <text:p text:style-name="Standard">Epoch 1/10</text:p>
      <text:p text:style-name="Standard">35001/35001 [==============================] - 42s 1ms/step - loss: 142.5395 - accuracy: 5.7141e-04</text:p>
      <text:p text:style-name="Standard">Epoch 2/10</text:p>
      <text:p text:style-name="Standard">35001/35001 [==============================] - 41s 1ms/step - loss: 145.1811 - accuracy: 4.8570e-04</text:p>
      <text:p text:style-name="Standard">Epoch 3/10</text:p>
      <text:p text:style-name="Standard">35001/35001 [==============================] - 41s 1ms/step - loss: 142.8509 - accuracy: 5.4284e-04</text:p>
      <text:p text:style-name="Standard">Epoch 4/10</text:p>
      <text:p text:style-name="Standard">35001/35001 [==============================] - 42s 1ms/step - loss: 143.1668 - accuracy: 3.9999e-04</text:p>
      <text:p text:style-name="Standard">Epoch 5/10</text:p>
      <text:p text:style-name="Standard">35001/35001 [==============================] - 42s 1ms/step - loss: 144.0831 - accuracy: 2.5714e-04</text:p>
      <text:p text:style-name="Standard">Epoch 6/10</text:p>
      <text:p text:style-name="Standard"><text:soft-page-break/>35001/35001 [==============================] - 42s 1ms/step - loss: 143.1492 - accuracy: 1.1428e-04</text:p>
      <text:p text:style-name="Standard">Epoch 7/10</text:p>
      <text:p text:style-name="Standard">35001/35001 [==============================] - 41s 1ms/step - loss: 142.4620 - accuracy: 1.4285e-04</text:p>
      <text:p text:style-name="Standard">Epoch 8/10</text:p>
      <text:p text:style-name="Standard">35001/35001 [==============================] - 43s 1ms/step - loss: 143.7073 - accuracy: 1.4285e-04</text:p>
      <text:p text:style-name="Standard">Epoch 9/10</text:p>
      <text:p text:style-name="Standard">35001/35001 [==============================] - 42s 1ms/step - loss: 142.7368 - accuracy: 2.8571e-05</text:p>
      <text:p text:style-name="Standard">Epoch 10/10</text:p>
      <text:p text:style-name="Standard">35001/35001 [==============================] - 42s 1ms/step - loss: 143.1050 - accuracy: 0.0000e+00</text:p>
      <text:p text:style-name="Standard">At step <text:s/>35000</text:p>
      <text:p text:style-name="Standard">reward: <text:s/>-0.10694676232279371</text:p>
      <text:p text:style-name="Standard">total rewards <text:s/>142.39069545000075</text:p>
      <text:p text:style-name="Standard">Landed it!</text:p>
      <text:p text:style-name="Standard">[-0.72693272 <text:s/>0.01110469 <text:s/>0. <text:s text:c="9"/>0. <text:s text:c="9"/>0.19263482 <text:s/>0.</text:p>
      <text:p text:style-name="Standard"><text:s text:c="2"/>1. <text:s text:c="9"/>1. <text:s text:c="7"/>]</text:p>
      <text:p text:style-name="Standard">Successful Landing!!! <text:s/>35007</text:p>
      <text:p text:style-name="Standard">Total successes are: <text:s/>29</text:p>
      <text:p text:style-name="Standard">At step <text:s/>35100</text:p>
      <text:p text:style-name="Standard">reward: <text:s/>1.5080351457731118</text:p>
      <text:p text:style-name="Standard">total rewards <text:s/>190.68286082332546</text:p>
      <text:p text:style-name="Standard">At step <text:s/>35200</text:p>
      <text:p text:style-name="Standard">reward: <text:s/>-0.15867086552660142</text:p>
      <text:p text:style-name="Standard">total rewards <text:s/>265.1034813410482</text:p>
      <text:p text:style-name="Standard">At step <text:s/>35300</text:p>
      <text:p text:style-name="Standard">reward: <text:s/>4.291901215686535</text:p>
      <text:p text:style-name="Standard">total rewards <text:s/>240.5661220345023</text:p>
      <text:p text:style-name="Standard">At step <text:s/>35400</text:p>
      <text:p text:style-name="Standard">reward: <text:s/>4.730021079074006</text:p>
      <text:p text:style-name="Standard">total rewards <text:s/>213.20472940955256</text:p>
      <text:p text:style-name="Standard">At step <text:s/>35500</text:p>
      <text:p text:style-name="Standard">reward: <text:s/>-8.265602000286856</text:p>
      <text:p text:style-name="Standard">total rewards <text:s/>81.72012227469432</text:p>
      <text:p text:style-name="Standard">At step <text:s/>35600</text:p>
      <text:p text:style-name="Standard">reward: <text:s/>-1.9288606742620118</text:p>
      <text:p text:style-name="Standard">total rewards <text:s/>242.6951250976282</text:p>
      <text:p text:style-name="Standard">Landed it!</text:p>
      <text:p text:style-name="Standard">[-0.33582482 -0.03237523 <text:s/>0. <text:s text:c="9"/>0. <text:s text:c="9"/>0.24723716 <text:s/>0.</text:p>
      <text:p text:style-name="Standard"><text:s text:c="2"/>1. <text:s text:c="9"/>1. <text:s text:c="7"/>]</text:p>
      <text:p text:style-name="Standard">Successful Landing!!! <text:s/>35651</text:p>
      <text:p text:style-name="Standard">Total successes are: <text:s/>30</text:p>
      <text:p text:style-name="Standard">At step <text:s/>35700</text:p>
      <text:p text:style-name="Standard">reward: <text:s/>-0.7347187619156055</text:p>
      <text:p text:style-name="Standard">total rewards <text:s/>294.6278497265312</text:p>
      <text:p text:style-name="Standard">At step <text:s/>35800</text:p>
      <text:p text:style-name="Standard"><text:soft-page-break/>reward: <text:s/>-6.195754648098682</text:p>
      <text:p text:style-name="Standard">total rewards <text:s/>408.52423423948784</text:p>
      <text:p text:style-name="Standard">Landed it!</text:p>
      <text:p text:style-name="Standard">[-1.31359100e-03 -8.10974439e-04 <text:s/>5.51989327e-02 <text:s/>1.61473287e-02</text:p>
      <text:p text:style-name="Standard"><text:s text:c="2"/>3.26514686e-03 -5.83483080e-02 <text:s/>1.00000000e+00 <text:s/>1.00000000e+00]</text:p>
      <text:p text:style-name="Standard">Successful Landing!!! <text:s/>35847</text:p>
      <text:p text:style-name="Standard">Total successes are: <text:s/>31</text:p>
      <text:p text:style-name="Standard">At step <text:s/>35900</text:p>
      <text:p text:style-name="Standard">reward: <text:s/>-0.6915434790797019</text:p>
      <text:p text:style-name="Standard">total rewards <text:s/>239.22610817364125</text:p>
      <text:p text:style-name="Standard">training model model</text:p>
      <text:p text:style-name="Standard">Epoch 1/10</text:p>
      <text:p text:style-name="Standard">36001/36001 [==============================] - 44s 1ms/step - loss: 142.5195 - accuracy: 2.7777e-05</text:p>
      <text:p text:style-name="Standard">Epoch 2/10</text:p>
      <text:p text:style-name="Standard">36001/36001 [==============================] - 44s 1ms/step - loss: 142.3723 - accuracy: 0.0000e+00</text:p>
      <text:p text:style-name="Standard">Epoch 3/10</text:p>
      <text:p text:style-name="Standard">36001/36001 [==============================] - 44s 1ms/step - loss: 143.6967 - accuracy: 2.7777e-05</text:p>
      <text:p text:style-name="Standard">Epoch 4/10</text:p>
      <text:p text:style-name="Standard">36001/36001 [==============================] - 43s 1ms/step - loss: 142.2227 - accuracy: 5.5554e-05</text:p>
      <text:p text:style-name="Standard">Epoch 5/10</text:p>
      <text:p text:style-name="Standard">36001/36001 [==============================] - 42s 1ms/step - loss: 143.2049 - accuracy: 2.7777e-05</text:p>
      <text:p text:style-name="Standard">Epoch 6/10</text:p>
      <text:p text:style-name="Standard">36001/36001 [==============================] - 43s 1ms/step - loss: 143.3068 - accuracy: 2.7777e-05</text:p>
      <text:p text:style-name="Standard">Epoch 7/10</text:p>
      <text:p text:style-name="Standard">36001/36001 [==============================] - 44s 1ms/step - loss: 142.7283 - accuracy: 8.3331e-05</text:p>
      <text:p text:style-name="Standard">Epoch 8/10</text:p>
      <text:p text:style-name="Standard">36001/36001 [==============================] - 44s 1ms/step - loss: 143.1581 - accuracy: 8.3331e-05</text:p>
      <text:p text:style-name="Standard">Epoch 9/10</text:p>
      <text:p text:style-name="Standard">36001/36001 [==============================] - 44s 1ms/step - loss: 142.8841 - accuracy: 2.7777e-05</text:p>
      <text:p text:style-name="Standard">Epoch 10/10</text:p>
      <text:p text:style-name="Standard">36001/36001 [==============================] - 44s 1ms/step - loss: 143.3089 - accuracy: 2.7777e-05</text:p>
      <text:p text:style-name="Standard">At step <text:s/>36000</text:p>
      <text:p text:style-name="Standard">reward: <text:s/>-1.7992020822916208</text:p>
      <text:p text:style-name="Standard">total rewards <text:s/>234.79131792461405</text:p>
      <text:p text:style-name="Standard">At step <text:s/>36100</text:p>
      <text:p text:style-name="Standard">reward: <text:s/>-3.0430923697048016</text:p>
      <text:p text:style-name="Standard">total rewards <text:s/>347.38698124882507</text:p>
      <text:p text:style-name="Standard">At step <text:s/>36200</text:p>
      <text:p text:style-name="Standard">reward: <text:s/>-2.3272771156215377</text:p>
      <text:p text:style-name="Standard"><text:soft-page-break/>total rewards <text:s/>454.6491053113603</text:p>
      <text:p text:style-name="Standard">Landed it!</text:p>
      <text:p text:style-name="Standard">[0.1939887 <text:s/>0.00898986 0. <text:s text:c="8"/>0. <text:s text:c="8"/>0.11781816 0.</text:p>
      <text:p text:style-name="Standard"><text:s/>0. <text:s text:c="8"/>1. <text:s text:c="7"/>]</text:p>
      <text:p text:style-name="Standard">Successful Landing!!! <text:s/>36297</text:p>
      <text:p text:style-name="Standard">Total successes are: <text:s/>32</text:p>
      <text:p text:style-name="Standard">At step <text:s/>36300</text:p>
      <text:p text:style-name="Standard">reward: <text:s/>-4.8080471124053</text:p>
      <text:p text:style-name="Standard">total rewards <text:s/>191.08274945670635</text:p>
      <text:p text:style-name="Standard">At step <text:s/>36400</text:p>
      <text:p text:style-name="Standard">reward: <text:s/>-6.237124633043547</text:p>
      <text:p text:style-name="Standard">total rewards <text:s/>201.4593380044044</text:p>
      <text:p text:style-name="Standard">At step <text:s/>36500</text:p>
      <text:p text:style-name="Standard">reward: <text:s/>2.3628503581195783</text:p>
      <text:p text:style-name="Standard">total rewards <text:s/>276.6314070746031</text:p>
      <text:p text:style-name="Standard">At step <text:s/>36600</text:p>
      <text:p text:style-name="Standard">reward: <text:s/>-2.770565952547401</text:p>
      <text:p text:style-name="Standard">total rewards <text:s/>253.7582572545476</text:p>
      <text:p text:style-name="Standard">At step <text:s/>36700</text:p>
      <text:p text:style-name="Standard">reward: <text:s/>0.22881191668544731</text:p>
      <text:p text:style-name="Standard">total rewards <text:s/>399.4630852717837</text:p>
      <text:p text:style-name="Standard">Landed it!</text:p>
      <text:p text:style-name="Standard">[-0.26135802 <text:s/>0.00402716 <text:s/>0. <text:s text:c="9"/>0. <text:s text:c="8"/>-0.04362908 <text:s/>0.</text:p>
      <text:p text:style-name="Standard"><text:s text:c="2"/>1. <text:s text:c="9"/>1. <text:s text:c="7"/>]</text:p>
      <text:p text:style-name="Standard">Successful Landing!!! <text:s/>36741</text:p>
      <text:p text:style-name="Standard">Total successes are: <text:s/>33</text:p>
      <text:p text:style-name="Standard">At step <text:s/>36800</text:p>
      <text:p text:style-name="Standard">reward: <text:s/>-4.0972375744286795</text:p>
      <text:p text:style-name="Standard">total rewards <text:s/>226.23114449271893</text:p>
      <text:p text:style-name="Standard">At step <text:s/>36900</text:p>
      <text:p text:style-name="Standard">reward: <text:s/>3.1862864559979225</text:p>
      <text:p text:style-name="Standard">total rewards <text:s/>209.49673194430235</text:p>
      <text:p text:style-name="Standard">training model model</text:p>
      <text:p text:style-name="Standard">Epoch 1/10</text:p>
      <text:p text:style-name="Standard">37001/37001 [==============================] - 44s 1ms/step - loss: 142.2121 - accuracy: 2.7026e-05</text:p>
      <text:p text:style-name="Standard">Epoch 2/10</text:p>
      <text:p text:style-name="Standard">37001/37001 [==============================] - 44s 1ms/step - loss: 143.1450 - accuracy: 5.4053e-05</text:p>
      <text:p text:style-name="Standard">Epoch 3/10</text:p>
      <text:p text:style-name="Standard">37001/37001 [==============================] - 45s 1ms/step - loss: 140.9286 - accuracy: 8.1079e-05</text:p>
      <text:p text:style-name="Standard">Epoch 4/10</text:p>
      <text:p text:style-name="Standard">37001/37001 [==============================] - 44s 1ms/step - loss: 142.0180 - accuracy: 0.0000e+00</text:p>
      <text:p text:style-name="Standard">Epoch 5/10</text:p>
      <text:p text:style-name="Standard">37001/37001 [==============================] - 44s 1ms/step - loss: 141.0104 - accuracy: 0.0000e+00</text:p>
      <text:p text:style-name="Standard">Epoch 6/10</text:p>
      <text:p text:style-name="Standard"><text:soft-page-break/>37001/37001 [==============================] - 44s 1ms/step - loss: 140.9547 - accuracy: 2.7026e-05</text:p>
      <text:p text:style-name="Standard">Epoch 7/10</text:p>
      <text:p text:style-name="Standard">37001/37001 [==============================] - 44s 1ms/step - loss: 142.3616 - accuracy: 0.0000e+00</text:p>
      <text:p text:style-name="Standard">Epoch 8/10</text:p>
      <text:p text:style-name="Standard">37001/37001 [==============================] - 44s 1ms/step - loss: 141.3946 - accuracy: 5.4053e-05</text:p>
      <text:p text:style-name="Standard">Epoch 9/10</text:p>
      <text:p text:style-name="Standard">37001/37001 [==============================] - 44s 1ms/step - loss: 141.1465 - accuracy: 0.0000e+00</text:p>
      <text:p text:style-name="Standard">Epoch 10/10</text:p>
      <text:p text:style-name="Standard">37001/37001 [==============================] - 45s 1ms/step - loss: 141.7993 - accuracy: 5.4053e-05</text:p>
      <text:p text:style-name="Standard">At step <text:s/>37000</text:p>
      <text:p text:style-name="Standard">reward: <text:s/>4.545695498408606</text:p>
      <text:p text:style-name="Standard">total rewards <text:s/>299.36606442818015</text:p>
      <text:p text:style-name="Standard">At step <text:s/>37100</text:p>
      <text:p text:style-name="Standard">reward: <text:s/>0.20846602871946018</text:p>
      <text:p text:style-name="Standard">total rewards <text:s/>439.8042475902593</text:p>
      <text:p text:style-name="Standard">At step <text:s/>37200</text:p>
      <text:p text:style-name="Standard">reward: <text:s/>0.24409036221285263</text:p>
      <text:p text:style-name="Standard">total rewards <text:s/>438.61123132996426</text:p>
      <text:p text:style-name="Standard">Landed it!</text:p>
      <text:p text:style-name="Standard">[-9.36792374e-02 -3.66800626e-04 <text:s/>0.00000000e+00 <text:s/>0.00000000e+00</text:p>
      <text:p text:style-name="Standard"><text:s text:c="2"/>6.21873187e-03 <text:s/>0.00000000e+00 <text:s/>1.00000000e+00 <text:s/>0.00000000e+00]</text:p>
      <text:p text:style-name="Standard">Successful Landing!!! <text:s/>37207</text:p>
      <text:p text:style-name="Standard">Total successes are: <text:s/>34</text:p>
      <text:p text:style-name="Standard">[ 4.76743412e-01 -6.27109941e-02 <text:s/>4.92563605e-01 -1.41785158e-01</text:p>
      <text:p text:style-name="Standard"><text:s/>-4.07293588e-01 -5.17733033e-08 <text:s/>1.00000000e+00 <text:s/>0.00000000e+00]</text:p>
      <text:p text:style-name="Standard">At step <text:s/>37300</text:p>
      <text:p text:style-name="Standard">reward: <text:s/>2.145937369552892</text:p>
      <text:p text:style-name="Standard">total rewards <text:s/>-51.258318836137335</text:p>
      <text:p text:style-name="Standard">At step <text:s/>37400</text:p>
      <text:p text:style-name="Standard">reward: <text:s/>0.9738055795824654</text:p>
      <text:p text:style-name="Standard">total rewards <text:s/>-98.49049951939033</text:p>
      <text:p text:style-name="Standard">At step <text:s/>37500</text:p>
      <text:p text:style-name="Standard">reward: <text:s/>5.576017013302098</text:p>
      <text:p text:style-name="Standard">total rewards <text:s/>-94.2535357262284</text:p>
      <text:p text:style-name="Standard">At step <text:s/>37600</text:p>
      <text:p text:style-name="Standard">reward: <text:s/>-5.706233747831305</text:p>
      <text:p text:style-name="Standard">total rewards <text:s/>-94.41937032630031</text:p>
      <text:p text:style-name="Standard">At step <text:s/>37700</text:p>
      <text:p text:style-name="Standard">reward: <text:s/>-4.602303448114117</text:p>
      <text:p text:style-name="Standard">total rewards <text:s/>-132.39970111344073</text:p>
      <text:p text:style-name="Standard">At step <text:s/>37800</text:p>
      <text:p text:style-name="Standard">reward: <text:s/>3.0402297666907026</text:p>
      <text:p text:style-name="Standard">total rewards <text:s/>-174.4438422467793</text:p>
      <text:p text:style-name="Standard">[-0.43439665 <text:s/>0.02031265 -0.36205705 -0.20353835 <text:s/>0.12485036 <text:s/>1.76716423</text:p>
      <text:p text:style-name="Standard"><text:soft-page-break/><text:s text:c="2"/>1. <text:s text:c="9"/>1. <text:s text:c="7"/>]</text:p>
      <text:p text:style-name="Standard">At step <text:s/>37900</text:p>
      <text:p text:style-name="Standard">reward: <text:s/>-0.9872027209828076</text:p>
      <text:p text:style-name="Standard">total rewards <text:s/>-211.76153276592302</text:p>
      <text:p text:style-name="Standard">training model model</text:p>
      <text:p text:style-name="Standard">Epoch 1/10</text:p>
      <text:p text:style-name="Standard">38001/38001 [==============================] - 46s 1ms/step - loss: 141.1202 - accuracy: 0.0000e+00</text:p>
      <text:p text:style-name="Standard">Epoch 2/10</text:p>
      <text:p text:style-name="Standard">38001/38001 [==============================] - 46s 1ms/step - loss: 140.9947 - accuracy: 0.0000e+00</text:p>
      <text:p text:style-name="Standard">Epoch 3/10</text:p>
      <text:p text:style-name="Standard">38001/38001 [==============================] - 46s 1ms/step - loss: 140.5052 - accuracy: 5.2630e-05</text:p>
      <text:p text:style-name="Standard">Epoch 4/10</text:p>
      <text:p text:style-name="Standard">38001/38001 [==============================] - 45s 1ms/step - loss: 141.1099 - accuracy: 5.2630e-05</text:p>
      <text:p text:style-name="Standard">Epoch 5/10</text:p>
      <text:p text:style-name="Standard">38001/38001 [==============================] - 45s 1ms/step - loss: 140.5317 - accuracy: 2.6315e-05</text:p>
      <text:p text:style-name="Standard">Epoch 6/10</text:p>
      <text:p text:style-name="Standard">38001/38001 [==============================] - 45s 1ms/step - loss: 140.8638 - accuracy: 5.2630e-05</text:p>
      <text:p text:style-name="Standard">Epoch 7/10</text:p>
      <text:p text:style-name="Standard">38001/38001 [==============================] - 45s 1ms/step - loss: 140.6952 - accuracy: 1.3158e-04</text:p>
      <text:p text:style-name="Standard">Epoch 8/10</text:p>
      <text:p text:style-name="Standard">38001/38001 [==============================] - 45s 1ms/step - loss: 140.6266 - accuracy: 7.8945e-05</text:p>
      <text:p text:style-name="Standard">Epoch 9/10</text:p>
      <text:p text:style-name="Standard">38001/38001 [==============================] - 46s 1ms/step - loss: 140.0183 - accuracy: 1.5789e-04</text:p>
      <text:p text:style-name="Standard">Epoch 10/10</text:p>
      <text:p text:style-name="Standard">38001/38001 [==============================] - 46s 1ms/step - loss: 140.6515 - accuracy: 1.3158e-04</text:p>
      <text:p text:style-name="Standard">At step <text:s/>38000</text:p>
      <text:p text:style-name="Standard">reward: <text:s/>3.4070301598565385</text:p>
      <text:p text:style-name="Standard">total rewards <text:s/>-161.83721573068436</text:p>
      <text:p text:style-name="Standard">[-0.07879047 -0.0274203 <text:s/>-0.02112318 -0.18844251 <text:s/>0.01996695 -1.03627539</text:p>
      <text:p text:style-name="Standard"><text:s text:c="2"/>1. <text:s text:c="9"/>1. <text:s text:c="7"/>]</text:p>
      <text:p text:style-name="Standard">At step <text:s/>38100</text:p>
      <text:p text:style-name="Standard">reward: <text:s/>-2.550930646067441</text:p>
      <text:p text:style-name="Standard">total rewards <text:s/>-143.35720759522349</text:p>
      <text:p text:style-name="Standard">[-2.47519445e-01 -2.81012710e-02 <text:s/>2.43659278e-01 -7.56745391e-01</text:p>
      <text:p text:style-name="Standard"><text:s text:c="2"/>2.94096768e-04 <text:s/>4.64286931e+00 <text:s/>1.00000000e+00 <text:s/>0.00000000e+00]</text:p>
      <text:p text:style-name="Standard">At step <text:s/>38200</text:p>
      <text:p text:style-name="Standard">reward: <text:s/>1.7864116536763106</text:p>
      <text:p text:style-name="Standard">total rewards <text:s/>-107.08733299186308</text:p>
      <text:p text:style-name="Standard">At step <text:s/>38300</text:p>
      <text:p text:style-name="Standard"><text:soft-page-break/>reward: <text:s/>-0.3306468305416405</text:p>
      <text:p text:style-name="Standard">total rewards <text:s/>-144.88281203519935</text:p>
      <text:p text:style-name="Standard">At step <text:s/>38400</text:p>
      <text:p text:style-name="Standard">reward: <text:s/>7.143903346320501</text:p>
      <text:p text:style-name="Standard">total rewards <text:s/>-106.57802335857566</text:p>
      <text:p text:style-name="Standard">At step <text:s/>38500</text:p>
      <text:p text:style-name="Standard">reward: <text:s/>2.5842665379159806</text:p>
      <text:p text:style-name="Standard">total rewards <text:s/>-86.72070668415456</text:p>
      <text:p text:style-name="Standard">At step <text:s/>38600</text:p>
      <text:p text:style-name="Standard">reward: <text:s/>-2.217577199571688</text:p>
      <text:p text:style-name="Standard">total rewards <text:s/>-141.55658712588843</text:p>
      <text:p text:style-name="Standard">At step <text:s/>38700</text:p>
      <text:p text:style-name="Standard">reward: <text:s/>1.0536313933809693</text:p>
      <text:p text:style-name="Standard">total rewards <text:s/>-132.00908485609082</text:p>
      <text:p text:style-name="Standard">At step <text:s/>38800</text:p>
      <text:p text:style-name="Standard">reward: <text:s/>3.670423367971483</text:p>
      <text:p text:style-name="Standard">total rewards <text:s/>-104.68774434831165</text:p>
      <text:p text:style-name="Standard">Landed it!</text:p>
      <text:p text:style-name="Standard">[-0.48388343 <text:s/>0.07129646 <text:s/>0. <text:s text:c="9"/>0. <text:s text:c="8"/>-0.0308929 <text:s text:c="2"/>0.</text:p>
      <text:p text:style-name="Standard"><text:s text:c="2"/>1. <text:s text:c="9"/>1. <text:s text:c="7"/>]</text:p>
      <text:p text:style-name="Standard">Successful Landing!!! <text:s/>38849</text:p>
      <text:p text:style-name="Standard">Total successes are: <text:s/>35</text:p>
      <text:p text:style-name="Standard">At step <text:s/>38900</text:p>
      <text:p text:style-name="Standard">reward: <text:s/>0.5408692354627009</text:p>
      <text:p text:style-name="Standard">total rewards <text:s/>158.52415560227575</text:p>
      <text:p text:style-name="Standard">training model model</text:p>
      <text:p text:style-name="Standard">Epoch 1/10</text:p>
      <text:p text:style-name="Standard">39001/39001 [==============================] - 47s 1ms/step - loss: 141.0489 - accuracy: 1.2820e-04</text:p>
      <text:p text:style-name="Standard">Epoch 2/10</text:p>
      <text:p text:style-name="Standard">39001/39001 [==============================] - 46s 1ms/step - loss: 138.8375 - accuracy: 2.5640e-05</text:p>
      <text:p text:style-name="Standard">Epoch 3/10</text:p>
      <text:p text:style-name="Standard">39001/39001 [==============================] - 47s 1ms/step - loss: 139.3528 - accuracy: 0.0000e+00</text:p>
      <text:p text:style-name="Standard">Epoch 4/10</text:p>
      <text:p text:style-name="Standard">39001/39001 [==============================] - 44s 1ms/step - loss: 140.1369 - accuracy: 5.1281e-05</text:p>
      <text:p text:style-name="Standard">Epoch 5/10</text:p>
      <text:p text:style-name="Standard">39001/39001 [==============================] - 46s 1ms/step - loss: 139.9022 - accuracy: 5.1281e-05</text:p>
      <text:p text:style-name="Standard">Epoch 6/10</text:p>
      <text:p text:style-name="Standard">39001/39001 [==============================] - 47s 1ms/step - loss: 139.2994 - accuracy: 0.0000e+00</text:p>
      <text:p text:style-name="Standard">Epoch 7/10</text:p>
      <text:p text:style-name="Standard">39001/39001 [==============================] - 47s 1ms/step - loss: 140.3253 - accuracy: 2.5640e-05</text:p>
      <text:p text:style-name="Standard">Epoch 8/10</text:p>
      <text:p text:style-name="Standard"><text:soft-page-break/>39001/39001 [==============================] - 43s 1ms/step - loss: 139.5694 - accuracy: 1.2820e-04</text:p>
      <text:p text:style-name="Standard">Epoch 9/10</text:p>
      <text:p text:style-name="Standard">39001/39001 [==============================] - 46s 1ms/step - loss: 138.9552 - accuracy: 2.5640e-05</text:p>
      <text:p text:style-name="Standard">Epoch 10/10</text:p>
      <text:p text:style-name="Standard">39001/39001 [==============================] - 43s 1ms/step - loss: 138.7274 - accuracy: 5.1281e-05</text:p>
      <text:p text:style-name="Standard">At step <text:s/>39000</text:p>
      <text:p text:style-name="Standard">reward: <text:s/>1.728504695639071</text:p>
      <text:p text:style-name="Standard">total rewards <text:s/>190.81570585479267</text:p>
      <text:p text:style-name="Standard">[ 0.06638546 -0.01931686 -0.23264772 -0.10813918 <text:s/>0.17248613 -0.68797429</text:p>
      <text:p text:style-name="Standard"><text:s text:c="2"/>1. <text:s text:c="9"/>1. <text:s text:c="7"/>]</text:p>
      <text:p text:style-name="Standard">At step <text:s/>39100</text:p>
      <text:p text:style-name="Standard">reward: <text:s/>-1.6590426962673663</text:p>
      <text:p text:style-name="Standard">total rewards <text:s/>-142.54655788986358</text:p>
      <text:p text:style-name="Standard">[ 0.68915672 -0.13222937 <text:s/>0.59043634 -0.85842752 -0.12115803 -4.6986208</text:p>
      <text:p text:style-name="Standard"><text:s text:c="2"/>0. <text:s text:c="9"/>0. <text:s text:c="7"/>]</text:p>
      <text:p text:style-name="Standard">At step <text:s/>39200</text:p>
      <text:p text:style-name="Standard">reward: <text:s/>1.6382342179032796</text:p>
      <text:p text:style-name="Standard">total rewards <text:s/>-167.74537628045425</text:p>
      <text:p text:style-name="Standard">At step <text:s/>39300</text:p>
      <text:p text:style-name="Standard">reward: <text:s/>4.28950669671164</text:p>
      <text:p text:style-name="Standard">total rewards <text:s/>-194.28030394383742</text:p>
      <text:p text:style-name="Standard">At step <text:s/>39400</text:p>
      <text:p text:style-name="Standard">reward: <text:s/>-4.508089870373925</text:p>
      <text:p text:style-name="Standard">total rewards <text:s/>-305.75659756441826</text:p>
      <text:p text:style-name="Standard">[ 0.12007809 -0.02527065 -0.71156875 -0.09006739 <text:s/>0.05773398 -0.5174487</text:p>
      <text:p text:style-name="Standard"><text:s text:c="2"/>1. <text:s text:c="9"/>1. <text:s text:c="7"/>]</text:p>
      <text:p text:style-name="Standard">At step <text:s/>39500</text:p>
      <text:p text:style-name="Standard">reward: <text:s/>-3.53534879215892</text:p>
      <text:p text:style-name="Standard">total rewards <text:s/>-161.82472738330543</text:p>
      <text:p text:style-name="Standard">At step <text:s/>39600</text:p>
      <text:p text:style-name="Standard">reward: <text:s/>4.44136341642284</text:p>
      <text:p text:style-name="Standard">total rewards <text:s/>-207.89184518968773</text:p>
      <text:p text:style-name="Standard">At step <text:s/>39700</text:p>
      <text:p text:style-name="Standard">reward: <text:s/>4.454012555970064</text:p>
      <text:p text:style-name="Standard">total rewards <text:s/>-202.08591077010135</text:p>
      <text:p text:style-name="Standard">At step <text:s/>39800</text:p>
      <text:p text:style-name="Standard">reward: <text:s/>-4.599127753770337</text:p>
      <text:p text:style-name="Standard">total rewards <text:s/>-66.32121604442533</text:p>
      <text:p text:style-name="Standard">At step <text:s/>39900</text:p>
      <text:p text:style-name="Standard">reward: <text:s/>-2.5235902450218797</text:p>
      <text:p text:style-name="Standard">total rewards <text:s/>-94.42785372974156</text:p>
      <text:p text:style-name="Standard">Landed it!</text:p>
      <text:p text:style-name="Standard">[ 5.31587601e-02 <text:s/>4.03458277e-04 <text:s/>2.06248450e-02 -6.14642890e-04</text:p>
      <text:p text:style-name="Standard"><text:s text:c="2"/>1.38425436e-02 -3.67428797e-03 <text:s/>1.00000000e+00 <text:s/>1.00000000e+00]</text:p>
      <text:p text:style-name="Standard">Successful Landing!!! <text:s/>39938</text:p>
      <text:p text:style-name="Standard">Total successes are: <text:s/>36</text:p>
      <text:p text:style-name="Standard"><text:soft-page-break/>training model model</text:p>
      <text:p text:style-name="Standard">Epoch 1/10</text:p>
      <text:p text:style-name="Standard">40001/40001 [==============================] - 48s 1ms/step - loss: 140.4427 - accuracy: 4.9999e-05</text:p>
      <text:p text:style-name="Standard">Epoch 2/10</text:p>
      <text:p text:style-name="Standard">40001/40001 [==============================] - 48s 1ms/step - loss: 139.7936 - accuracy: 2.4999e-05</text:p>
      <text:p text:style-name="Standard">Epoch 3/10</text:p>
      <text:p text:style-name="Standard">40001/40001 [==============================] - 48s 1ms/step - loss: 139.8038 - accuracy: 4.9999e-05</text:p>
      <text:p text:style-name="Standard">Epoch 4/10</text:p>
      <text:p text:style-name="Standard">40001/40001 [==============================] - 47s 1ms/step - loss: 139.9162 - accuracy: 4.9999e-05</text:p>
      <text:p text:style-name="Standard">Epoch 5/10</text:p>
      <text:p text:style-name="Standard">40001/40001 [==============================] - 48s 1ms/step - loss: 138.4335 - accuracy: 2.4999e-05</text:p>
      <text:p text:style-name="Standard">Epoch 6/10</text:p>
      <text:p text:style-name="Standard">40001/40001 [==============================] - 49s 1ms/step - loss: 138.8569 - accuracy: 0.0000e+00</text:p>
      <text:p text:style-name="Standard">Epoch 7/10</text:p>
      <text:p text:style-name="Standard">40001/40001 [==============================] - 49s 1ms/step - loss: 140.1404 - accuracy: 7.4998e-05</text:p>
      <text:p text:style-name="Standard">Epoch 8/10</text:p>
      <text:p text:style-name="Standard">40001/40001 [==============================] - 47s 1ms/step - loss: 139.3643 - accuracy: 2.4999e-05</text:p>
      <text:p text:style-name="Standard">Epoch 9/10</text:p>
      <text:p text:style-name="Standard">40001/40001 [==============================] - 48s 1ms/step - loss: 139.4692 - accuracy: 2.4999e-05</text:p>
      <text:p text:style-name="Standard">Epoch 10/10</text:p>
      <text:p text:style-name="Standard">40001/40001 [==============================] - 48s 1ms/step - loss: 139.3055 - accuracy: 2.4999e-05</text:p>
      <text:p text:style-name="Standard">At step <text:s/>40000</text:p>
      <text:p text:style-name="Standard">reward: <text:s/>-4.804731033889096</text:p>
      <text:p text:style-name="Standard">total rewards <text:s/>264.7209510309234</text:p>
      <text:p text:style-name="Standard">[ 0.438412 <text:s text:c="3"/>0.05326949 <text:s/>0.36529247 -0.29380263 -0.04685522 -2.38665756</text:p>
      <text:p text:style-name="Standard"><text:s text:c="2"/>1. <text:s text:c="9"/>1. <text:s text:c="7"/>]</text:p>
      <text:p text:style-name="Standard">At step <text:s/>40100</text:p>
      <text:p text:style-name="Standard">reward: <text:s/>3.9542357740163805</text:p>
      <text:p text:style-name="Standard">total rewards <text:s/>-204.11344943263524</text:p>
      <text:p text:style-name="Standard">At step <text:s/>40200</text:p>
      <text:p text:style-name="Standard">reward: <text:s/>-5.271551097406606</text:p>
      <text:p text:style-name="Standard">total rewards <text:s/>-173.3220055795811</text:p>
      <text:p text:style-name="Standard">At step <text:s/>40300</text:p>
      <text:p text:style-name="Standard">reward: <text:s/>-1.6735838437133332</text:p>
      <text:p text:style-name="Standard">total rewards <text:s/>-97.64673429955299</text:p>
      <text:p text:style-name="Standard">At step <text:s/>40400</text:p>
      <text:p text:style-name="Standard">reward: <text:s/>-4.152132927347908</text:p>
      <text:p text:style-name="Standard">total rewards <text:s/>-96.48382850182779</text:p>
      <text:p text:style-name="Standard">At step <text:s/>40500</text:p>
      <text:p text:style-name="Standard"><text:soft-page-break/>reward: <text:s/>-1.6925691410862846</text:p>
      <text:p text:style-name="Standard">total rewards <text:s/>-88.12280937101424</text:p>
      <text:p text:style-name="Standard">Landed it!</text:p>
      <text:p text:style-name="Standard">[-0.08688202 -0.00266034 <text:s/>0.04732095 -0.02215341 -0.01837082 -0.02687938</text:p>
      <text:p text:style-name="Standard"><text:s text:c="2"/>1. <text:s text:c="9"/>1. <text:s text:c="7"/>]</text:p>
      <text:p text:style-name="Standard">Successful Landing!!! <text:s/>40537</text:p>
      <text:p text:style-name="Standard">Total successes are: <text:s/>37</text:p>
      <text:p text:style-name="Standard">At step <text:s/>40600</text:p>
      <text:p text:style-name="Standard">reward: <text:s/>-2.223678319895986</text:p>
      <text:p text:style-name="Standard">total rewards <text:s/>325.0552497462444</text:p>
      <text:p text:style-name="Standard">[-0.09726973 -0.02576322 <text:s/>0.51539099 -0.51329358 -0.04993404 <text:s/>2.88518461</text:p>
      <text:p text:style-name="Standard"><text:s text:c="2"/>1. <text:s text:c="9"/>0. <text:s text:c="7"/>]</text:p>
      <text:p text:style-name="Standard">At step <text:s/>40700</text:p>
      <text:p text:style-name="Standard">reward: <text:s/>-3.329486582527381</text:p>
      <text:p text:style-name="Standard">total rewards <text:s/>-151.33811589780083</text:p>
      <text:p text:style-name="Standard">At step <text:s/>40800</text:p>
      <text:p text:style-name="Standard">reward: <text:s/>-5.191870232772111</text:p>
      <text:p text:style-name="Standard">total rewards <text:s/>-149.9462572806331</text:p>
      <text:p text:style-name="Standard">At step <text:s/>40900</text:p>
      <text:p text:style-name="Standard">reward: <text:s/>2.3881920432447052</text:p>
      <text:p text:style-name="Standard">total rewards <text:s/>-176.19556750064248</text:p>
      <text:p text:style-name="Standard">training model model</text:p>
      <text:p text:style-name="Standard">Epoch 1/10</text:p>
      <text:p text:style-name="Standard">41001/41001 [==============================] - 50s 1ms/step - loss: 139.1763 - accuracy: 4.8779e-05</text:p>
      <text:p text:style-name="Standard">Epoch 2/10</text:p>
      <text:p text:style-name="Standard">41001/41001 [==============================] - 49s 1ms/step - loss: 138.7539 - accuracy: 2.4390e-05</text:p>
      <text:p text:style-name="Standard">Epoch 3/10</text:p>
      <text:p text:style-name="Standard">41001/41001 [==============================] - 49s 1ms/step - loss: 139.0113 - accuracy: 4.8779e-05</text:p>
      <text:p text:style-name="Standard">Epoch 4/10</text:p>
      <text:p text:style-name="Standard">41001/41001 [==============================] - 49s 1ms/step - loss: 138.1489 - accuracy: 7.3169e-05</text:p>
      <text:p text:style-name="Standard">Epoch 5/10</text:p>
      <text:p text:style-name="Standard">41001/41001 [==============================] - 49s 1ms/step - loss: 138.6211 - accuracy: 4.8779e-05</text:p>
      <text:p text:style-name="Standard">Epoch 6/10</text:p>
      <text:p text:style-name="Standard">41001/41001 [==============================] - 49s 1ms/step - loss: 138.7781 - accuracy: 4.8779e-05</text:p>
      <text:p text:style-name="Standard">Epoch 7/10</text:p>
      <text:p text:style-name="Standard">41001/41001 [==============================] - 50s 1ms/step - loss: 138.0267 - accuracy: 9.7559e-05</text:p>
      <text:p text:style-name="Standard">Epoch 8/10</text:p>
      <text:p text:style-name="Standard">41001/41001 [==============================] - 49s 1ms/step - loss: 138.3893 - accuracy: 4.8779e-05</text:p>
      <text:p text:style-name="Standard">Epoch 9/10</text:p>
      <text:p text:style-name="Standard">41001/41001 [==============================] - 50s 1ms/step - loss: 138.4039 - accuracy: 2.4390e-05</text:p>
      <text:p text:style-name="Standard"><text:soft-page-break/>Epoch 10/10</text:p>
      <text:p text:style-name="Standard">41001/41001 [==============================] - 50s 1ms/step - loss: 137.9596 - accuracy: 2.4390e-05</text:p>
      <text:p text:style-name="Standard">At step <text:s/>41000</text:p>
      <text:p text:style-name="Standard">reward: <text:s/>3.675323823340327</text:p>
      <text:p text:style-name="Standard">total rewards <text:s/>-166.1213269183248</text:p>
      <text:p text:style-name="Standard">At step <text:s/>41100</text:p>
      <text:p text:style-name="Standard">reward: <text:s/>-8.225129691045117</text:p>
      <text:p text:style-name="Standard">total rewards <text:s/>-257.4465775548237</text:p>
      <text:p text:style-name="Standard">At step <text:s/>41200</text:p>
      <text:p text:style-name="Standard">reward: <text:s/>-3.7033664660996894</text:p>
      <text:p text:style-name="Standard">total rewards <text:s/>-303.6185530908753</text:p>
      <text:p text:style-name="Standard">At step <text:s/>41300</text:p>
      <text:p text:style-name="Standard">reward: <text:s/>4.681306434471892</text:p>
      <text:p text:style-name="Standard">total rewards <text:s/>-134.5728639704844</text:p>
      <text:p text:style-name="Standard">At step <text:s/>41400</text:p>
      <text:p text:style-name="Standard">reward: <text:s/>-0.015048818119502982</text:p>
      <text:p text:style-name="Standard">total rewards <text:s/>-137.09475608712168</text:p>
      <text:p text:style-name="Standard">At step <text:s/>41500</text:p>
      <text:p text:style-name="Standard">reward: <text:s/>-0.005304425802826529</text:p>
      <text:p text:style-name="Standard">total rewards <text:s/>-137.99449232711376</text:p>
      <text:p text:style-name="Standard">At step <text:s/>41600</text:p>
      <text:p text:style-name="Standard">reward: <text:s/>-0.08580747855982906</text:p>
      <text:p text:style-name="Standard">total rewards <text:s/>-139.26019421874093</text:p>
      <text:p text:style-name="Standard">At step <text:s/>41700</text:p>
      <text:p text:style-name="Standard">reward: <text:s/>0.11823317648671625</text:p>
      <text:p text:style-name="Standard">total rewards <text:s/>-140.40721348733848</text:p>
      <text:p text:style-name="Standard">Landed it!</text:p>
      <text:p text:style-name="Standard">[-2.99372005e-01 <text:s/>7.98112551e-04 <text:s/>0.00000000e+00 <text:s/>0.00000000e+00</text:p>
      <text:p text:style-name="Standard"><text:s/>-1.02181770e-02 <text:s/>0.00000000e+00 <text:s/>1.00000000e+00 <text:s/>0.00000000e+00]</text:p>
      <text:p text:style-name="Standard">Successful Landing!!! <text:s/>41788</text:p>
      <text:p text:style-name="Standard">Total successes are: <text:s/>38</text:p>
      <text:p text:style-name="Standard">At step <text:s/>41800</text:p>
      <text:p text:style-name="Standard">reward: <text:s/>4.364072317836064</text:p>
      <text:p text:style-name="Standard">total rewards <text:s/>184.35365327153696</text:p>
      <text:p text:style-name="Standard">At step <text:s/>41900</text:p>
      <text:p text:style-name="Standard">reward: <text:s/>3.859435746118745</text:p>
      <text:p text:style-name="Standard">total rewards <text:s/>101.56990467606511</text:p>
      <text:p text:style-name="Standard">[-0.93689212 <text:s/>0.01354786 -0.39030643 -0.21370271 <text:s/>0.42238367 -0.69593008</text:p>
      <text:p text:style-name="Standard"><text:s text:c="2"/>1. <text:s text:c="9"/>1. <text:s text:c="7"/>]</text:p>
      <text:p text:style-name="Standard">training model model</text:p>
      <text:p text:style-name="Standard">Epoch 1/10</text:p>
      <text:p text:style-name="Standard">42001/42001 [==============================] - 50s 1ms/step - loss: 137.7537 - accuracy: 2.3809e-05</text:p>
      <text:p text:style-name="Standard">Epoch 2/10</text:p>
      <text:p text:style-name="Standard">42001/42001 [==============================] - 50s 1ms/step - loss: 137.0006 - accuracy: 2.3809e-05</text:p>
      <text:p text:style-name="Standard">Epoch 3/10</text:p>
      <text:p text:style-name="Standard"><text:soft-page-break/>42001/42001 [==============================] - 50s 1ms/step - loss: 137.3643 - accuracy: 7.1427e-05</text:p>
      <text:p text:style-name="Standard">Epoch 4/10</text:p>
      <text:p text:style-name="Standard">42001/42001 [==============================] - 51s 1ms/step - loss: 136.6381 - accuracy: 0.0000e+00</text:p>
      <text:p text:style-name="Standard">Epoch 5/10</text:p>
      <text:p text:style-name="Standard">42001/42001 [==============================] - 51s 1ms/step - loss: 137.9258 - accuracy: 2.3809e-05</text:p>
      <text:p text:style-name="Standard">Epoch 6/10</text:p>
      <text:p text:style-name="Standard">42001/42001 [==============================] - 50s 1ms/step - loss: 136.6118 - accuracy: 2.3809e-05</text:p>
      <text:p text:style-name="Standard">Epoch 7/10</text:p>
      <text:p text:style-name="Standard">42001/42001 [==============================] - 49s 1ms/step - loss: 136.3954 - accuracy: 0.0000e+00</text:p>
      <text:p text:style-name="Standard">Epoch 8/10</text:p>
      <text:p text:style-name="Standard">42001/42001 [==============================] - 51s 1ms/step - loss: 136.5681 - accuracy: 0.0000e+00</text:p>
      <text:p text:style-name="Standard">Epoch 9/10</text:p>
      <text:p text:style-name="Standard">42001/42001 [==============================] - 50s 1ms/step - loss: 137.1295 - accuracy: 0.0000e+00</text:p>
      <text:p text:style-name="Standard">Epoch 10/10</text:p>
      <text:p text:style-name="Standard">42001/42001 [==============================] - 50s 1ms/step - loss: 137.1088 - accuracy: 2.3809e-05</text:p>
      <text:p text:style-name="Standard">At step <text:s/>42000</text:p>
      <text:p text:style-name="Standard">reward: <text:s/>3.9136558170477453</text:p>
      <text:p text:style-name="Standard">total rewards <text:s/>-97.58408977944332</text:p>
      <text:p text:style-name="Standard">At step <text:s/>42100</text:p>
      <text:p text:style-name="Standard">reward: <text:s/>3.2768558155022665</text:p>
      <text:p text:style-name="Standard">total rewards <text:s/>-35.456273026969754</text:p>
      <text:p text:style-name="Standard">[-1.0056334 <text:s text:c="2"/>0.17872797 -1.91719786 -0.16462407 <text:s/>0.03688072 -0.22780605</text:p>
      <text:p text:style-name="Standard"><text:s text:c="2"/>0. <text:s text:c="9"/>0. <text:s text:c="7"/>]</text:p>
      <text:p text:style-name="Standard">At step <text:s/>42200</text:p>
      <text:p text:style-name="Standard">reward: <text:s/>7.255858438949246</text:p>
      <text:p text:style-name="Standard">total rewards <text:s/>-166.06233743204268</text:p>
      <text:p text:style-name="Standard">At step <text:s/>42300</text:p>
      <text:p text:style-name="Standard">reward: <text:s/>-7.144010991815467</text:p>
      <text:p text:style-name="Standard">total rewards <text:s/>-55.03321416194304</text:p>
      <text:p text:style-name="Standard">At step <text:s/>42400</text:p>
      <text:p text:style-name="Standard">reward: <text:s/>-1.0210742929548435</text:p>
      <text:p text:style-name="Standard">total rewards <text:s/>-96.72019444591491</text:p>
      <text:p text:style-name="Standard">At step <text:s/>42500</text:p>
      <text:p text:style-name="Standard">reward: <text:s/>-10.921139858587066</text:p>
      <text:p text:style-name="Standard">total rewards <text:s/>-301.58732874852615</text:p>
      <text:p text:style-name="Standard">[-1.00701063 <text:s/>0.00756875 -1.15413849 -0.25053212 -0.10103775 -0.32664504</text:p>
      <text:p text:style-name="Standard"><text:s text:c="2"/>0. <text:s text:c="9"/>0. <text:s text:c="7"/>]</text:p>
      <text:p text:style-name="Standard">At step <text:s/>42600</text:p>
      <text:p text:style-name="Standard">reward: <text:s/>-2.8384513573117043</text:p>
      <text:p text:style-name="Standard">total rewards <text:s/>-231.13041098777538</text:p>
      <text:p text:style-name="Standard">[ 0.17859182 -0.02483489 -0.71912813 -0.63189888 -0.15195778 <text:s/>4.07091173</text:p>
      <text:p text:style-name="Standard"><text:soft-page-break/><text:s text:c="2"/>1. <text:s text:c="9"/>1. <text:s text:c="7"/>]</text:p>
      <text:p text:style-name="Standard">At step <text:s/>42700</text:p>
      <text:p text:style-name="Standard">reward: <text:s/>-4.565365773830414</text:p>
      <text:p text:style-name="Standard">total rewards <text:s/>-103.60030988829558</text:p>
      <text:p text:style-name="Standard">[-3.67036819e-02 -2.85144981e-02 <text:s/>8.85696093e-01 <text:s/>9.25965400e-05</text:p>
      <text:p text:style-name="Standard"><text:s text:c="2"/>1.56817361e-04 -1.11340211e-08 <text:s/>1.00000000e+00 <text:s/>1.00000000e+00]</text:p>
      <text:p text:style-name="Standard">At step <text:s/>42800</text:p>
      <text:p text:style-name="Standard">reward: <text:s/>0.038360480456850476</text:p>
      <text:p text:style-name="Standard">total rewards <text:s/>-139.4164066770465</text:p>
      <text:p text:style-name="Standard">At step <text:s/>42900</text:p>
      <text:p text:style-name="Standard">reward: <text:s/>6.264772221430095</text:p>
      <text:p text:style-name="Standard">total rewards <text:s/>-159.0495763938112</text:p>
      <text:p text:style-name="Standard">training model model</text:p>
      <text:p text:style-name="Standard">Epoch 1/10</text:p>
      <text:p text:style-name="Standard">43001/43001 [==============================] - 51s 1ms/step - loss: 135.5397 - accuracy: 0.0000e+00</text:p>
      <text:p text:style-name="Standard">Epoch 2/10</text:p>
      <text:p text:style-name="Standard">43001/43001 [==============================] - 51s 1ms/step - loss: 135.2727 - accuracy: 0.0000e+00</text:p>
      <text:p text:style-name="Standard">Epoch 3/10</text:p>
      <text:p text:style-name="Standard">43001/43001 [==============================] - 51s 1ms/step - loss: 136.5113 - accuracy: 2.3255e-05</text:p>
      <text:p text:style-name="Standard">Epoch 4/10</text:p>
      <text:p text:style-name="Standard">43001/43001 [==============================] - 51s 1ms/step - loss: 135.6462 - accuracy: 2.3255e-05</text:p>
      <text:p text:style-name="Standard">Epoch 5/10</text:p>
      <text:p text:style-name="Standard">43001/43001 [==============================] - 52s 1ms/step - loss: 135.8438 - accuracy: 6.9766e-05</text:p>
      <text:p text:style-name="Standard">Epoch 6/10</text:p>
      <text:p text:style-name="Standard">43001/43001 [==============================] - 52s 1ms/step - loss: 136.4283 - accuracy: 2.3255e-05</text:p>
      <text:p text:style-name="Standard">Epoch 7/10</text:p>
      <text:p text:style-name="Standard">43001/43001 [==============================] - 52s 1ms/step - loss: 136.1791 - accuracy: 6.9766e-05</text:p>
      <text:p text:style-name="Standard">Epoch 8/10</text:p>
      <text:p text:style-name="Standard">43001/43001 [==============================] - 52s 1ms/step - loss: 135.1772 - accuracy: 2.3255e-05</text:p>
      <text:p text:style-name="Standard">Epoch 9/10</text:p>
      <text:p text:style-name="Standard">43001/43001 [==============================] - 51s 1ms/step - loss: 134.8550 - accuracy: 6.9766e-05</text:p>
      <text:p text:style-name="Standard">Epoch 10/10</text:p>
      <text:p text:style-name="Standard">43001/43001 [==============================] - 51s 1ms/step - loss: 134.9686 - accuracy: 4.6511e-05</text:p>
      <text:p text:style-name="Standard">At step <text:s/>43000</text:p>
      <text:p text:style-name="Standard">reward: <text:s/>5.516074009746632</text:p>
      <text:p text:style-name="Standard">total rewards <text:s/>-153.00538923932962</text:p>
      <text:p text:style-name="Standard">At step <text:s/>43100</text:p>
      <text:p text:style-name="Standard">reward: <text:s/>-5.387953332691344</text:p>
      <text:p text:style-name="Standard">total rewards <text:s/>-265.4701408528553</text:p>
      <text:p text:style-name="Standard"><text:soft-page-break/>At step <text:s/>43200</text:p>
      <text:p text:style-name="Standard">reward: <text:s/>-4.644007736968966</text:p>
      <text:p text:style-name="Standard">total rewards <text:s/>-232.09373920177717</text:p>
      <text:p text:style-name="Standard">Landed it!</text:p>
      <text:p text:style-name="Standard">[0.21496515 0.02247453 0. <text:s text:c="8"/>0. <text:s text:c="8"/>0.30218634 0.</text:p>
      <text:p text:style-name="Standard"><text:s/>1. <text:s text:c="8"/>1. <text:s text:c="7"/>]</text:p>
      <text:p text:style-name="Standard">Successful Landing!!! <text:s/>43289</text:p>
      <text:p text:style-name="Standard">Total successes are: <text:s/>39</text:p>
      <text:p text:style-name="Standard">At step <text:s/>43300</text:p>
      <text:p text:style-name="Standard">reward: <text:s/>3.0583525240872085</text:p>
      <text:p text:style-name="Standard">total rewards <text:s/>210.6366137451622</text:p>
      <text:p text:style-name="Standard">At step <text:s/>43400</text:p>
      <text:p text:style-name="Standard">reward: <text:s/>-4.77806817778482</text:p>
      <text:p text:style-name="Standard">total rewards <text:s/>239.3751522607822</text:p>
      <text:p text:style-name="Standard">[ 0.06083212 -0.0257282 <text:s/>-1.07114251 -0.2262018 <text:s/>-0.04879124 <text:s/>1.30416727</text:p>
      <text:p text:style-name="Standard"><text:s text:c="2"/>1. <text:s text:c="9"/>1. <text:s text:c="7"/>]</text:p>
      <text:p text:style-name="Standard">At step <text:s/>43500</text:p>
      <text:p text:style-name="Standard">reward: <text:s/>7.767485365687527</text:p>
      <text:p text:style-name="Standard">total rewards <text:s/>-45.270181405331776</text:p>
      <text:p text:style-name="Standard">[-0.30529118 -0.02398671 <text:s/>0.0892938 <text:s/>-0.07770361 <text:s/>0.23866928 -0.51940246</text:p>
      <text:p text:style-name="Standard"><text:s text:c="2"/>1. <text:s text:c="9"/>1. <text:s text:c="7"/>]</text:p>
      <text:p text:style-name="Standard">At step <text:s/>43600</text:p>
      <text:p text:style-name="Standard">reward: <text:s/>-0.9164159701477378</text:p>
      <text:p text:style-name="Standard">total rewards <text:s/>-80.11413150370225</text:p>
      <text:p text:style-name="Standard">At step <text:s/>43700</text:p>
      <text:p text:style-name="Standard">reward: <text:s/>0.6722121527803764</text:p>
      <text:p text:style-name="Standard">total rewards <text:s/>-172.66968893762635</text:p>
      <text:p text:style-name="Standard">At step <text:s/>43800</text:p>
      <text:p text:style-name="Standard">reward: <text:s/>-9.351266170031886</text:p>
      <text:p text:style-name="Standard">total rewards <text:s/>-154.7686709707957</text:p>
      <text:p text:style-name="Standard">At step <text:s/>43900</text:p>
      <text:p text:style-name="Standard">reward: <text:s/>0.22503398595954063</text:p>
      <text:p text:style-name="Standard">total rewards <text:s/>-126.47973594094768</text:p>
      <text:p text:style-name="Standard">training model model</text:p>
      <text:p text:style-name="Standard">Epoch 1/10</text:p>
      <text:p text:style-name="Standard">44001/44001 [==============================] - 52s 1ms/step - loss: 134.8884 - accuracy: 0.0000e+00</text:p>
      <text:p text:style-name="Standard">Epoch 2/10</text:p>
      <text:p text:style-name="Standard">44001/44001 [==============================] - 51s 1ms/step - loss: 136.8985 - accuracy: 2.2727e-05</text:p>
      <text:p text:style-name="Standard">Epoch 3/10</text:p>
      <text:p text:style-name="Standard">44001/44001 [==============================] - 53s 1ms/step - loss: 136.2680 - accuracy: 0.0000e+00</text:p>
      <text:p text:style-name="Standard">Epoch 4/10</text:p>
      <text:p text:style-name="Standard">44001/44001 [==============================] - 53s 1ms/step - loss: 135.1303 - accuracy: 2.2727e-05</text:p>
      <text:p text:style-name="Standard">Epoch 5/10</text:p>
      <text:p text:style-name="Standard">44001/44001 [==============================] - 53s 1ms/step - loss: 135.9310 - accuracy: 2.2727e-05</text:p>
      <text:p text:style-name="Standard"><text:soft-page-break/>Epoch 6/10</text:p>
      <text:p text:style-name="Standard">44001/44001 [==============================] - 52s 1ms/step - loss: 134.4965 - accuracy: 2.2727e-05</text:p>
      <text:p text:style-name="Standard">Epoch 7/10</text:p>
      <text:p text:style-name="Standard">44001/44001 [==============================] - 52s 1ms/step - loss: 134.3269 - accuracy: 0.0000e+00</text:p>
      <text:p text:style-name="Standard">Epoch 8/10</text:p>
      <text:p text:style-name="Standard">44001/44001 [==============================] - 52s 1ms/step - loss: 135.4474 - accuracy: 9.0907e-05</text:p>
      <text:p text:style-name="Standard">Epoch 9/10</text:p>
      <text:p text:style-name="Standard">44001/44001 [==============================] - 53s 1ms/step - loss: 135.5423 - accuracy: 2.2727e-05</text:p>
      <text:p text:style-name="Standard">Epoch 10/10</text:p>
      <text:p text:style-name="Standard">44001/44001 [==============================] - 53s 1ms/step - loss: 133.9398 - accuracy: 0.0000e+00</text:p>
      <text:p text:style-name="Standard">At step <text:s/>44000</text:p>
      <text:p text:style-name="Standard">reward: <text:s/>7.903014005491484</text:p>
      <text:p text:style-name="Standard">total rewards <text:s/>-174.75469023914027</text:p>
      <text:p text:style-name="Standard">At step <text:s/>44100</text:p>
      <text:p text:style-name="Standard">reward: <text:s/>4.689100981672864</text:p>
      <text:p text:style-name="Standard">total rewards <text:s/>-166.08877387168545</text:p>
      <text:p text:style-name="Standard">At step <text:s/>44200</text:p>
      <text:p text:style-name="Standard">reward: <text:s/>3.529385856077184</text:p>
      <text:p text:style-name="Standard">total rewards <text:s/>-153.55126221756512</text:p>
      <text:p text:style-name="Standard">At step <text:s/>44300</text:p>
      <text:p text:style-name="Standard">reward: <text:s/>0.5102373451503591</text:p>
      <text:p text:style-name="Standard">total rewards <text:s/>-70.4704553231235</text:p>
      <text:p text:style-name="Standard">At step <text:s/>44400</text:p>
      <text:p text:style-name="Standard">reward: <text:s/>-0.11113950959701568</text:p>
      <text:p text:style-name="Standard">total rewards <text:s/>-71.09001470122129</text:p>
      <text:p text:style-name="Standard">Landed it!</text:p>
      <text:p text:style-name="Standard">[0.26201048 0.01108428 0. <text:s text:c="8"/>0. <text:s text:c="8"/>0.14647782 0.</text:p>
      <text:p text:style-name="Standard"><text:s/>0. <text:s text:c="8"/>1. <text:s text:c="7"/>]</text:p>
      <text:p text:style-name="Standard">Successful Landing!!! <text:s/>44462</text:p>
      <text:p text:style-name="Standard">Total successes are: <text:s/>40</text:p>
      <text:p text:style-name="Standard">At step <text:s/>44500</text:p>
      <text:p text:style-name="Standard">reward: <text:s/>4.993591996285694</text:p>
      <text:p text:style-name="Standard">total rewards <text:s/>263.13328131049326</text:p>
      <text:p text:style-name="Standard">[ 0.39936876 <text:s/>0.0525961 <text:s/>-0.2332325 <text:s/>-0.00548336 <text:s/>0.04488758 <text:s/>0.45989748</text:p>
      <text:p text:style-name="Standard"><text:s text:c="2"/>0. <text:s text:c="9"/>0. <text:s text:c="7"/>]</text:p>
      <text:p text:style-name="Standard">At step <text:s/>44600</text:p>
      <text:p text:style-name="Standard">reward: <text:s/>-2.901643887856227</text:p>
      <text:p text:style-name="Standard">total rewards <text:s/>-144.63235352950105</text:p>
      <text:p text:style-name="Standard">At step <text:s/>44700</text:p>
      <text:p text:style-name="Standard">reward: <text:s/>8.78176363914939</text:p>
      <text:p text:style-name="Standard">total rewards <text:s/>-82.03528825867078</text:p>
      <text:p text:style-name="Standard">At step <text:s/>44800</text:p>
      <text:p text:style-name="Standard">reward: <text:s/>6.608822733332694</text:p>
      <text:p text:style-name="Standard">total rewards <text:s/>-29.329785190383774</text:p>
      <text:p text:style-name="Standard"><text:soft-page-break/>At step <text:s/>44900</text:p>
      <text:p text:style-name="Standard">reward: <text:s/>3.293860878079475</text:p>
      <text:p text:style-name="Standard">total rewards <text:s/>11.113215010398367</text:p>
      <text:p text:style-name="Standard">training model model</text:p>
      <text:p text:style-name="Standard">Epoch 1/10</text:p>
      <text:p text:style-name="Standard">45001/45001 [==============================] - 54s 1ms/step - loss: 134.5750 - accuracy: 2.2222e-05</text:p>
      <text:p text:style-name="Standard">Epoch 2/10</text:p>
      <text:p text:style-name="Standard">45001/45001 [==============================] - 53s 1ms/step - loss: 134.2823 - accuracy: 0.0000e+00</text:p>
      <text:p text:style-name="Standard">Epoch 3/10</text:p>
      <text:p text:style-name="Standard">45001/45001 [==============================] - 54s 1ms/step - loss: 134.3273 - accuracy: 2.2222e-05</text:p>
      <text:p text:style-name="Standard">Epoch 4/10</text:p>
      <text:p text:style-name="Standard">45001/45001 [==============================] - 54s 1ms/step - loss: 135.1058 - accuracy: 6.6665e-05</text:p>
      <text:p text:style-name="Standard">Epoch 5/10</text:p>
      <text:p text:style-name="Standard">45001/45001 [==============================] - 54s 1ms/step - loss: 134.6970 - accuracy: 4.4443e-05</text:p>
      <text:p text:style-name="Standard">Epoch 6/10</text:p>
      <text:p text:style-name="Standard">45001/45001 [==============================] - 50s 1ms/step - loss: 133.6293 - accuracy: 4.4443e-05</text:p>
      <text:p text:style-name="Standard">Epoch 7/10</text:p>
      <text:p text:style-name="Standard">45001/45001 [==============================] - 53s 1ms/step - loss: 134.6895 - accuracy: 4.4443e-05</text:p>
      <text:p text:style-name="Standard">Epoch 8/10</text:p>
      <text:p text:style-name="Standard">45001/45001 [==============================] - 54s 1ms/step - loss: 134.5828 - accuracy: 0.0000e+00</text:p>
      <text:p text:style-name="Standard">Epoch 9/10</text:p>
      <text:p text:style-name="Standard">45001/45001 [==============================] - 54s 1ms/step - loss: 133.8571 - accuracy: 4.4443e-05</text:p>
      <text:p text:style-name="Standard">Epoch 10/10</text:p>
      <text:p text:style-name="Standard">45001/45001 [==============================] - 55s 1ms/step - loss: 134.9511 - accuracy: 2.2222e-05</text:p>
      <text:p text:style-name="Standard">At step <text:s/>45000</text:p>
      <text:p text:style-name="Standard">reward: <text:s/>-0.42315911087723634</text:p>
      <text:p text:style-name="Standard">total rewards <text:s/>48.467895178784346</text:p>
      <text:p text:style-name="Standard">At step <text:s/>45100</text:p>
      <text:p text:style-name="Standard">reward: <text:s/>2.120403580630324</text:p>
      <text:p text:style-name="Standard">total rewards <text:s/>49.209918076705385</text:p>
      <text:p text:style-name="Standard">At step <text:s/>45200</text:p>
      <text:p text:style-name="Standard">reward: <text:s/>-0.47298549260528944</text:p>
      <text:p text:style-name="Standard">total rewards <text:s/>50.919023403058226</text:p>
      <text:p text:style-name="Standard">At step <text:s/>45300</text:p>
      <text:p text:style-name="Standard">reward: <text:s/>0.4503966352743311</text:p>
      <text:p text:style-name="Standard">total rewards <text:s/>51.64523842560566</text:p>
      <text:p text:style-name="Standard">At step <text:s/>45400</text:p>
      <text:p text:style-name="Standard">reward: <text:s/>0.5773365228282246</text:p>
      <text:p text:style-name="Standard">total rewards <text:s/>51.12238821888805</text:p>
      <text:p text:style-name="Standard"><text:soft-page-break/>At step <text:s/>45500</text:p>
      <text:p text:style-name="Standard">reward: <text:s/>-3.9786621597851424</text:p>
      <text:p text:style-name="Standard">total rewards <text:s/>-37.7654877283102</text:p>
      <text:p text:style-name="Standard">Landed it!</text:p>
      <text:p text:style-name="Standard">[-0.47233977 -0.07532045 <text:s/>0. <text:s text:c="9"/>0. <text:s text:c="8"/>-0.29718593 <text:s/>0.</text:p>
      <text:p text:style-name="Standard"><text:s text:c="2"/>1. <text:s text:c="9"/>1. <text:s text:c="7"/>]</text:p>
      <text:p text:style-name="Standard">Successful Landing!!! <text:s/>45597</text:p>
      <text:p text:style-name="Standard">Total successes are: <text:s/>41</text:p>
      <text:p text:style-name="Standard">At step <text:s/>45600</text:p>
      <text:p text:style-name="Standard">reward: <text:s/>-5.026688623650531</text:p>
      <text:p text:style-name="Standard">total rewards <text:s/>177.8197507381128</text:p>
      <text:p text:style-name="Standard">At step <text:s/>45700</text:p>
      <text:p text:style-name="Standard">reward: <text:s/>4.714680579854707</text:p>
      <text:p text:style-name="Standard">total rewards <text:s/>195.0205570909884</text:p>
      <text:p text:style-name="Standard">At step <text:s/>45800</text:p>
      <text:p text:style-name="Standard">reward: <text:s/>-2.7562998734664346</text:p>
      <text:p text:style-name="Standard">total rewards <text:s/>119.50863965877993</text:p>
      <text:p text:style-name="Standard">Landed it!</text:p>
      <text:p text:style-name="Standard">[-0.47847009 -0.0781408 <text:s text:c="2"/>0. <text:s text:c="9"/>0. <text:s text:c="8"/>-0.19792044 <text:s/>0.</text:p>
      <text:p text:style-name="Standard"><text:s text:c="2"/>1. <text:s text:c="9"/>1. <text:s text:c="7"/>]</text:p>
      <text:p text:style-name="Standard">Successful Landing!!! <text:s/>45868</text:p>
      <text:p text:style-name="Standard">Total successes are: <text:s/>42</text:p>
      <text:p text:style-name="Standard">At step <text:s/>45900</text:p>
      <text:p text:style-name="Standard">reward: <text:s/>-1.060402760774698</text:p>
      <text:p text:style-name="Standard">total rewards <text:s/>211.99597819954954</text:p>
      <text:p text:style-name="Standard">[-2.97136307e-03 -2.84636434e-02 -3.95758351e-01 <text:s/>4.89552229e-08</text:p>
      <text:p text:style-name="Standard"><text:s text:c="2"/>1.43682421e-03 <text:s/>2.02788158e-07 <text:s/>1.00000000e+00 <text:s/>1.00000000e+00]</text:p>
      <text:p text:style-name="Standard">training model model</text:p>
      <text:p text:style-name="Standard">Epoch 1/10</text:p>
      <text:p text:style-name="Standard">46001/46001 [==============================] - 56s 1ms/step - loss: 134.1514 - accuracy: 0.0000e+00</text:p>
      <text:p text:style-name="Standard">Epoch 2/10</text:p>
      <text:p text:style-name="Standard">46001/46001 [==============================] - 55s 1ms/step - loss: 134.7891 - accuracy: 2.1739e-05</text:p>
      <text:p text:style-name="Standard">Epoch 3/10</text:p>
      <text:p text:style-name="Standard">46001/46001 [==============================] - 55s 1ms/step - loss: 135.8447 - accuracy: 0.0000e+00</text:p>
      <text:p text:style-name="Standard">Epoch 4/10</text:p>
      <text:p text:style-name="Standard">46001/46001 [==============================] - 56s 1ms/step - loss: 134.5157 - accuracy: 2.1739e-05</text:p>
      <text:p text:style-name="Standard">Epoch 5/10</text:p>
      <text:p text:style-name="Standard">46001/46001 [==============================] - 54s 1ms/step - loss: 133.8740 - accuracy: 0.0000e+00</text:p>
      <text:p text:style-name="Standard">Epoch 6/10</text:p>
      <text:p text:style-name="Standard">46001/46001 [==============================] - 55s 1ms/step - loss: 135.9189 - accuracy: 0.0000e+00</text:p>
      <text:p text:style-name="Standard">Epoch 7/10</text:p>
      <text:p text:style-name="Standard">46001/46001 [==============================] - 51s 1ms/step - loss: 134.1049 - accuracy: 0.0000e+00</text:p>
      <text:p text:style-name="Standard"><text:soft-page-break/>Epoch 8/10</text:p>
      <text:p text:style-name="Standard">46001/46001 [==============================] - 46s 998us/step - loss: 134.5062 - accuracy: 4.3477e-05</text:p>
      <text:p text:style-name="Standard">Epoch 9/10</text:p>
      <text:p text:style-name="Standard">46001/46001 [==============================] - 52s 1ms/step - loss: 134.3108 - accuracy: 2.1739e-05</text:p>
      <text:p text:style-name="Standard">Epoch 10/10</text:p>
      <text:p text:style-name="Standard">46001/46001 [==============================] - 56s 1ms/step - loss: 134.6278 - accuracy: 0.0000e+00</text:p>
      <text:p text:style-name="Standard">At step <text:s/>46000</text:p>
      <text:p text:style-name="Standard">reward: <text:s/>-3.619766394547918</text:p>
      <text:p text:style-name="Standard">total rewards <text:s/>-144.3342362227915</text:p>
      <text:p text:style-name="Standard">At step <text:s/>46100</text:p>
      <text:p text:style-name="Standard">reward: <text:s/>6.742633625206089</text:p>
      <text:p text:style-name="Standard">total rewards <text:s/>-174.65345140700902</text:p>
      <text:p text:style-name="Standard">[-0.50653925 -0.09556944 -0.40087791 -0.22566242 <text:s/>0.37228486 -0.99735864</text:p>
      <text:p text:style-name="Standard"><text:s text:c="2"/>1. <text:s text:c="9"/>1. <text:s text:c="7"/>]</text:p>
      <text:p text:style-name="Standard">At step <text:s/>46200</text:p>
      <text:p text:style-name="Standard">reward: <text:s/>7.269077885466177</text:p>
      <text:p text:style-name="Standard">total rewards <text:s/>-123.17052424468417</text:p>
      <text:p text:style-name="Standard">[-0.1459548 <text:s/>-0.02377223 <text:s/>0.18677274 -0.16087935 <text:s/>0.08678309 -0.92639923</text:p>
      <text:p text:style-name="Standard"><text:s text:c="2"/>1. <text:s text:c="9"/>1. <text:s text:c="7"/>]</text:p>
      <text:p text:style-name="Standard">At step <text:s/>46300</text:p>
      <text:p text:style-name="Standard">reward: <text:s/>-6.746369119662741</text:p>
      <text:p text:style-name="Standard">total rewards <text:s/>-162.3817923734873</text:p>
      <text:p text:style-name="Standard">At step <text:s/>46400</text:p>
      <text:p text:style-name="Standard">reward: <text:s/>-7.013713920762816</text:p>
      <text:p text:style-name="Standard">total rewards <text:s/>-217.2174709295753</text:p>
      <text:p text:style-name="Standard">[-0.91209553 <text:s/>0.00720015 <text:s/>0.01297255 <text:s/>0.0492846 <text:s/>-1.23919439 -0.38601724</text:p>
      <text:p text:style-name="Standard"><text:s text:c="2"/>1. <text:s text:c="9"/>0. <text:s text:c="7"/>]</text:p>
      <text:p text:style-name="Standard">At step <text:s/>46500</text:p>
      <text:p text:style-name="Standard">reward: <text:s/>14.750463021622842</text:p>
      <text:p text:style-name="Standard">total rewards <text:s/>-106.40882743862558</text:p>
      <text:p text:style-name="Standard">[-0.16059885 -0.0221121 <text:s text:c="2"/>0.18820747 -0.13653488 <text:s/>0.02520594 -0.72463878</text:p>
      <text:p text:style-name="Standard"><text:s text:c="2"/>1. <text:s text:c="9"/>1. <text:s text:c="7"/>]</text:p>
      <text:p text:style-name="Standard">At step <text:s/>46600</text:p>
      <text:p text:style-name="Standard">reward: <text:s/>5.383589846412246</text:p>
      <text:p text:style-name="Standard">total rewards <text:s/>-269.26530923530106</text:p>
      <text:p text:style-name="Standard">At step <text:s/>46700</text:p>
      <text:p text:style-name="Standard">reward: <text:s/>7.689411777702986</text:p>
      <text:p text:style-name="Standard">total rewards <text:s/>-316.315391222044</text:p>
      <text:p text:style-name="Standard">At step <text:s/>46800</text:p>
      <text:p text:style-name="Standard">reward: <text:s/>-14.234922053510866</text:p>
      <text:p text:style-name="Standard">total rewards <text:s/>-288.73814441337686</text:p>
      <text:p text:style-name="Standard">[ 0.2867363 <text:s/>-0.00330285 <text:s/>1.79536533 <text:s/>0.1355234 <text:s text:c="2"/>0.26010352 <text:s/>1.04574378</text:p>
      <text:p text:style-name="Standard"><text:s text:c="2"/>1. <text:s text:c="9"/>1. <text:s text:c="7"/>]</text:p>
      <text:p text:style-name="Standard">At step <text:s/>46900</text:p>
      <text:p text:style-name="Standard">reward: <text:s/>-2.8210208079338073</text:p>
      <text:p text:style-name="Standard">total rewards <text:s/>-170.28170851471782</text:p>
      <text:p text:style-name="Standard"><text:soft-page-break/>Landed it!</text:p>
      <text:p text:style-name="Standard">[-2.98343658e-02 <text:s/>1.31065051e-04 -1.65282349e-01 -4.82553151e-06</text:p>
      <text:p text:style-name="Standard"><text:s/>-1.63573108e-03 <text:s/>2.44748920e-06 <text:s/>1.00000000e+00 <text:s/>1.00000000e+00]</text:p>
      <text:p text:style-name="Standard">Successful Landing!!! <text:s/>46990</text:p>
      <text:p text:style-name="Standard">Total successes are: <text:s/>43</text:p>
      <text:p text:style-name="Standard">training model model</text:p>
      <text:p text:style-name="Standard">Epoch 1/10</text:p>
      <text:p text:style-name="Standard">47001/47001 [==============================] - 57s 1ms/step - loss: 137.6906 - accuracy: 4.2552e-05</text:p>
      <text:p text:style-name="Standard">Epoch 2/10</text:p>
      <text:p text:style-name="Standard">47001/47001 [==============================] - 57s 1ms/step - loss: 138.0676 - accuracy: 0.0000e+00</text:p>
      <text:p text:style-name="Standard">Epoch 3/10</text:p>
      <text:p text:style-name="Standard">47001/47001 [==============================] - 58s 1ms/step - loss: 137.4121 - accuracy: 0.0000e+00</text:p>
      <text:p text:style-name="Standard">Epoch 4/10</text:p>
      <text:p text:style-name="Standard">47001/47001 [==============================] - 57s 1ms/step - loss: 138.1852 - accuracy: 4.2552e-05</text:p>
      <text:p text:style-name="Standard">Epoch 5/10</text:p>
      <text:p text:style-name="Standard">47001/47001 [==============================] - 57s 1ms/step - loss: 137.4307 - accuracy: 4.2552e-05</text:p>
      <text:p text:style-name="Standard">Epoch 6/10</text:p>
      <text:p text:style-name="Standard">47001/47001 [==============================] - 57s 1ms/step - loss: 137.7293 - accuracy: 4.2552e-05</text:p>
      <text:p text:style-name="Standard">Epoch 7/10</text:p>
      <text:p text:style-name="Standard">47001/47001 [==============================] - 57s 1ms/step - loss: 137.5604 - accuracy: 2.1276e-05</text:p>
      <text:p text:style-name="Standard">Epoch 8/10</text:p>
      <text:p text:style-name="Standard">47001/47001 [==============================] - 56s 1ms/step - loss: 136.6253 - accuracy: 6.3828e-05</text:p>
      <text:p text:style-name="Standard">Epoch 9/10</text:p>
      <text:p text:style-name="Standard">47001/47001 [==============================] - 57s 1ms/step - loss: 137.1610 - accuracy: 2.1276e-05</text:p>
      <text:p text:style-name="Standard">Epoch 10/10</text:p>
      <text:p text:style-name="Standard">47001/47001 [==============================] - 57s 1ms/step - loss: 136.7455 - accuracy: 6.3828e-05</text:p>
      <text:p text:style-name="Standard">At step <text:s/>47000</text:p>
      <text:p text:style-name="Standard">reward: <text:s/>-1.973950257391693</text:p>
      <text:p text:style-name="Standard">total rewards <text:s/>218.27705298042034</text:p>
      <text:p text:style-name="Standard">At step <text:s/>47100</text:p>
      <text:p text:style-name="Standard">reward: <text:s/>0.5789186171220061</text:p>
      <text:p text:style-name="Standard">total rewards <text:s/>208.50918163095673</text:p>
      <text:p text:style-name="Standard">At step <text:s/>47200</text:p>
      <text:p text:style-name="Standard">reward: <text:s/>-0.44367410419050973</text:p>
      <text:p text:style-name="Standard">total rewards <text:s/>239.76881799123385</text:p>
      <text:p text:style-name="Standard">At step <text:s/>47300</text:p>
      <text:p text:style-name="Standard">reward: <text:s/>2.587055751409409</text:p>
      <text:p text:style-name="Standard">total rewards <text:s/>255.93431262190526</text:p>
      <text:p text:style-name="Standard">At step <text:s/>47400</text:p>
      <text:p text:style-name="Standard"><text:soft-page-break/>reward: <text:s/>-2.866114566718395</text:p>
      <text:p text:style-name="Standard">total rewards <text:s/>252.62479926696355</text:p>
      <text:p text:style-name="Standard">[-0.14387474 -0.01896555 <text:s/>0.19770175 -0.1102186 <text:s text:c="2"/>0.17970233 -0.69943674</text:p>
      <text:p text:style-name="Standard"><text:s text:c="2"/>1. <text:s text:c="9"/>1. <text:s text:c="7"/>]</text:p>
      <text:p text:style-name="Standard">At step <text:s/>47500</text:p>
      <text:p text:style-name="Standard">reward: <text:s/>-9.350257183553534</text:p>
      <text:p text:style-name="Standard">total rewards <text:s/>-149.49186587356195</text:p>
      <text:p text:style-name="Standard">At step <text:s/>47600</text:p>
      <text:p text:style-name="Standard">reward: <text:s/>0.37543935519856125</text:p>
      <text:p text:style-name="Standard">total rewards <text:s/>-129.2696544997017</text:p>
      <text:p text:style-name="Standard">[ 0.65728168 -0.00356643 -0.61449385 -0.30600315 <text:s/>0.32288489 -0.97691194</text:p>
      <text:p text:style-name="Standard"><text:s text:c="2"/>1. <text:s text:c="9"/>1. <text:s text:c="7"/>]</text:p>
      <text:p text:style-name="Standard">At step <text:s/>47700</text:p>
      <text:p text:style-name="Standard">reward: <text:s/>-3.1249165474334974</text:p>
      <text:p text:style-name="Standard">total rewards <text:s/>-141.99328939379828</text:p>
      <text:p text:style-name="Standard">[ 4.72735214e-01 -1.07795184e-01 <text:s/>8.70494604e-01 -2.59183645e-01</text:p>
      <text:p text:style-name="Standard"><text:s/>-4.19796497e-01 <text:s/>1.05693052e-07 <text:s/>1.00000000e+00 <text:s/>1.00000000e+00]</text:p>
      <text:p text:style-name="Standard">At step <text:s/>47800</text:p>
      <text:p text:style-name="Standard">reward: <text:s/>-4.12827809785671</text:p>
      <text:p text:style-name="Standard">total rewards <text:s/>-40.151201889759704</text:p>
      <text:p text:style-name="Standard">At step <text:s/>47900</text:p>
      <text:p text:style-name="Standard">reward: <text:s/>-2.213789581298191</text:p>
      <text:p text:style-name="Standard">total rewards <text:s/>-61.075521126276385</text:p>
      <text:p text:style-name="Standard">training model model</text:p>
      <text:p text:style-name="Standard">Epoch 1/10</text:p>
      <text:p text:style-name="Standard">48001/48001 [==============================] - 59s 1ms/step - loss: 136.2020 - accuracy: 0.0000e+00</text:p>
      <text:p text:style-name="Standard">Epoch 2/10</text:p>
      <text:p text:style-name="Standard">48001/48001 [==============================] - 59s 1ms/step - loss: 136.0034 - accuracy: 6.2499e-05</text:p>
      <text:p text:style-name="Standard">Epoch 3/10</text:p>
      <text:p text:style-name="Standard">48001/48001 [==============================] - 57s 1ms/step - loss: 135.8156 - accuracy: 2.0833e-05</text:p>
      <text:p text:style-name="Standard">Epoch 4/10</text:p>
      <text:p text:style-name="Standard">48001/48001 [==============================] - 56s 1ms/step - loss: 135.4407 - accuracy: 4.1666e-05</text:p>
      <text:p text:style-name="Standard">Epoch 5/10</text:p>
      <text:p text:style-name="Standard">48001/48001 [==============================] - 56s 1ms/step - loss: 134.6778 - accuracy: 0.0000e+00</text:p>
      <text:p text:style-name="Standard">Epoch 6/10</text:p>
      <text:p text:style-name="Standard">48001/48001 [==============================] - 56s 1ms/step - loss: 135.3569 - accuracy: 2.0833e-05</text:p>
      <text:p text:style-name="Standard">Epoch 7/10</text:p>
      <text:p text:style-name="Standard">48001/48001 [==============================] - 59s 1ms/step - loss: 135.6745 - accuracy: 0.0000e+00</text:p>
      <text:p text:style-name="Standard">Epoch 8/10</text:p>
      <text:p text:style-name="Standard">48001/48001 [==============================] - 58s 1ms/step - loss: 135.9422 - accuracy: 2.0833e-05</text:p>
      <text:p text:style-name="Standard">Epoch 9/10</text:p>
      <text:p text:style-name="Standard"><text:soft-page-break/>48001/48001 [==============================] - 57s 1ms/step - loss: 135.9541 - accuracy: 4.1666e-05</text:p>
      <text:p text:style-name="Standard">Epoch 10/10</text:p>
      <text:p text:style-name="Standard">48001/48001 [==============================] - 56s 1ms/step - loss: 135.6870 - accuracy: 2.0833e-05</text:p>
      <text:p text:style-name="Standard">At step <text:s/>48000</text:p>
      <text:p text:style-name="Standard">reward: <text:s/>-3.1227866122240524</text:p>
      <text:p text:style-name="Standard">total rewards <text:s/>-93.48642167264829</text:p>
      <text:p text:style-name="Standard">At step <text:s/>48100</text:p>
      <text:p text:style-name="Standard">reward: <text:s/>1.6491429935005102</text:p>
      <text:p text:style-name="Standard">total rewards <text:s/>-115.18586436163348</text:p>
      <text:p text:style-name="Standard">At step <text:s/>48200</text:p>
      <text:p text:style-name="Standard">reward: <text:s/>-4.333222182297027</text:p>
      <text:p text:style-name="Standard">total rewards <text:s/>-99.7009710319497</text:p>
      <text:p text:style-name="Standard">At step <text:s/>48300</text:p>
      <text:p text:style-name="Standard">reward: <text:s/>-5.668265733833</text:p>
      <text:p text:style-name="Standard">total rewards <text:s/>-108.1374465427669</text:p>
      <text:p text:style-name="Standard">Landed it!</text:p>
      <text:p text:style-name="Standard">[-0.06823854 -0.00370054 <text:s/>0.01523724 <text:s/>0.01058803 -0.03497725 <text:s/>0.0381923</text:p>
      <text:p text:style-name="Standard"><text:s text:c="2"/>1. <text:s text:c="9"/>1. <text:s text:c="7"/>]</text:p>
      <text:p text:style-name="Standard">Successful Landing!!! <text:s/>48393</text:p>
      <text:p text:style-name="Standard">Total successes are: <text:s/>44</text:p>
      <text:p text:style-name="Standard">At step <text:s/>48400</text:p>
      <text:p text:style-name="Standard">reward: <text:s/>-1.1577622205459093</text:p>
      <text:p text:style-name="Standard">total rewards <text:s/>173.3563592718753</text:p>
      <text:p text:style-name="Standard">At step <text:s/>48500</text:p>
      <text:p text:style-name="Standard">reward: <text:s/>-1.4257536920502498</text:p>
      <text:p text:style-name="Standard">total rewards <text:s/>160.78300591021738</text:p>
      <text:p text:style-name="Standard">At step <text:s/>48600</text:p>
      <text:p text:style-name="Standard">reward: <text:s/>-5.011720031298039</text:p>
      <text:p text:style-name="Standard">total rewards <text:s/>84.93664853448765</text:p>
      <text:p text:style-name="Standard">At step <text:s/>48700</text:p>
      <text:p text:style-name="Standard">reward: <text:s/>3.928842089972247</text:p>
      <text:p text:style-name="Standard">total rewards <text:s/>192.3920823634392</text:p>
      <text:p text:style-name="Standard">Landed it!</text:p>
      <text:p text:style-name="Standard">[ 4.08934593e-02 -1.51365598e-04 -4.03803512e-02 -7.40584038e-04</text:p>
      <text:p text:style-name="Standard"><text:s/>-5.51466877e-03 <text:s/>3.46576795e-04 <text:s/>1.00000000e+00 <text:s/>1.00000000e+00]</text:p>
      <text:p text:style-name="Standard">Successful Landing!!! <text:s/>48780</text:p>
      <text:p text:style-name="Standard">Total successes are: <text:s/>45</text:p>
      <text:p text:style-name="Standard">At step <text:s/>48800</text:p>
      <text:p text:style-name="Standard">reward: <text:s/>-1.4955265019893078</text:p>
      <text:p text:style-name="Standard">total rewards <text:s/>228.42321264315146</text:p>
      <text:p text:style-name="Standard">[ 3.39701653e-02 -2.85109218e-02 <text:s/>3.10203890e-01 -4.18268998e-05</text:p>
      <text:p text:style-name="Standard"><text:s/>-2.02205847e-04 -1.21567316e-07 <text:s/>1.00000000e+00 <text:s/>1.00000000e+00]</text:p>
      <text:p text:style-name="Standard">At step <text:s/>48900</text:p>
      <text:p text:style-name="Standard">reward: <text:s/>0.772042034280357</text:p>
      <text:p text:style-name="Standard">total rewards <text:s/>-162.35560150172114</text:p>
      <text:p text:style-name="Standard">training model model</text:p>
      <text:p text:style-name="Standard">Epoch 1/10</text:p>
      <text:p text:style-name="Standard"><text:soft-page-break/>49001/49001 [==============================] - 59s 1ms/step - loss: 135.1076 - accuracy: 2.0408e-05</text:p>
      <text:p text:style-name="Standard">Epoch 2/10</text:p>
      <text:p text:style-name="Standard">49001/49001 [==============================] - 60s 1ms/step - loss: 134.7300 - accuracy: 2.0408e-05</text:p>
      <text:p text:style-name="Standard">Epoch 3/10</text:p>
      <text:p text:style-name="Standard">49001/49001 [==============================] - 59s 1ms/step - loss: 135.8950 - accuracy: 8.1631e-05</text:p>
      <text:p text:style-name="Standard">Epoch 4/10</text:p>
      <text:p text:style-name="Standard">49001/49001 [==============================] - 60s 1ms/step - loss: 134.4492 - accuracy: 0.0000e+00</text:p>
      <text:p text:style-name="Standard">Epoch 5/10</text:p>
      <text:p text:style-name="Standard">49001/49001 [==============================] - 57s 1ms/step - loss: 135.0451 - accuracy: 4.0815e-05</text:p>
      <text:p text:style-name="Standard">Epoch 6/10</text:p>
      <text:p text:style-name="Standard">49001/49001 [==============================] - 59s 1ms/step - loss: 134.8331 - accuracy: 4.0815e-05</text:p>
      <text:p text:style-name="Standard">Epoch 7/10</text:p>
      <text:p text:style-name="Standard">49001/49001 [==============================] - 60s 1ms/step - loss: 134.3436 - accuracy: 2.0408e-05</text:p>
      <text:p text:style-name="Standard">Epoch 8/10</text:p>
      <text:p text:style-name="Standard">49001/49001 [==============================] - 60s 1ms/step - loss: 135.7476 - accuracy: 0.0000e+00</text:p>
      <text:p text:style-name="Standard">Epoch 9/10</text:p>
      <text:p text:style-name="Standard">49001/49001 [==============================] - 57s 1ms/step - loss: 134.7379 - accuracy: 4.0815e-05</text:p>
      <text:p text:style-name="Standard">Epoch 10/10</text:p>
      <text:p text:style-name="Standard">49001/49001 [==============================] - 58s 1ms/step - loss: 134.2609 - accuracy: 2.0408e-05</text:p>
      <text:p text:style-name="Standard">At step <text:s/>49000</text:p>
      <text:p text:style-name="Standard">reward: <text:s/>0.4118418265066785</text:p>
      <text:p text:style-name="Standard">total rewards <text:s/>-85.29623237732744</text:p>
      <text:p text:style-name="Standard">At step <text:s/>49100</text:p>
      <text:p text:style-name="Standard">reward: <text:s/>6.746582142171596</text:p>
      <text:p text:style-name="Standard">total rewards <text:s/>3.2575867412408117</text:p>
      <text:p text:style-name="Standard">At step <text:s/>49200</text:p>
      <text:p text:style-name="Standard">reward: <text:s/>3.6144060720785554</text:p>
      <text:p text:style-name="Standard">total rewards <text:s/>6.455000767226603</text:p>
      <text:p text:style-name="Standard">At step <text:s/>49300</text:p>
      <text:p text:style-name="Standard">reward: <text:s/>0.12707709861613298</text:p>
      <text:p text:style-name="Standard">total rewards <text:s/>-23.324130998178983</text:p>
      <text:p text:style-name="Standard">At step <text:s/>49400</text:p>
      <text:p text:style-name="Standard">reward: <text:s/>10.32196151625808</text:p>
      <text:p text:style-name="Standard">total rewards <text:s/>-80.69420996929053</text:p>
      <text:p text:style-name="Standard">At step <text:s/>49500</text:p>
      <text:p text:style-name="Standard">reward: <text:s/>0.3696795882812367</text:p>
      <text:p text:style-name="Standard">total rewards <text:s/>-27.62100983661816</text:p>
      <text:p text:style-name="Standard">At step <text:s/>49600</text:p>
      <text:p text:style-name="Standard">reward: <text:s/>-0.05894668012237503</text:p>
      <text:p text:style-name="Standard"><text:soft-page-break/>total rewards <text:s/>-28.799294777026557</text:p>
      <text:p text:style-name="Standard">Landed it!</text:p>
      <text:p text:style-name="Standard">[ 0.29934721 -0.00477225 <text:s/>0. <text:s text:c="9"/>0. <text:s text:c="8"/>-0.04162879 <text:s/>0.</text:p>
      <text:p text:style-name="Standard"><text:s text:c="2"/>1. <text:s text:c="9"/>0. <text:s text:c="7"/>]</text:p>
      <text:p text:style-name="Standard">Successful Landing!!! <text:s/>49631</text:p>
      <text:p text:style-name="Standard">Total successes are: <text:s/>46</text:p>
      <text:p text:style-name="Standard">At step <text:s/>49700</text:p>
      <text:p text:style-name="Standard">reward: <text:s/>7.295186381141364</text:p>
      <text:p text:style-name="Standard">total rewards <text:s/>178.37733755396798</text:p>
      <text:p text:style-name="Standard">[-0.54582038 <text:s/>0.11338602 -0.55451397 -0.27604734 -0.43124962 -2.33152898</text:p>
      <text:p text:style-name="Standard"><text:s text:c="2"/>1. <text:s text:c="9"/>0. <text:s text:c="7"/>]</text:p>
      <text:p text:style-name="Standard">At step <text:s/>49800</text:p>
      <text:p text:style-name="Standard">reward: <text:s/>-3.477186337004761</text:p>
      <text:p text:style-name="Standard">total rewards <text:s/>-153.2579912064623</text:p>
      <text:p text:style-name="Standard">At step <text:s/>49900</text:p>
      <text:p text:style-name="Standard">reward: <text:s/>-6.444046301892081</text:p>
      <text:p text:style-name="Standard">total rewards <text:s/>-150.5164579347093</text:p>
      <text:p text:style-name="Standard">training model model</text:p>
      <text:p text:style-name="Standard">Epoch 1/10</text:p>
      <text:p text:style-name="Standard">50001/50001 [==============================] - 59s 1ms/step - loss: 134.6519 - accuracy: 2.0000e-05</text:p>
      <text:p text:style-name="Standard">Epoch 2/10</text:p>
      <text:p text:style-name="Standard">50001/50001 [==============================] - 58s 1ms/step - loss: 133.9125 - accuracy: 2.0000e-05</text:p>
      <text:p text:style-name="Standard">Epoch 3/10</text:p>
      <text:p text:style-name="Standard">50001/50001 [==============================] - 59s 1ms/step - loss: 133.2121 - accuracy: 5.9999e-05</text:p>
      <text:p text:style-name="Standard">Epoch 4/10</text:p>
      <text:p text:style-name="Standard">50001/50001 [==============================] - 58s 1ms/step - loss: 134.9868 - accuracy: 3.9999e-05</text:p>
      <text:p text:style-name="Standard">Epoch 5/10</text:p>
      <text:p text:style-name="Standard">50001/50001 [==============================] - 52s 1ms/step - loss: 133.8935 - accuracy: 2.0000e-05</text:p>
      <text:p text:style-name="Standard">Epoch 6/10</text:p>
      <text:p text:style-name="Standard">50001/50001 [==============================] - 57s 1ms/step - loss: 134.0836 - accuracy: 5.9999e-05</text:p>
      <text:p text:style-name="Standard">Epoch 7/10</text:p>
      <text:p text:style-name="Standard">50001/50001 [==============================] - 55s 1ms/step - loss: 134.0563 - accuracy: 0.0000e+00</text:p>
      <text:p text:style-name="Standard">Epoch 8/10</text:p>
      <text:p text:style-name="Standard">50001/50001 [==============================] - 49s 972us/step - loss: 134.1362 - accuracy: 2.0000e-05</text:p>
      <text:p text:style-name="Standard">Epoch 9/10</text:p>
      <text:p text:style-name="Standard">50001/50001 [==============================] - 51s 1ms/step - loss: 133.7410 - accuracy: 0.0000e+00</text:p>
      <text:p text:style-name="Standard">Epoch 10/10</text:p>
      <text:p text:style-name="Standard">50001/50001 [==============================] - 52s 1ms/step - loss: 133.8880 - accuracy: 0.0000e+00</text:p>
      <text:p text:style-name="Standard">At step <text:s/>50000</text:p>
      <text:p text:style-name="Standard"><text:soft-page-break/>reward: <text:s/>-3.9854708528737985</text:p>
      <text:p text:style-name="Standard">total rewards <text:s/>-147.0776759120238</text:p>
      <text:p text:style-name="Standard">At step <text:s/>0</text:p>
      <text:p text:style-name="Standard">reward: <text:s/>-13.155743463301178</text:p>
      <text:p text:style-name="Standard">total rewards <text:s/>0</text:p>
      <text:p text:style-name="Standard">At step <text:s/>100</text:p>
      <text:p text:style-name="Standard">reward: <text:s/>-6.36149928495421</text:p>
      <text:p text:style-name="Standard">total rewards <text:s/>56.032848366229636</text:p>
      <text:p text:style-name="Standard">[-0.08076773 -0.02494571 -0.08950665 -0.18308336 <text:s/>0.06457841 -1.05445854</text:p>
      <text:p text:style-name="Standard"><text:s text:c="2"/>1. <text:s text:c="9"/>1. <text:s text:c="7"/>]</text:p>
      <text:p text:style-name="Standard">At step <text:s/>200</text:p>
      <text:p text:style-name="Standard">reward: <text:s/>-150</text:p>
      <text:p text:style-name="Standard">total rewards <text:s/>-72.6393972929106</text:p>
      <text:p text:style-name="Standard">[ 0.75207882 <text:s/>0.133841 <text:s text:c="3"/>0.27630174 <text:s/>0.10437644 <text:s/>0.19703911 -0.42358291</text:p>
      <text:p text:style-name="Standard"><text:s text:c="2"/>0. <text:s text:c="9"/>1. <text:s text:c="7"/>]</text:p>
      <text:p text:style-name="Standard">At step <text:s/>300</text:p>
      <text:p text:style-name="Standard">reward: <text:s/>-4.28137886360224</text:p>
      <text:p text:style-name="Standard">total rewards <text:s/>-130.86333529392408</text:p>
      <text:p text:style-name="Standard">At step <text:s/>400</text:p>
      <text:p text:style-name="Standard">reward: <text:s/>-2.140016705914209</text:p>
      <text:p text:style-name="Standard">total rewards <text:s/>-17.993664069416084</text:p>
      <text:p text:style-name="Standard">At step <text:s/>500</text:p>
      <text:p text:style-name="Standard">reward: <text:s/>5.845906892624706</text:p>
      <text:p text:style-name="Standard">total rewards <text:s/>-29.333095996287177</text:p>
      <text:p text:style-name="Standard">At step <text:s/>600</text:p>
      <text:p text:style-name="Standard">reward: <text:s/>-0.34990701566535326</text:p>
      <text:p text:style-name="Standard">total rewards <text:s/>-58.91109634370725</text:p>
      <text:p text:style-name="Standard">At step <text:s/>700</text:p>
      <text:p text:style-name="Standard">reward: <text:s/>0.1687713120676051</text:p>
      <text:p text:style-name="Standard">total rewards <text:s/>53.1044266084663</text:p>
      <text:p text:style-name="Standard">Landed it!</text:p>
      <text:p text:style-name="Standard">[0.41610498 0.00652164 0. <text:s text:c="8"/>0. <text:s text:c="8"/>0.11572304 0.</text:p>
      <text:p text:style-name="Standard"><text:s/>1. <text:s text:c="8"/>1. <text:s text:c="7"/>]</text:p>
      <text:p text:style-name="Standard">Successful Landing!!! <text:s/>726</text:p>
      <text:p text:style-name="Standard">Total successes are: <text:s/>46</text:p>
      <text:p text:style-name="Standard">At step <text:s/>800</text:p>
      <text:p text:style-name="Standard">reward: <text:s/>-4.320839577401054</text:p>
      <text:p text:style-name="Standard">total rewards <text:s/>297.75868769802605</text:p>
      <text:p text:style-name="Standard">[-0.01691122 -0.02315716 <text:s/>0.11873876 -0.33767592 <text:s/>0.09836739 -1.95440435</text:p>
      <text:p text:style-name="Standard"><text:s text:c="2"/>1. <text:s text:c="9"/>1. <text:s text:c="7"/>]</text:p>
      <text:p text:style-name="Standard">At step <text:s/>900</text:p>
      <text:p text:style-name="Standard">reward: <text:s/>17.65590784714488</text:p>
      <text:p text:style-name="Standard">total rewards <text:s/>-85.18024084980087</text:p>
      <text:p text:style-name="Standard">[-0.23829136 -0.04146137 <text:s/>0.0675437 <text:s/>-0.27655501 <text:s/>0.37644815 -1.49233278</text:p>
      <text:p text:style-name="Standard"><text:s text:c="2"/>1. <text:s text:c="9"/>1. <text:s text:c="7"/>]</text:p>
      <text:p text:style-name="Standard">[-1.00369802 <text:s/>0.63551636 -1.41482258 -0.29647623 -0.20092562 -0.52066441</text:p>
      <text:p text:style-name="Standard"><text:s text:c="2"/>0. <text:s text:c="9"/>0. <text:s text:c="7"/>]</text:p>
      <text:p text:style-name="Standard">At step <text:s/>1000</text:p>
      <text:p text:style-name="Standard">reward: <text:s/>5.771213774004996</text:p>
      <text:p text:style-name="Standard"><text:soft-page-break/>total rewards <text:s/>-70.676745191398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46:52.670928540</meta:creation-date>
    <dc:date>2020-03-17T17:41:33.902350509</dc:date>
    <meta:editing-duration>PT18M4S</meta:editing-duration>
    <meta:editing-cycles>2</meta:editing-cycles>
    <meta:generator>LibreOffice/6.0.7.3$Linux_AARCH64 LibreOffice_project/00m0$Build-3</meta:generator>
    <meta:document-statistic meta:table-count="0" meta:image-count="0" meta:object-count="0" meta:page-count="77" meta:paragraph-count="3202" meta:word-count="13526" meta:character-count="124086" meta:non-whitespace-character-count="107446"/>
  </office:meta>
</office:document-meta>
</file>